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0.9563in" style:rel-column-width="9362*"/>
    </style:style>
    <style:style style:name="Table1.A1" style:family="table-cell">
      <style:table-cell-properties style:vertical-align="middle" fo:padding="0.0382in" fo:border-left="0.05pt solid #000000" fo:border-right="none" fo:border-top="0.05pt solid #000000" fo:border-bottom="0.05pt solid #000000"/>
    </style:style>
    <style:style style:name="Table1.G1" style:family="table-cell">
      <style:table-cell-properties style:vertical-align="middle" fo:padding="0.0382in" fo:border="0.05pt solid #000000"/>
    </style:style>
    <style:style style:name="Table1.A2" style:family="table-cell">
      <style:table-cell-properties style:vertical-align="middle" fo:padding="0.0382in" fo:border-left="0.05pt solid #000000" fo:border-right="none" fo:border-top="none" fo:border-bottom="0.05pt solid #000000"/>
    </style:style>
    <style:style style:name="Table1.G2" style:family="table-cell">
      <style:table-cell-properties style:vertical-align="middle"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0.9563in" style:rel-column-width="9362*"/>
    </style:style>
    <style:style style:name="Table2.A1" style:family="table-cell">
      <style:table-cell-properties style:vertical-align="middle" fo:padding="0.0382in" fo:border-left="0.05pt solid #000000" fo:border-right="none" fo:border-top="0.05pt solid #000000" fo:border-bottom="0.05pt solid #000000"/>
    </style:style>
    <style:style style:name="Table2.G1" style:family="table-cell">
      <style:table-cell-properties style:vertical-align="middle" fo:padding="0.0382in" fo:border="0.05pt solid #000000"/>
    </style:style>
    <style:style style:name="Table2.A2" style:family="table-cell">
      <style:table-cell-properties style:vertical-align="middle" fo:padding="0.0382in" fo:border-left="0.05pt solid #000000" fo:border-right="none" fo:border-top="none" fo:border-bottom="0.05pt solid #000000"/>
    </style:style>
    <style:style style:name="Table2.G2" style:family="table-cell">
      <style:table-cell-properties style:vertical-align="middle" fo:padding="0.0382in" fo:border-left="0.05pt solid #000000" fo:border-right="0.05pt solid #000000" fo:border-top="none" fo:border-bottom="0.05pt solid #000000"/>
    </style:style>
    <style:style style:name="P1" style:family="paragraph" style:parent-style-name="Standard">
      <style:paragraph-properties style:line-height-at-least="0.198in"/>
      <style:text-properties fo:color="#eeffff" style:font-name="Droid Sans Mono" fo:font-size="10.5pt" fo:font-weight="normal" fo:background-color="#212121"/>
    </style:style>
    <style:style style:name="P2" style:family="paragraph" style:parent-style-name="Standard">
      <style:text-properties fo:color="#545454" style:font-name="Droid Sans Mono" fo:font-size="10.5pt" fo:font-style="italic" fo:font-weight="normal" fo:background-color="#212121"/>
    </style:style>
    <style:style style:name="P3" style:family="paragraph" style:parent-style-name="Standard">
      <style:paragraph-properties style:line-height-at-least="0.198in"/>
      <style:text-properties fo:color="#545454" style:font-name="Droid Sans Mono" fo:font-size="10.5pt" fo:font-style="italic" fo:font-weight="normal" fo:background-color="#212121"/>
    </style:style>
    <style:style style:name="P4" style:family="paragraph" style:parent-style-name="Standard">
      <style:text-properties fo:color="#545454" style:font-name="Droid Sans Mono" fo:font-size="10.5pt" fo:font-style="italic" fo:font-weight="normal" officeooo:paragraph-rsid="0022dd97" fo:background-color="#212121"/>
    </style:style>
    <style:style style:name="P5" style:family="paragraph" style:parent-style-name="Standard">
      <style:text-properties fo:color="#545454" style:font-name="Droid Sans Mono" fo:font-size="10.5pt" fo:font-style="italic" fo:font-weight="normal" officeooo:paragraph-rsid="0018e5ff" fo:background-color="#212121"/>
    </style:style>
    <style:style style:name="P6" style:family="paragraph" style:parent-style-name="Standard">
      <style:text-properties fo:color="#545454" style:font-name="Droid Sans Mono" fo:font-size="10.5pt" fo:font-style="italic" fo:font-weight="normal" officeooo:paragraph-rsid="0019ed64" fo:background-color="#212121"/>
    </style:style>
    <style:style style:name="P7" style:family="paragraph" style:parent-style-name="Standard">
      <style:paragraph-properties style:line-height-at-least="0.198in"/>
      <style:text-properties fo:color="#89ddff" style:font-name="Droid Sans Mono" fo:font-size="10.5pt" fo:font-weight="normal" fo:background-color="#212121"/>
    </style:style>
    <style:style style:name="P8" style:family="paragraph" style:parent-style-name="Standard">
      <style:paragraph-properties style:line-height-at-least="0.198in"/>
    </style:style>
    <style:style style:name="P9" style:family="paragraph" style:parent-style-name="Standard">
      <style:paragraph-properties fo:margin-top="0in" fo:margin-bottom="0.1965in" loext:contextual-spacing="false" style:line-height-at-least="0.198in"/>
    </style:style>
    <style:style style:name="P10" style:family="paragraph" style:parent-style-name="Text_20_body">
      <style:text-properties fo:font-weight="bold" officeooo:rsid="00135a46" officeooo:paragraph-rsid="00135a46" style:font-weight-asian="bold" style:font-weight-complex="bold"/>
    </style:style>
    <style:style style:name="P11" style:family="paragraph" style:parent-style-name="Text_20_body">
      <style:text-properties officeooo:paragraph-rsid="0016b549"/>
    </style:style>
    <style:style style:name="P12" style:family="paragraph" style:parent-style-name="Text_20_body">
      <style:text-properties officeooo:paragraph-rsid="0018e5ff"/>
    </style:style>
    <style:style style:name="P13" style:family="paragraph" style:parent-style-name="Text_20_body">
      <style:text-properties officeooo:paragraph-rsid="0019ed64"/>
    </style:style>
    <style:style style:name="P14" style:family="paragraph" style:parent-style-name="Text_20_body">
      <style:paragraph-properties fo:text-align="justify" style:justify-single-word="false"/>
    </style:style>
    <style:style style:name="P15" style:family="paragraph" style:parent-style-name="Text_20_body">
      <style:paragraph-properties fo:text-align="justify" style:justify-single-word="false"/>
      <style:text-properties officeooo:paragraph-rsid="0016b549"/>
    </style:style>
    <style:style style:name="P16" style:family="paragraph" style:parent-style-name="Text_20_body">
      <style:paragraph-properties fo:text-align="justify" style:justify-single-word="false"/>
      <style:text-properties officeooo:paragraph-rsid="0019ed64"/>
    </style:style>
    <style:style style:name="P17" style:family="paragraph" style:parent-style-name="Text_20_body">
      <style:text-properties officeooo:paragraph-rsid="0022dd97"/>
    </style:style>
    <style:style style:name="P18" style:family="paragraph" style:parent-style-name="Table_20_Contents">
      <style:paragraph-properties fo:text-align="center" style:justify-single-word="false"/>
      <style:text-properties fo:font-weight="bold" officeooo:rsid="001be0f2" officeooo:paragraph-rsid="001be0f2" style:font-weight-asian="bold" style:font-weight-complex="bold"/>
    </style:style>
    <style:style style:name="P19" style:family="paragraph" style:parent-style-name="Table_20_Contents">
      <style:paragraph-properties fo:text-align="center" style:justify-single-word="false"/>
      <style:text-properties fo:font-weight="bold" officeooo:rsid="001be0f2" officeooo:paragraph-rsid="0022dd97" style:font-weight-asian="bold" style:font-weight-complex="bold"/>
    </style:style>
    <style:style style:name="P20" style:family="paragraph" style:parent-style-name="Table_20_Contents">
      <style:paragraph-properties fo:text-align="center" style:justify-single-word="false"/>
      <style:text-properties officeooo:rsid="001dda45" officeooo:paragraph-rsid="001dda45"/>
    </style:style>
    <style:style style:name="P21" style:family="paragraph" style:parent-style-name="Table_20_Contents">
      <style:paragraph-properties fo:text-align="center" style:justify-single-word="false"/>
      <style:text-properties officeooo:rsid="001dda45" officeooo:paragraph-rsid="0022dd97"/>
    </style:style>
    <style:style style:name="P22" style:family="paragraph" style:parent-style-name="Table_20_Contents">
      <style:paragraph-properties fo:text-align="center" style:justify-single-word="false"/>
    </style:style>
    <style:style style:name="P23" style:family="paragraph" style:parent-style-name="Table_20_Contents">
      <style:paragraph-properties fo:text-align="center" style:justify-single-word="false"/>
      <style:text-properties officeooo:paragraph-rsid="0022dd97"/>
    </style:style>
    <style:style style:name="P24" style:family="paragraph" style:parent-style-name="Table_20_Contents">
      <style:paragraph-properties fo:text-align="center" style:justify-single-word="false"/>
      <style:text-properties officeooo:rsid="001e8113" officeooo:paragraph-rsid="001e8113"/>
    </style:style>
    <style:style style:name="P25" style:family="paragraph" style:parent-style-name="Table_20_Contents">
      <style:paragraph-properties fo:text-align="center" style:justify-single-word="false"/>
      <style:text-properties officeooo:rsid="001e8113" officeooo:paragraph-rsid="0022dd97"/>
    </style:style>
    <style:style style:name="P26" style:family="paragraph" style:parent-style-name="Table_20_Contents">
      <style:paragraph-properties fo:text-align="center" style:justify-single-word="false"/>
      <style:text-properties officeooo:rsid="001fa724"/>
    </style:style>
    <style:style style:name="P27" style:family="paragraph" style:parent-style-name="Table_20_Contents">
      <style:paragraph-properties fo:text-align="center" style:justify-single-word="false"/>
      <style:text-properties officeooo:rsid="001fa724" officeooo:paragraph-rsid="001fa724"/>
    </style:style>
    <style:style style:name="P28" style:family="paragraph" style:parent-style-name="Table_20_Contents">
      <style:paragraph-properties fo:text-align="center" style:justify-single-word="false"/>
      <style:text-properties officeooo:rsid="001fa724" officeooo:paragraph-rsid="0022dd97"/>
    </style:style>
    <style:style style:name="P29" style:family="paragraph" style:parent-style-name="Table_20_Contents">
      <style:paragraph-properties fo:text-align="center" style:justify-single-word="false"/>
      <style:text-properties officeooo:rsid="0022dd97" officeooo:paragraph-rsid="0022dd97"/>
    </style:style>
    <style:style style:name="P30" style:family="paragraph" style:parent-style-name="Title">
      <style:text-properties officeooo:rsid="0011822b" officeooo:paragraph-rsid="0011822b"/>
    </style:style>
    <style:style style:name="P31" style:family="paragraph" style:parent-style-name="Heading_20_2">
      <style:text-properties officeooo:paragraph-rsid="0016b549"/>
    </style:style>
    <style:style style:name="P32" style:family="paragraph" style:parent-style-name="Heading_20_2">
      <style:text-properties officeooo:paragraph-rsid="0018e5ff"/>
    </style:style>
    <style:style style:name="P33" style:family="paragraph" style:parent-style-name="Heading_20_2">
      <style:text-properties officeooo:paragraph-rsid="0019ed64"/>
    </style:style>
    <style:style style:name="P34" style:family="paragraph" style:parent-style-name="Heading_20_2">
      <style:text-properties officeooo:paragraph-rsid="0022dd97"/>
    </style:style>
    <style:style style:name="P35" style:family="paragraph" style:parent-style-name="Heading_20_3">
      <style:text-properties officeooo:paragraph-rsid="0018e5ff"/>
    </style:style>
    <style:style style:name="P36" style:family="paragraph" style:parent-style-name="Heading_20_3">
      <style:text-properties officeooo:paragraph-rsid="0019ed64"/>
    </style:style>
    <style:style style:name="P37" style:family="paragraph" style:parent-style-name="Heading_20_1">
      <style:text-properties officeooo:paragraph-rsid="0016b549"/>
    </style:style>
    <style:style style:name="T1" style:family="text">
      <style:text-properties officeooo:rsid="0011822b"/>
    </style:style>
    <style:style style:name="T2" style:family="text">
      <style:text-properties officeooo:rsid="0016b549"/>
    </style:style>
    <style:style style:name="T3" style:family="text">
      <style:text-properties officeooo:rsid="0018e5ff"/>
    </style:style>
    <style:style style:name="T4" style:family="text">
      <style:text-properties officeooo:rsid="0019ed64"/>
    </style:style>
    <style:style style:name="T5" style:family="text">
      <style:text-properties officeooo:rsid="001be0f2"/>
    </style:style>
    <style:style style:name="T6" style:family="text">
      <style:text-properties fo:color="#89ddff"/>
    </style:style>
    <style:style style:name="T7" style:family="text">
      <style:text-properties fo:color="#89ddff" fo:font-style="italic"/>
    </style:style>
    <style:style style:name="T8" style:family="text">
      <style:text-properties fo:color="#c3e88d"/>
    </style:style>
    <style:style style:name="T9" style:family="text">
      <style:text-properties fo:color="#f78c6c"/>
    </style:style>
    <style:style style:name="T10" style:family="text">
      <style:text-properties fo:color="#c792ea"/>
    </style:style>
    <style:style style:name="T11" style:family="text">
      <style:text-properties fo:color="#ffcb6b"/>
    </style:style>
    <style:style style:name="T12" style:family="text">
      <style:text-properties fo:color="#f07178"/>
    </style:style>
    <style:style style:name="T13" style:family="text">
      <style:text-properties fo:color="#82aaff"/>
    </style:style>
    <style:style style:name="T14" style:family="text">
      <style:text-properties officeooo:rsid="0020bb04"/>
    </style:style>
    <style:style style:name="T15" style:family="text">
      <style:text-properties officeooo:rsid="0022dd97"/>
    </style:style>
    <style:style style:name="T16" style:family="text">
      <style:text-properties officeooo:rsid="00243744"/>
    </style:style>
    <style:style style:name="T17" style:family="text">
      <style:text-properties officeooo:rsid="00255331"/>
    </style:style>
    <style:style style:name="T18" style:family="text">
      <style:text-properties officeooo:rsid="00271dc9"/>
    </style:style>
    <style:style style:name="T19" style:family="text">
      <style:text-properties officeooo:rsid="002a66b5"/>
    </style:style>
    <style:style style:name="T20" style:family="text">
      <style:text-properties officeooo:rsid="002c5aa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Assignment 03</text:p>
      <text:p text:style-name="Subtitle"><text:span text:style-name="T1">Report</text:span> </text:p>
      <text:p text:style-name="Text_20_body"/>
      <text:p text:style-name="P10">Name:<text:tab/><text:tab/><text:tab/><text:tab/><text:tab/><text:tab/><text:tab/><text:tab/>Student ID:</text:p>
      <text:p text:style-name="P10">Lab Class: <text:tab/><text:tab/><text:tab/><text:tab/><text:tab/><text:tab/><text:tab/>Tutor:</text:p>
      <text:p text:style-name="P10">Due Date:</text:p>
      <text:p text:style-name="P10">Date Submitted:</text:p>
      <text:p text:style-name="P10">Assignment Tile : Assignment 03</text:p>
      <text:h text:style-name="Heading_20_1" text:outline-level="1">Problem – 01</text:h>
      <text:h text:style-name="Heading_20_2" text:outline-level="2">1. Program Description</text:h>
      <text:p text:style-name="P14"><text:tab/><text:span text:style-name="T5">In this program I am creating a students details management system which can be used to insert all the student details into nested struct and handling it as the user requires. <text:s text:c="2"/></text:span></text:p>
      <text:h text:style-name="Heading_20_2" text:outline-level="2">2. Inputs and Outputs</text:h>
      <table:table table:name="Table1" table:style-name="Table1">
        <table:table-column table:style-name="Table1.A" table:number-columns-repeated="7"/>
        <table:table-row>
          <table:table-cell table:style-name="Table1.A1" office:value-type="string">
            <text:p text:style-name="P18">Data to be Stored</text:p>
          </table:table-cell>
          <table:table-cell table:style-name="Table1.A1" office:value-type="string">
            <text:p text:style-name="P18">Sample data</text:p>
          </table:table-cell>
          <table:table-cell table:style-name="Table1.A1" office:value-type="string">
            <text:p text:style-name="P18">Type of Data</text:p>
          </table:table-cell>
          <table:table-cell table:style-name="Table1.A1" office:value-type="string">
            <text:p text:style-name="P18">C++ Type</text:p>
          </table:table-cell>
          <table:table-cell table:style-name="Table1.A1" office:value-type="string">
            <text:p text:style-name="P18">Input method</text:p>
          </table:table-cell>
          <table:table-cell table:style-name="Table1.A1" office:value-type="string">
            <text:p text:style-name="P18">In / Out</text:p>
          </table:table-cell>
          <table:table-cell table:style-name="Table1.G1" office:value-type="string">
            <text:p text:style-name="P18">Variable Names</text:p>
          </table:table-cell>
        </table:table-row>
        <table:table-row>
          <table:table-cell table:style-name="Table1.A2" office:value-type="string">
            <text:p text:style-name="P20">Student Name</text:p>
          </table:table-cell>
          <table:table-cell table:style-name="Table1.A2" office:value-type="string">
            <text:p text:style-name="P20">Zen</text:p>
          </table:table-cell>
          <table:table-cell table:style-name="Table1.A2" office:value-type="string">
            <text:p text:style-name="P20">Text: 2 – 10 characters</text:p>
          </table:table-cell>
          <table:table-cell table:style-name="Table1.A2" office:value-type="string">
            <text:p text:style-name="P20">String</text:p>
          </table:table-cell>
          <table:table-cell table:style-name="Table1.A2" office:value-type="string">
            <text:p text:style-name="P20">Cin</text:p>
          </table:table-cell>
          <table:table-cell table:style-name="Table1.A2" office:value-type="string">
            <text:p text:style-name="P20">Cout</text:p>
          </table:table-cell>
          <table:table-cell table:style-name="Table1.G2" office:value-type="string">
            <text:p text:style-name="P20">name</text:p>
          </table:table-cell>
        </table:table-row>
        <table:table-row>
          <table:table-cell table:style-name="Table1.A2" office:value-type="string">
            <text:p text:style-name="P24">Student ID</text:p>
          </table:table-cell>
          <table:table-cell table:style-name="Table1.A2" office:value-type="string">
            <text:p text:style-name="P22">1101825</text:p>
          </table:table-cell>
          <table:table-cell table:style-name="Table1.A2" office:value-type="string">
            <text:p text:style-name="P24">Real Numbers</text:p>
          </table:table-cell>
          <table:table-cell table:style-name="Table1.A2" office:value-type="string">
            <text:p text:style-name="P24">Int</text:p>
          </table:table-cell>
          <table:table-cell table:style-name="Table1.A2" office:value-type="string">
            <text:p text:style-name="P24">Cin</text:p>
          </table:table-cell>
          <table:table-cell table:style-name="Table1.A2" office:value-type="string">
            <text:p text:style-name="P24">Cout</text:p>
          </table:table-cell>
          <table:table-cell table:style-name="Table1.G2" office:value-type="string">
            <text:p text:style-name="P24">Id</text:p>
          </table:table-cell>
        </table:table-row>
        <table:table-row>
          <table:table-cell table:style-name="Table1.A2" office:value-type="string">
            <text:p text:style-name="P27">Course Name</text:p>
          </table:table-cell>
          <table:table-cell table:style-name="Table1.A2" office:value-type="string">
            <text:p text:style-name="P22">Computer</text:p>
          </table:table-cell>
          <table:table-cell table:style-name="Table1.A2" office:value-type="string">
            <text:p text:style-name="P27">Text: 2 – 15 characters</text:p>
          </table:table-cell>
          <table:table-cell table:style-name="Table1.A2" office:value-type="string">
            <text:p text:style-name="P27">String</text:p>
          </table:table-cell>
          <table:table-cell table:style-name="Table1.A2" office:value-type="string">
            <text:p text:style-name="P27">Cin</text:p>
          </table:table-cell>
          <table:table-cell table:style-name="Table1.A2" office:value-type="string">
            <text:p text:style-name="P27">Cout</text:p>
          </table:table-cell>
          <table:table-cell table:style-name="Table1.G2" office:value-type="string">
            <text:p text:style-name="P27">course_name</text:p>
          </table:table-cell>
        </table:table-row>
        <table:table-row>
          <table:table-cell table:style-name="Table1.A2" office:value-type="string">
            <text:p text:style-name="P27">Number of Units</text:p>
          </table:table-cell>
          <table:table-cell table:style-name="Table1.A2" office:value-type="string">
            <text:p text:style-name="P27">4</text:p>
          </table:table-cell>
          <table:table-cell table:style-name="Table1.A2" office:value-type="string">
            <text:p text:style-name="P27">Real Numbers</text:p>
          </table:table-cell>
          <table:table-cell table:style-name="Table1.A2" office:value-type="string">
            <text:p text:style-name="P27">Int </text:p>
          </table:table-cell>
          <table:table-cell table:style-name="Table1.A2" office:value-type="string">
            <text:p text:style-name="P27">Cin</text:p>
          </table:table-cell>
          <table:table-cell table:style-name="Table1.A2" office:value-type="string">
            <text:p text:style-name="P27">Cout</text:p>
          </table:table-cell>
          <table:table-cell table:style-name="Table1.G2" office:value-type="string">
            <text:p text:style-name="P27">number_of_units</text:p>
          </table:table-cell>
        </table:table-row>
        <table:table-row>
          <table:table-cell table:style-name="Table1.A2" office:value-type="string">
            <text:p text:style-name="P27">Marks</text:p>
          </table:table-cell>
          <table:table-cell table:style-name="Table1.A2" office:value-type="string">
            <text:p text:style-name="P27">3</text:p>
          </table:table-cell>
          <table:table-cell table:style-name="Table1.A2" office:value-type="string">
            <text:p text:style-name="P27">Real Number Array</text:p>
          </table:table-cell>
          <table:table-cell table:style-name="Table1.A2" office:value-type="string">
            <text:p text:style-name="P26">Int</text:p>
          </table:table-cell>
          <table:table-cell table:style-name="Table1.A2" office:value-type="string">
            <text:p text:style-name="P26">Cin</text:p>
          </table:table-cell>
          <table:table-cell table:style-name="Table1.A2" office:value-type="string">
            <text:p text:style-name="P27">Cout</text:p>
          </table:table-cell>
          <table:table-cell table:style-name="Table1.G2" office:value-type="string">
            <text:p text:style-name="P27">Marks[4]</text:p>
          </table:table-cell>
        </table:table-row>
        <table:table-row>
          <table:table-cell table:style-name="Table1.A2" office:value-type="string">
            <text:p text:style-name="P27">Average </text:p>
          </table:table-cell>
          <table:table-cell table:style-name="Table1.A2" office:value-type="string">
            <text:p text:style-name="P27">45.7</text:p>
          </table:table-cell>
          <table:table-cell table:style-name="Table1.A2" office:value-type="string">
            <text:p text:style-name="P27">Real Numbers</text:p>
          </table:table-cell>
          <table:table-cell table:style-name="Table1.A2" office:value-type="string">
            <text:p text:style-name="P27">Float</text:p>
          </table:table-cell>
          <table:table-cell table:style-name="Table1.A2" office:value-type="string">
            <text:p text:style-name="P27">Cin</text:p>
          </table:table-cell>
          <table:table-cell table:style-name="Table1.A2" office:value-type="string">
            <text:p text:style-name="P27">Cout</text:p>
          </table:table-cell>
          <table:table-cell table:style-name="Table1.G2" office:value-type="string">
            <text:p text:style-name="P27">Avg</text:p>
          </table:table-cell>
        </table:table-row>
        <table:table-row>
          <table:table-cell table:style-name="Table1.A2" office:value-type="string">
            <text:p text:style-name="P27">Count</text:p>
          </table:table-cell>
          <table:table-cell table:style-name="Table1.A2" office:value-type="string">
            <text:p text:style-name="P27">3</text:p>
          </table:table-cell>
          <table:table-cell table:style-name="Table1.A2" office:value-type="string">
            <text:p text:style-name="P27">Real Numbers</text:p>
          </table:table-cell>
          <table:table-cell table:style-name="Table1.A2" office:value-type="string">
            <text:p text:style-name="P27">Int </text:p>
          </table:table-cell>
          <table:table-cell table:style-name="Table1.A2" office:value-type="string">
            <text:p text:style-name="P27">Cin</text:p>
          </table:table-cell>
          <table:table-cell table:style-name="Table1.A2" office:value-type="string">
            <text:p text:style-name="P27">Cout</text:p>
          </table:table-cell>
          <table:table-cell table:style-name="Table1.G2" office:value-type="string">
            <text:p text:style-name="P27">Count</text:p>
          </table:table-cell>
        </table:table-row>
      </table:table>
      <text:p text:style-name="Text_20_body"/>
      <text:h text:style-name="Heading_20_2" text:outline-level="2"><text:soft-page-break/></text:h>
      <text:h text:style-name="Heading_20_2" text:outline-level="2">3. Source Code</text:h>
      <text:p text:style-name="P2">//this program is created to manage the student information using a multiple structs</text:p>
      <text:p text:style-name="P3">//Student Name : </text:p>
      <text:p text:style-name="P3">//Student ID : </text:p>
      <text:p text:style-name="P1"><text:span text:style-name="T7">#include</text:span> <text:span text:style-name="T6">&lt;</text:span><text:span text:style-name="T8">iostream</text:span><text:span text:style-name="T6">&gt;</text:span></text:p>
      <text:p text:style-name="P1"><text:span text:style-name="T7">#include</text:span> <text:span text:style-name="T6">&lt;</text:span><text:span text:style-name="T8">fstream</text:span><text:span text:style-name="T6">&gt;</text:span></text:p>
      <text:p text:style-name="P1"><text:span text:style-name="T7">#include</text:span> <text:span text:style-name="T6">&lt;</text:span><text:span text:style-name="T8">string</text:span><text:span text:style-name="T6">&gt;</text:span></text:p>
      <text:p text:style-name="P1"><text:span text:style-name="T7">#include</text:span> <text:span text:style-name="T6">&lt;</text:span><text:span text:style-name="T8">cstdlib</text:span><text:span text:style-name="T6">&gt;</text:span></text:p>
      <text:p text:style-name="P1"><text:span text:style-name="T7">#include</text:span> <text:span text:style-name="T6">&lt;</text:span><text:span text:style-name="T8">ncurses.h</text:span><text:span text:style-name="T6">&gt;</text:span></text:p>
      <text:p text:style-name="P3">//#include &lt;conio.h&gt;</text:p>
      <text:p text:style-name="P1"><text:span text:style-name="T9">using</text:span> <text:span text:style-name="T10">namespace</text:span> <text:span text:style-name="T11">std</text:span><text:span text:style-name="T6">;</text:span></text:p>
      <text:p text:style-name="P8"/>
      <text:p text:style-name="P3">//global varibles</text:p>
      <text:p text:style-name="P1"><text:span text:style-name="T10">int</text:span> count <text:span text:style-name="T6">=</text:span> <text:span text:style-name="T9">0</text:span><text:span text:style-name="T6">;</text:span></text:p>
      <text:p text:style-name="P8"/>
      <text:p text:style-name="P3">//declaring the struct</text:p>
      <text:p text:style-name="P1"><text:span text:style-name="T10">struct</text:span><text:span text:style-name="T12"> </text:span><text:span text:style-name="T11">person_tag</text:span><text:span text:style-name="T6">{</text:span></text:p>
      <text:p text:style-name="P1"><text:span text:style-name="T12">string name</text:span><text:span text:style-name="T6">;</text:span></text:p>
      <text:p text:style-name="P1"><text:span text:style-name="T12">string id</text:span><text:span text:style-name="T6">;</text:span></text:p>
      <text:p text:style-name="P7">};</text:p>
      <text:p text:style-name="P8"/>
      <text:p text:style-name="P1"><text:span text:style-name="T10">struct</text:span><text:span text:style-name="T12"> </text:span><text:span text:style-name="T11">course_tag</text:span><text:span text:style-name="T6">{</text:span></text:p>
      <text:p text:style-name="P1"><text:span text:style-name="T12">string course_name</text:span><text:span text:style-name="T6">;</text:span></text:p>
      <text:p text:style-name="P1"><text:span text:style-name="T10">int</text:span><text:span text:style-name="T12"> no_of_units</text:span><text:span text:style-name="T6">;</text:span></text:p>
      <text:p text:style-name="P1"><text:span text:style-name="T10">int</text:span><text:span text:style-name="T12"> </text:span>marks<text:span text:style-name="T6">[</text:span><text:span text:style-name="T9">4</text:span><text:span text:style-name="T6">];</text:span></text:p>
      <text:p text:style-name="P1"><text:span text:style-name="T10">float</text:span><text:span text:style-name="T12"> avg</text:span><text:span text:style-name="T6">;</text:span></text:p>
      <text:p text:style-name="P7">};</text:p>
      <text:p text:style-name="P8"/>
      <text:p text:style-name="P1"><text:span text:style-name="T10">struct</text:span><text:span text:style-name="T12"> </text:span><text:span text:style-name="T11">student_tag</text:span><text:span text:style-name="T6">{</text:span></text:p>
      <text:p text:style-name="P1"><text:span text:style-name="T10">struct</text:span><text:span text:style-name="T12"> </text:span><text:span text:style-name="T11">person_tag</text:span><text:span text:style-name="T12"> </text:span>student_info<text:span text:style-name="T6">;</text:span></text:p>
      <text:p text:style-name="P1"><text:span text:style-name="T10">struct</text:span><text:span text:style-name="T12"> </text:span><text:span text:style-name="T11">course_tag</text:span><text:span text:style-name="T12"> </text:span>course_info<text:span text:style-name="T6">;</text:span></text:p>
      <text:p text:style-name="P7">};</text:p>
      <text:p text:style-name="P8"/>
      <text:p text:style-name="P3">//initializing the functions</text:p>
      <text:p text:style-name="P1"><text:span text:style-name="T10">void</text:span> <text:span text:style-name="T13">read_file</text:span><text:span text:style-name="T6">(</text:span><text:span text:style-name="T11">student_tag</text:span> <text:span text:style-name="T6">[]);</text:span></text:p>
      <text:p text:style-name="P1"><text:span text:style-name="T10">int</text:span> <text:span text:style-name="T13">menu</text:span><text:span text:style-name="T6">();</text:span></text:p>
      <text:p text:style-name="P1"><text:span text:style-name="T10">void</text:span> <text:span text:style-name="T13">display_students</text:span><text:span text:style-name="T6">(</text:span><text:span text:style-name="T11">student_tag</text:span> <text:span text:style-name="T6">[],</text:span> <text:span text:style-name="T10">int</text:span> num<text:span text:style-name="T6">);</text:span></text:p>
      <text:p text:style-name="P1"><text:span text:style-name="T10">void</text:span> <text:span text:style-name="T13">sort</text:span><text:span text:style-name="T6">(</text:span><text:span text:style-name="T11">student_tag</text:span> <text:span text:style-name="T6">[],</text:span> <text:span text:style-name="T10">int</text:span> num<text:span text:style-name="T6">);</text:span></text:p>
      <text:p text:style-name="P1"><text:span text:style-name="T10">void</text:span> <text:span text:style-name="T13">search</text:span><text:span text:style-name="T6">(</text:span><text:span text:style-name="T11">student_tag</text:span> <text:span text:style-name="T6">[],</text:span> <text:span text:style-name="T10">int</text:span> num<text:span text:style-name="T6">,</text:span> <text:span text:style-name="T11">string</text:span> name<text:span text:style-name="T6">);</text:span></text:p>
      <text:p text:style-name="P1"><text:span text:style-name="T10">void</text:span> <text:span text:style-name="T13">find_maximum</text:span><text:span text:style-name="T6">(</text:span><text:span text:style-name="T11">student_tag</text:span> <text:span text:style-name="T6">[],</text:span> <text:span text:style-name="T10">int</text:span> num<text:span text:style-name="T6">);</text:span></text:p>
      <text:p text:style-name="P1"><text:span text:style-name="T10">void</text:span> <text:span text:style-name="T13">update_file</text:span><text:span text:style-name="T6">(</text:span><text:span text:style-name="T11">student_tag</text:span> <text:span text:style-name="T6">[]);</text:span></text:p>
      <text:p text:style-name="P1"><text:span text:style-name="T10">int</text:span> <text:span text:style-name="T13">quit</text:span><text:span text:style-name="T6">();</text:span></text:p>
      <text:p text:style-name="P8"/>
      <text:p text:style-name="P3">//sorting functions initializing</text:p>
      <text:p text:style-name="P1"><text:span text:style-name="T10">void</text:span> <text:span text:style-name="T13">sortByMarks</text:span> <text:span text:style-name="T6">(</text:span><text:span text:style-name="T11">student_tag</text:span> <text:span text:style-name="T6">[],</text:span> <text:span text:style-name="T10">int</text:span> num<text:span text:style-name="T6">);</text:span></text:p>
      <text:p text:style-name="P1"><text:span text:style-name="T10">void</text:span> <text:span text:style-name="T13">sortByName</text:span> <text:span text:style-name="T6">(</text:span><text:span text:style-name="T11">student_tag</text:span> <text:span text:style-name="T6">[],</text:span> <text:span text:style-name="T10">int</text:span> num<text:span text:style-name="T6">);</text:span></text:p>
      <text:p text:style-name="P9"/>
      <text:p text:style-name="P3"><text:soft-page-break/>//main method</text:p>
      <text:p text:style-name="P1"><text:span text:style-name="T10">int</text:span> <text:span text:style-name="T13">main</text:span><text:span text:style-name="T6">(){</text:span></text:p>
      <text:p text:style-name="P1">student_tag student_array<text:span text:style-name="T6">[</text:span><text:span text:style-name="T9">100</text:span><text:span text:style-name="T6">];</text:span></text:p>
      <text:p text:style-name="P3">//greeting message</text:p>
      <text:p text:style-name="P1">cout <text:span text:style-name="T6">&lt;&lt;</text:span> <text:span text:style-name="T6">"</text:span><text:span text:style-name="T8">Welcome to the Student Management System</text:span><text:span text:style-name="T6">"</text:span> <text:span text:style-name="T6">&lt;&lt;</text:span> endl<text:span text:style-name="T6">;</text:span></text:p>
      <text:p text:style-name="P8"/>
      <text:p text:style-name="P3">//creating an instance from the fstream class</text:p>
      <text:p text:style-name="P1">fstream sample<text:span text:style-name="T6">;</text:span></text:p>
      <text:p text:style-name="P3">//call read_file function</text:p>
      <text:p text:style-name="P1"><text:span text:style-name="T13">read_file</text:span><text:span text:style-name="T6">(</text:span>student_array<text:span text:style-name="T6">);</text:span></text:p>
      <text:p text:style-name="P3">//calling the menu function</text:p>
      <text:p text:style-name="P1"><text:span text:style-name="T10">int</text:span> x <text:span text:style-name="T6">=</text:span> <text:span text:style-name="T13">menu</text:span><text:span text:style-name="T6">();</text:span></text:p>
      <text:p text:style-name="P8"/>
      <text:p text:style-name="P3">//looking for the choice</text:p>
      <text:p text:style-name="P1"><text:span text:style-name="T7">switch</text:span><text:span text:style-name="T12"> </text:span><text:span text:style-name="T6">(</text:span><text:span text:style-name="T12">x</text:span><text:span text:style-name="T6">)</text:span></text:p>
      <text:p text:style-name="P7">{</text:p>
      <text:p text:style-name="P1"><text:span text:style-name="T7">case</text:span><text:span text:style-name="T12"> </text:span><text:span text:style-name="T9">1</text:span><text:span text:style-name="T6">:{</text:span></text:p>
      <text:p text:style-name="P1"><text:span text:style-name="T13">display_students</text:span><text:span text:style-name="T6">(</text:span><text:span text:style-name="T12">student_array</text:span><text:span text:style-name="T6">,</text:span><text:span text:style-name="T12"> count</text:span><text:span text:style-name="T6">);</text:span></text:p>
      <text:p text:style-name="P1"><text:span text:style-name="T13">menu</text:span><text:span text:style-name="T6">();</text:span></text:p>
      <text:p text:style-name="P1"><text:span text:style-name="T7">break</text:span><text:span text:style-name="T6">;</text:span></text:p>
      <text:p text:style-name="P7">}</text:p>
      <text:p text:style-name="P1"><text:span text:style-name="T7">case</text:span><text:span text:style-name="T12"> </text:span><text:span text:style-name="T9">2</text:span><text:span text:style-name="T6">:{</text:span></text:p>
      <text:p text:style-name="P1"><text:span text:style-name="T13">sort</text:span><text:span text:style-name="T6">(</text:span><text:span text:style-name="T12">student_array</text:span><text:span text:style-name="T6">,</text:span><text:span text:style-name="T12"> count</text:span><text:span text:style-name="T6">);</text:span></text:p>
      <text:p text:style-name="P1"><text:span text:style-name="T13">menu</text:span><text:span text:style-name="T6">();</text:span></text:p>
      <text:p text:style-name="P1"><text:span text:style-name="T7">break</text:span><text:span text:style-name="T6">;</text:span></text:p>
      <text:p text:style-name="P7">}</text:p>
      <text:p text:style-name="P1"><text:span text:style-name="T7">case</text:span><text:span text:style-name="T12"> </text:span><text:span text:style-name="T9">3</text:span><text:span text:style-name="T6">:{</text:span></text:p>
      <text:p text:style-name="P1"><text:span text:style-name="T12">string name</text:span><text:span text:style-name="T6">;</text:span></text:p>
      <text:p text:style-name="P1"><text:span text:style-name="T12">cout</text:span><text:span text:style-name="T6">&lt;&lt;"</text:span><text:span text:style-name="T8">Insert the name of the studnet : </text:span><text:span text:style-name="T6">";</text:span></text:p>
      <text:p text:style-name="P1"><text:span text:style-name="T12">cin</text:span><text:span text:style-name="T6">&gt;&gt;</text:span><text:span text:style-name="T12">name</text:span><text:span text:style-name="T6">;</text:span></text:p>
      <text:p text:style-name="P3">//calling the search function</text:p>
      <text:p text:style-name="P1"><text:span text:style-name="T13">search</text:span><text:span text:style-name="T6">(</text:span><text:span text:style-name="T12">student_array</text:span><text:span text:style-name="T6">,</text:span><text:span text:style-name="T12"> count</text:span><text:span text:style-name="T6">,</text:span><text:span text:style-name="T12"> name</text:span><text:span text:style-name="T6">);</text:span></text:p>
      <text:p text:style-name="P1"><text:span text:style-name="T13">menu</text:span><text:span text:style-name="T6">();</text:span></text:p>
      <text:p text:style-name="P1"><text:span text:style-name="T7">break</text:span><text:span text:style-name="T6">;</text:span></text:p>
      <text:p text:style-name="P7">}</text:p>
      <text:p text:style-name="P1"><text:span text:style-name="T7">case</text:span><text:span text:style-name="T12"> </text:span><text:span text:style-name="T9">4</text:span><text:span text:style-name="T6">:{</text:span></text:p>
      <text:p text:style-name="P1"><text:span text:style-name="T13">find_maximum</text:span><text:span text:style-name="T6">(</text:span><text:span text:style-name="T12">student_array</text:span><text:span text:style-name="T6">,</text:span><text:span text:style-name="T12"> count</text:span><text:span text:style-name="T6">);</text:span></text:p>
      <text:p text:style-name="P1"><text:span text:style-name="T13">menu</text:span><text:span text:style-name="T6">();</text:span></text:p>
      <text:p text:style-name="P1"><text:span text:style-name="T7">break</text:span><text:span text:style-name="T6">;</text:span></text:p>
      <text:p text:style-name="P7">}</text:p>
      <text:p text:style-name="P1"><text:span text:style-name="T7">case</text:span><text:span text:style-name="T12"> </text:span><text:span text:style-name="T9">5</text:span><text:span text:style-name="T6">:{</text:span></text:p>
      <text:p text:style-name="P1"><text:span text:style-name="T13">update_file</text:span><text:span text:style-name="T6">(</text:span><text:span text:style-name="T12">student_array</text:span><text:span text:style-name="T6">);</text:span></text:p>
      <text:p text:style-name="P1"><text:span text:style-name="T13">menu</text:span><text:span text:style-name="T6">();</text:span></text:p>
      <text:p text:style-name="P1"><text:span text:style-name="T7">break</text:span><text:span text:style-name="T6">;</text:span></text:p>
      <text:p text:style-name="P7">}</text:p>
      <text:p text:style-name="P1"><text:span text:style-name="T7">case</text:span><text:span text:style-name="T12"> </text:span><text:span text:style-name="T9">6</text:span><text:span text:style-name="T6">:</text:span></text:p>
      <text:p text:style-name="P1"><text:span text:style-name="T13">quit</text:span><text:span text:style-name="T6">();</text:span></text:p>
      <text:p text:style-name="P1"><text:span text:style-name="T13">menu</text:span><text:span text:style-name="T6">();</text:span></text:p>
      <text:p text:style-name="P1"><text:span text:style-name="T7">break</text:span><text:span text:style-name="T6">;</text:span></text:p>
      <text:p text:style-name="P1"><text:span text:style-name="T7">default</text:span><text:span text:style-name="T6">:</text:span></text:p>
      <text:p text:style-name="P1"><text:span text:style-name="T12">cout</text:span><text:span text:style-name="T6">&lt;&lt;"</text:span><text:span text:style-name="T8">Response is not valid</text:span><text:span text:style-name="T6">"&lt;&lt;</text:span><text:span text:style-name="T12">endl</text:span><text:span text:style-name="T6">;</text:span></text:p>
      <text:p text:style-name="P1"><text:soft-page-break/><text:span text:style-name="T13">menu</text:span><text:span text:style-name="T6">();</text:span></text:p>
      <text:p text:style-name="P1"><text:span text:style-name="T7">break</text:span><text:span text:style-name="T6">;</text:span></text:p>
      <text:p text:style-name="P7">}</text:p>
      <text:p text:style-name="P9"/>
      <text:p text:style-name="P1"><text:span text:style-name="T7">return</text:span> <text:span text:style-name="T9">0</text:span><text:span text:style-name="T6">;</text:span></text:p>
      <text:p text:style-name="P7">}</text:p>
      <text:p text:style-name="P8"/>
      <text:p text:style-name="P3">//read files details into the struct array</text:p>
      <text:p text:style-name="P1"><text:span text:style-name="T10">void</text:span> <text:span text:style-name="T13">read_file</text:span><text:span text:style-name="T6">(</text:span><text:span text:style-name="T11">student_tag</text:span> s<text:span text:style-name="T6">[]){</text:span></text:p>
      <text:p text:style-name="P3">//creating a temparary struct and count varible</text:p>
      <text:p text:style-name="P1">student_tag temp<text:span text:style-name="T6">;</text:span></text:p>
      <text:p text:style-name="P1"><text:span text:style-name="T10">int</text:span> total <text:span text:style-name="T6">=</text:span> <text:span text:style-name="T9">0</text:span><text:span text:style-name="T6">;</text:span></text:p>
      <text:p text:style-name="P3">//creating the file instance</text:p>
      <text:p text:style-name="P1">fstream <text:span text:style-name="T13">sample</text:span><text:span text:style-name="T6">("</text:span><text:span text:style-name="T8">Students.txt</text:span><text:span text:style-name="T6">",</text:span> <text:span text:style-name="T11">ios</text:span><text:span text:style-name="T6">::</text:span>in <text:span text:style-name="T6">|</text:span> <text:span text:style-name="T11">ios</text:span><text:span text:style-name="T6">::</text:span>out <text:span text:style-name="T6">|</text:span> <text:span text:style-name="T11">ios</text:span><text:span text:style-name="T6">::</text:span>app<text:span text:style-name="T6">);</text:span></text:p>
      <text:p text:style-name="P3">//opening and checking for errors</text:p>
      <text:p text:style-name="P3">//sample.open("Students.txt", ios::in, ios::out, ios::app);</text:p>
      <text:p text:style-name="P1"><text:span text:style-name="T7">if</text:span><text:span text:style-name="T6">(</text:span>sample<text:span text:style-name="T6">.</text:span><text:span text:style-name="T13">fail</text:span><text:span text:style-name="T6">()){</text:span></text:p>
      <text:p text:style-name="P1"><text:span text:style-name="T12">cerr</text:span><text:span text:style-name="T6">&lt;&lt;"</text:span><text:span text:style-name="T8">error while opening the file</text:span><text:span text:style-name="T6">"&lt;&lt;</text:span><text:span text:style-name="T12">endl</text:span><text:span text:style-name="T6">;</text:span></text:p>
      <text:p text:style-name="P1"><text:span text:style-name="T13">exit</text:span><text:span text:style-name="T6">(</text:span><text:span text:style-name="T9">1</text:span><text:span text:style-name="T6">);</text:span></text:p>
      <text:p text:style-name="P7">}</text:p>
      <text:p text:style-name="P1"><text:span text:style-name="T7">while</text:span> <text:span text:style-name="T6">(</text:span>sample<text:span text:style-name="T6">.</text:span><text:span text:style-name="T13">eof</text:span><text:span text:style-name="T6">())</text:span> <text:span text:style-name="T6">{</text:span></text:p>
      <text:p text:style-name="P1"><text:span text:style-name="T12">sample</text:span><text:span text:style-name="T6">&gt;&gt;</text:span>temp<text:span text:style-name="T6">.</text:span>student_info<text:span text:style-name="T6">.</text:span>name<text:span text:style-name="T6">&gt;&gt;</text:span>temp<text:span text:style-name="T6">.</text:span>student_info<text:span text:style-name="T6">.</text:span>id<text:span text:style-name="T6">&gt;&gt;</text:span>temp<text:span text:style-name="T6">.</text:span>course_info<text:span text:style-name="T6">.</text:span>course_name<text:span text:style-name="T6">&gt;&gt;</text:span>temp<text:span text:style-name="T6">.</text:span>course_info<text:span text:style-name="T6">.</text:span>no_of_units<text:span text:style-name="T6">&gt;&gt;</text:span>temp<text:span text:style-name="T6">.</text:span>course_info<text:span text:style-name="T6">.</text:span>marks<text:span text:style-name="T6">[</text:span><text:span text:style-name="T9">0</text:span><text:span text:style-name="T6">]&gt;&gt;</text:span>temp<text:span text:style-name="T6">.</text:span>course_info<text:span text:style-name="T6">.</text:span>marks<text:span text:style-name="T6">[</text:span><text:span text:style-name="T9">1</text:span><text:span text:style-name="T6">]&gt;&gt;</text:span>temp<text:span text:style-name="T6">.</text:span>course_info<text:span text:style-name="T6">.</text:span>marks<text:span text:style-name="T6">[</text:span><text:span text:style-name="T9">2</text:span><text:span text:style-name="T6">]&gt;&gt;</text:span>temp<text:span text:style-name="T6">.</text:span>course_info<text:span text:style-name="T6">.</text:span>marks<text:span text:style-name="T6">[</text:span><text:span text:style-name="T9">3</text:span><text:span text:style-name="T6">];</text:span></text:p>
      <text:p text:style-name="P1"><text:span text:style-name="T7">for</text:span><text:span text:style-name="T12"> </text:span><text:span text:style-name="T6">(</text:span><text:span text:style-name="T10">int</text:span><text:span text:style-name="T12"> i </text:span><text:span text:style-name="T6">=</text:span><text:span text:style-name="T12"> </text:span><text:span text:style-name="T9">0</text:span><text:span text:style-name="T6">;</text:span><text:span text:style-name="T12"> i</text:span><text:span text:style-name="T6">&lt;</text:span><text:span text:style-name="T9">4</text:span><text:span text:style-name="T6">;</text:span><text:span text:style-name="T12"> i</text:span><text:span text:style-name="T6">++)</text:span><text:span text:style-name="T12"> </text:span><text:span text:style-name="T6">{</text:span></text:p>
      <text:p text:style-name="P1"><text:span text:style-name="T12">total </text:span><text:span text:style-name="T6">=</text:span><text:span text:style-name="T12"> total </text:span><text:span text:style-name="T6">+</text:span><text:span text:style-name="T12"> </text:span>temp<text:span text:style-name="T6">.</text:span>course_info<text:span text:style-name="T6">.</text:span>marks<text:span text:style-name="T6">[</text:span><text:span text:style-name="T12">i</text:span><text:span text:style-name="T6">];</text:span><text:span text:style-name="T12"> </text:span></text:p>
      <text:p text:style-name="P7">}</text:p>
      <text:p text:style-name="P1">temp<text:span text:style-name="T6">.</text:span>course_info<text:span text:style-name="T6">.</text:span>avg<text:span text:style-name="T12"> </text:span><text:span text:style-name="T6">=</text:span><text:span text:style-name="T12"> total</text:span><text:span text:style-name="T6">/</text:span><text:span text:style-name="T9">4</text:span><text:span text:style-name="T6">;</text:span></text:p>
      <text:p text:style-name="P8"/>
      <text:p text:style-name="P1">s<text:span text:style-name="T6">[</text:span><text:span text:style-name="T12">count</text:span><text:span text:style-name="T6">]=</text:span><text:span text:style-name="T12">temp</text:span><text:span text:style-name="T6">;</text:span></text:p>
      <text:p text:style-name="P1"><text:span text:style-name="T12">count</text:span><text:span text:style-name="T6">++;</text:span></text:p>
      <text:p text:style-name="P7">}</text:p>
      <text:p text:style-name="P8"/>
      <text:p text:style-name="P1">sample<text:span text:style-name="T6">.</text:span><text:span text:style-name="T13">close</text:span><text:span text:style-name="T6">();</text:span></text:p>
      <text:p text:style-name="P7">}</text:p>
      <text:p text:style-name="P8"/>
      <text:p text:style-name="P1"><text:span text:style-name="T10">int</text:span> <text:span text:style-name="T13">menu</text:span><text:span text:style-name="T6">(){</text:span></text:p>
      <text:p text:style-name="P1"><text:span text:style-name="T10">int</text:span> response<text:span text:style-name="T6">=</text:span><text:span text:style-name="T9">0</text:span><text:span text:style-name="T6">;</text:span></text:p>
      <text:p text:style-name="P8"/>
      <text:p text:style-name="P3">//displaying the options</text:p>
      <text:p text:style-name="P1">cout<text:span text:style-name="T6">&lt;&lt;"</text:span><text:span text:style-name="T8">1 --&gt; Display students’ details</text:span><text:span text:style-name="T6">"&lt;&lt;</text:span>endl<text:span text:style-name="T6">;</text:span></text:p>
      <text:p text:style-name="P1">cout<text:span text:style-name="T6">&lt;&lt;"</text:span><text:span text:style-name="T8">2 --&gt; Sort the students’ details</text:span><text:span text:style-name="T6">"&lt;&lt;</text:span>endl<text:span text:style-name="T6">;</text:span></text:p>
      <text:p text:style-name="P1">cout<text:span text:style-name="T6">&lt;&lt;"</text:span><text:span text:style-name="T8">3 --&gt; Search for a student’s mark</text:span><text:span text:style-name="T6">"&lt;&lt;</text:span>endl<text:span text:style-name="T6">;</text:span></text:p>
      <text:p text:style-name="P1">cout<text:span text:style-name="T6">&lt;&lt;"</text:span><text:span text:style-name="T8">4 --&gt; Find the details of student with the largest average</text:span><text:span text:style-name="T6">"&lt;&lt;</text:span>endl<text:span text:style-name="T6">;</text:span></text:p>
      <text:p text:style-name="P1">cout<text:span text:style-name="T6">&lt;&lt;"</text:span><text:span text:style-name="T8">5 --&gt; Add new student to the record</text:span><text:span text:style-name="T6">"&lt;&lt;</text:span>endl<text:span text:style-name="T6">;</text:span></text:p>
      <text:p text:style-name="P1">cout<text:span text:style-name="T6">&lt;&lt;"</text:span><text:span text:style-name="T8">6 --&gt; Quit program</text:span><text:span text:style-name="T6">"&lt;&lt;</text:span>endl<text:span text:style-name="T6">;</text:span></text:p>
      <text:p text:style-name="P8"/>
      <text:p text:style-name="P1">cin<text:span text:style-name="T6">&gt;&gt;</text:span>response<text:span text:style-name="T6">;</text:span></text:p>
      <text:p text:style-name="P8"/>
      <text:p text:style-name="P3">//pass the user response</text:p>
      <text:p text:style-name="P1"><text:soft-page-break/><text:span text:style-name="T7">return</text:span> response<text:span text:style-name="T6">;</text:span></text:p>
      <text:p text:style-name="P7">}</text:p>
      <text:p text:style-name="P8"/>
      <text:p text:style-name="P3">//display function</text:p>
      <text:p text:style-name="P1"><text:span text:style-name="T10">void</text:span> <text:span text:style-name="T13">display_students</text:span><text:span text:style-name="T6">(</text:span><text:span text:style-name="T11">student_tag</text:span> s<text:span text:style-name="T6">[],</text:span> <text:span text:style-name="T10">int</text:span> num<text:span text:style-name="T6">){</text:span></text:p>
      <text:p text:style-name="P1"><text:span text:style-name="T7">for</text:span> <text:span text:style-name="T6">(</text:span><text:span text:style-name="T10">int</text:span> i<text:span text:style-name="T6">=</text:span><text:span text:style-name="T9">0</text:span><text:span text:style-name="T6">;</text:span> i<text:span text:style-name="T6">&lt;</text:span>num<text:span text:style-name="T6">;</text:span> i<text:span text:style-name="T6">++)</text:span> <text:span text:style-name="T6">{</text:span></text:p>
      <text:p text:style-name="P1"><text:span text:style-name="T12">cout</text:span><text:span text:style-name="T6">&lt;&lt;"</text:span><text:span text:style-name="T8">Student Name : </text:span><text:span text:style-name="T6">"&lt;&lt;</text:span>s<text:span text:style-name="T6">[</text:span><text:span text:style-name="T12">i</text:span><text:span text:style-name="T6">].</text:span>student_info<text:span text:style-name="T6">.</text:span>name<text:span text:style-name="T6">&lt;&lt;</text:span><text:span text:style-name="T12">endl</text:span><text:span text:style-name="T6">;</text:span></text:p>
      <text:p text:style-name="P1"><text:span text:style-name="T12">cout</text:span><text:span text:style-name="T6">&lt;&lt;"</text:span><text:span text:style-name="T8">Student ID : </text:span><text:span text:style-name="T6">"&lt;&lt;</text:span>s<text:span text:style-name="T6">[</text:span><text:span text:style-name="T12">i</text:span><text:span text:style-name="T6">].</text:span>student_info<text:span text:style-name="T6">.</text:span>id<text:span text:style-name="T6">&lt;&lt;</text:span><text:span text:style-name="T12">endl</text:span><text:span text:style-name="T6">;</text:span></text:p>
      <text:p text:style-name="P1"><text:span text:style-name="T12">cout</text:span><text:span text:style-name="T6">&lt;&lt;"</text:span><text:span text:style-name="T8">Course Name : </text:span><text:span text:style-name="T6">"&lt;&lt;</text:span>s<text:span text:style-name="T6">[</text:span><text:span text:style-name="T12">i</text:span><text:span text:style-name="T6">].</text:span>course_info<text:span text:style-name="T6">.</text:span>course_name<text:span text:style-name="T6">&lt;&lt;</text:span><text:span text:style-name="T12">endl</text:span><text:span text:style-name="T6">;</text:span></text:p>
      <text:p text:style-name="P1"><text:span text:style-name="T12">cout</text:span><text:span text:style-name="T6">&lt;&lt;"</text:span><text:span text:style-name="T8">Number of Units : </text:span><text:span text:style-name="T6">"&lt;&lt;</text:span>s<text:span text:style-name="T6">[</text:span><text:span text:style-name="T12">i</text:span><text:span text:style-name="T6">].</text:span>course_info<text:span text:style-name="T6">.</text:span>no_of_units<text:span text:style-name="T6">&lt;&lt;</text:span><text:span text:style-name="T12">endl</text:span><text:span text:style-name="T6">;</text:span></text:p>
      <text:p text:style-name="P1"><text:span text:style-name="T12">cout</text:span><text:span text:style-name="T6">&lt;&lt;"</text:span><text:span text:style-name="T8">Marks : </text:span><text:span text:style-name="T6">"&lt;&lt;</text:span>s<text:span text:style-name="T6">[</text:span><text:span text:style-name="T12">i</text:span><text:span text:style-name="T6">].</text:span>course_info<text:span text:style-name="T6">.</text:span>marks<text:span text:style-name="T6">[</text:span><text:span text:style-name="T9">0</text:span><text:span text:style-name="T6">]&lt;&lt;"</text:span><text:span text:style-name="T8">, </text:span><text:span text:style-name="T6">"&lt;&lt;</text:span>s<text:span text:style-name="T6">[</text:span><text:span text:style-name="T12">i</text:span><text:span text:style-name="T6">].</text:span>course_info<text:span text:style-name="T6">.</text:span>marks<text:span text:style-name="T6">[</text:span><text:span text:style-name="T9">1</text:span><text:span text:style-name="T6">]&lt;&lt;"</text:span><text:span text:style-name="T8">, </text:span><text:span text:style-name="T6">"&lt;&lt;</text:span>s<text:span text:style-name="T6">[</text:span><text:span text:style-name="T12">i</text:span><text:span text:style-name="T6">].</text:span>course_info<text:span text:style-name="T6">.</text:span>marks<text:span text:style-name="T6">[</text:span><text:span text:style-name="T9">2</text:span><text:span text:style-name="T6">]&lt;&lt;"</text:span><text:span text:style-name="T8">, </text:span><text:span text:style-name="T6">"&lt;&lt;</text:span>s<text:span text:style-name="T6">[</text:span><text:span text:style-name="T12">i</text:span><text:span text:style-name="T6">].</text:span>course_info<text:span text:style-name="T6">.</text:span>marks<text:span text:style-name="T6">[</text:span><text:span text:style-name="T9">3</text:span><text:span text:style-name="T6">]&lt;&lt;</text:span><text:span text:style-name="T12">endl</text:span><text:span text:style-name="T6">;</text:span></text:p>
      <text:p text:style-name="P1"><text:span text:style-name="T12">cout</text:span><text:span text:style-name="T6">&lt;&lt;"</text:span><text:span text:style-name="T8">Average of Marks : </text:span><text:span text:style-name="T6">"&lt;&lt;</text:span>s<text:span text:style-name="T6">[</text:span><text:span text:style-name="T12">i</text:span><text:span text:style-name="T6">].</text:span>course_info<text:span text:style-name="T6">.</text:span>avg<text:span text:style-name="T6">&lt;&lt;</text:span><text:span text:style-name="T12">endl</text:span><text:span text:style-name="T6">;</text:span></text:p>
      <text:p text:style-name="P7">}</text:p>
      <text:p text:style-name="P8"/>
      <text:p text:style-name="P3">//calling the menu function</text:p>
      <text:p text:style-name="P1"><text:span text:style-name="T10">int</text:span> x <text:span text:style-name="T6">=</text:span> <text:span text:style-name="T13">menu</text:span><text:span text:style-name="T6">();</text:span></text:p>
      <text:p text:style-name="P8"/>
      <text:p text:style-name="P3">//looking for the choice</text:p>
      <text:p text:style-name="P1"><text:span text:style-name="T7">switch</text:span><text:span text:style-name="T12"> </text:span><text:span text:style-name="T6">(</text:span><text:span text:style-name="T12">x</text:span><text:span text:style-name="T6">)</text:span></text:p>
      <text:p text:style-name="P7">{</text:p>
      <text:p text:style-name="P1"><text:span text:style-name="T7">case</text:span><text:span text:style-name="T12"> </text:span><text:span text:style-name="T9">1</text:span><text:span text:style-name="T6">:{</text:span></text:p>
      <text:p text:style-name="P1"><text:span text:style-name="T13">display_students</text:span><text:span text:style-name="T6">(</text:span><text:span text:style-name="T12">s</text:span><text:span text:style-name="T6">,</text:span><text:span text:style-name="T12"> count</text:span><text:span text:style-name="T6">);</text:span></text:p>
      <text:p text:style-name="P1"><text:span text:style-name="T13">menu</text:span><text:span text:style-name="T6">();</text:span></text:p>
      <text:p text:style-name="P1"><text:span text:style-name="T7">break</text:span><text:span text:style-name="T6">;</text:span></text:p>
      <text:p text:style-name="P7">}</text:p>
      <text:p text:style-name="P1"><text:span text:style-name="T7">case</text:span><text:span text:style-name="T12"> </text:span><text:span text:style-name="T9">2</text:span><text:span text:style-name="T6">:{</text:span></text:p>
      <text:p text:style-name="P1"><text:span text:style-name="T13">sort</text:span><text:span text:style-name="T6">(</text:span><text:span text:style-name="T12">s</text:span><text:span text:style-name="T6">,</text:span><text:span text:style-name="T12"> count</text:span><text:span text:style-name="T6">);</text:span></text:p>
      <text:p text:style-name="P1"><text:span text:style-name="T13">menu</text:span><text:span text:style-name="T6">();</text:span></text:p>
      <text:p text:style-name="P1"><text:span text:style-name="T7">break</text:span><text:span text:style-name="T6">;</text:span></text:p>
      <text:p text:style-name="P7">}</text:p>
      <text:p text:style-name="P1"><text:span text:style-name="T7">case</text:span><text:span text:style-name="T12"> </text:span><text:span text:style-name="T9">3</text:span><text:span text:style-name="T6">:{</text:span></text:p>
      <text:p text:style-name="P1"><text:span text:style-name="T12">string name</text:span><text:span text:style-name="T6">;</text:span></text:p>
      <text:p text:style-name="P1"><text:span text:style-name="T12">cout</text:span><text:span text:style-name="T6">&lt;&lt;"</text:span><text:span text:style-name="T8">Insert the name of the studnet : </text:span><text:span text:style-name="T6">";</text:span></text:p>
      <text:p text:style-name="P1"><text:span text:style-name="T12">cin</text:span><text:span text:style-name="T6">&gt;&gt;</text:span><text:span text:style-name="T12">name</text:span><text:span text:style-name="T6">;</text:span></text:p>
      <text:p text:style-name="P3">//calling the search function</text:p>
      <text:p text:style-name="P1"><text:span text:style-name="T13">search</text:span><text:span text:style-name="T6">(</text:span><text:span text:style-name="T12">s</text:span><text:span text:style-name="T6">,</text:span><text:span text:style-name="T12"> count</text:span><text:span text:style-name="T6">,</text:span><text:span text:style-name="T12"> name</text:span><text:span text:style-name="T6">);</text:span></text:p>
      <text:p text:style-name="P1"><text:span text:style-name="T13">menu</text:span><text:span text:style-name="T6">();</text:span></text:p>
      <text:p text:style-name="P1"><text:span text:style-name="T7">break</text:span><text:span text:style-name="T6">;</text:span></text:p>
      <text:p text:style-name="P7">}</text:p>
      <text:p text:style-name="P1"><text:span text:style-name="T7">case</text:span><text:span text:style-name="T12"> </text:span><text:span text:style-name="T9">4</text:span><text:span text:style-name="T6">:{</text:span></text:p>
      <text:p text:style-name="P1"><text:span text:style-name="T13">find_maximum</text:span><text:span text:style-name="T6">(</text:span><text:span text:style-name="T12">s</text:span><text:span text:style-name="T6">,</text:span><text:span text:style-name="T12"> count</text:span><text:span text:style-name="T6">);</text:span></text:p>
      <text:p text:style-name="P1"><text:span text:style-name="T13">menu</text:span><text:span text:style-name="T6">();</text:span></text:p>
      <text:p text:style-name="P1"><text:span text:style-name="T7">break</text:span><text:span text:style-name="T6">;</text:span></text:p>
      <text:p text:style-name="P7">}</text:p>
      <text:p text:style-name="P1"><text:span text:style-name="T7">case</text:span><text:span text:style-name="T12"> </text:span><text:span text:style-name="T9">5</text:span><text:span text:style-name="T6">:{</text:span></text:p>
      <text:p text:style-name="P1"><text:span text:style-name="T13">update_file</text:span><text:span text:style-name="T6">(</text:span><text:span text:style-name="T12">s</text:span><text:span text:style-name="T6">);</text:span></text:p>
      <text:p text:style-name="P1"><text:span text:style-name="T13">menu</text:span><text:span text:style-name="T6">();</text:span></text:p>
      <text:p text:style-name="P1"><text:span text:style-name="T7">break</text:span><text:span text:style-name="T6">;</text:span></text:p>
      <text:p text:style-name="P7">}</text:p>
      <text:p text:style-name="P1"><text:span text:style-name="T7">case</text:span><text:span text:style-name="T12"> </text:span><text:span text:style-name="T9">6</text:span><text:span text:style-name="T6">:</text:span></text:p>
      <text:p text:style-name="P1"><text:soft-page-break/><text:span text:style-name="T13">quit</text:span><text:span text:style-name="T6">();</text:span></text:p>
      <text:p text:style-name="P1"><text:span text:style-name="T13">menu</text:span><text:span text:style-name="T6">();</text:span></text:p>
      <text:p text:style-name="P1"><text:span text:style-name="T7">break</text:span><text:span text:style-name="T6">;</text:span></text:p>
      <text:p text:style-name="P1"><text:span text:style-name="T7">default</text:span><text:span text:style-name="T6">:</text:span></text:p>
      <text:p text:style-name="P1"><text:span text:style-name="T12">cout</text:span><text:span text:style-name="T6">&lt;&lt;"</text:span><text:span text:style-name="T8">Response is not valid</text:span><text:span text:style-name="T6">"&lt;&lt;</text:span><text:span text:style-name="T12">endl</text:span><text:span text:style-name="T6">;</text:span></text:p>
      <text:p text:style-name="P1"><text:span text:style-name="T13">menu</text:span><text:span text:style-name="T6">();</text:span></text:p>
      <text:p text:style-name="P1"><text:span text:style-name="T7">break</text:span><text:span text:style-name="T6">;</text:span></text:p>
      <text:p text:style-name="P7">}</text:p>
      <text:p text:style-name="P7">}</text:p>
      <text:p text:style-name="P8"/>
      <text:p text:style-name="P3">//sorting the arrays as the user required</text:p>
      <text:p text:style-name="P1"><text:span text:style-name="T10">void</text:span> <text:span text:style-name="T13">sort</text:span><text:span text:style-name="T6">(</text:span><text:span text:style-name="T11">student_tag</text:span> s<text:span text:style-name="T6">[],</text:span> <text:span text:style-name="T10">int</text:span> num<text:span text:style-name="T6">)</text:span> <text:span text:style-name="T6">{</text:span></text:p>
      <text:p text:style-name="P1">cout<text:span text:style-name="T6">&lt;&lt;"</text:span><text:span text:style-name="T8">1 -&gt; Sort by Name</text:span>\n<text:span text:style-name="T6">";</text:span></text:p>
      <text:p text:style-name="P1">cout<text:span text:style-name="T6">&lt;&lt;"</text:span><text:span text:style-name="T8">2 -&gt; Sort by Average Marks</text:span>\n<text:span text:style-name="T6">";</text:span></text:p>
      <text:p text:style-name="P1"><text:span text:style-name="T10">int</text:span> method<text:span text:style-name="T6">;</text:span></text:p>
      <text:p text:style-name="P1">cin<text:span text:style-name="T6">&gt;&gt;</text:span>method<text:span text:style-name="T6">;</text:span></text:p>
      <text:p text:style-name="P8"/>
      <text:p text:style-name="P1"><text:span text:style-name="T7">if</text:span> <text:span text:style-name="T6">(</text:span>method <text:span text:style-name="T6">==</text:span> <text:span text:style-name="T9">1</text:span><text:span text:style-name="T6">){</text:span></text:p>
      <text:p text:style-name="P3">//sortByName(s, 6num);</text:p>
      <text:p text:style-name="P1"><text:span text:style-name="T13">clrscr</text:span><text:span text:style-name="T6">();</text:span></text:p>
      <text:p text:style-name="P1"><text:span text:style-name="T10">int</text:span><text:span text:style-name="T12"> i</text:span><text:span text:style-name="T6">,</text:span><text:span text:style-name="T12"> j</text:span><text:span text:style-name="T6">;</text:span></text:p>
      <text:p text:style-name="P1"><text:span text:style-name="T7">for</text:span><text:span text:style-name="T6">(</text:span><text:span text:style-name="T12">i</text:span><text:span text:style-name="T6">=</text:span><text:span text:style-name="T9">1</text:span><text:span text:style-name="T6">;</text:span><text:span text:style-name="T12"> i</text:span><text:span text:style-name="T6">&lt;</text:span><text:span text:style-name="T12">num</text:span><text:span text:style-name="T6">;</text:span><text:span text:style-name="T12"> i</text:span><text:span text:style-name="T6">++){</text:span></text:p>
      <text:p text:style-name="P1"><text:span text:style-name="T7">for</text:span><text:span text:style-name="T6">(</text:span><text:span text:style-name="T12">j</text:span><text:span text:style-name="T6">=</text:span><text:span text:style-name="T9">1</text:span><text:span text:style-name="T6">;</text:span><text:span text:style-name="T12"> j</text:span><text:span text:style-name="T6">&lt;</text:span><text:span text:style-name="T12">num</text:span><text:span text:style-name="T6">;</text:span><text:span text:style-name="T12"> j</text:span><text:span text:style-name="T6">++){</text:span></text:p>
      <text:p text:style-name="P1"><text:span text:style-name="T7">if</text:span><text:span text:style-name="T6">(</text:span><text:span text:style-name="T13">strcmp</text:span><text:span text:style-name="T6">(</text:span>s<text:span text:style-name="T6">[</text:span><text:span text:style-name="T12">j</text:span><text:span text:style-name="T6">-</text:span><text:span text:style-name="T9">1</text:span><text:span text:style-name="T6">].</text:span>student_info<text:span text:style-name="T6">.</text:span>name<text:span text:style-name="T6">,</text:span><text:span text:style-name="T12"> </text:span>s<text:span text:style-name="T6">[</text:span><text:span text:style-name="T12">j</text:span><text:span text:style-name="T6">].</text:span>student_info<text:span text:style-name="T6">.</text:span>name<text:span text:style-name="T6">)&gt;</text:span><text:span text:style-name="T9">0</text:span><text:span text:style-name="T6">){</text:span></text:p>
      <text:p text:style-name="P1"><text:span text:style-name="T13">strcpy</text:span><text:span text:style-name="T6">(</text:span><text:span text:style-name="T12">t</text:span><text:span text:style-name="T6">,</text:span><text:span text:style-name="T12"> </text:span>str<text:span text:style-name="T6">[</text:span><text:span text:style-name="T12">j</text:span><text:span text:style-name="T6">-</text:span><text:span text:style-name="T9">1</text:span><text:span text:style-name="T6">]);</text:span></text:p>
      <text:p text:style-name="P1"><text:span text:style-name="T13">strcpy</text:span><text:span text:style-name="T6">(</text:span>str<text:span text:style-name="T6">[</text:span><text:span text:style-name="T12">j</text:span><text:span text:style-name="T6">-</text:span><text:span text:style-name="T9">1</text:span><text:span text:style-name="T6">],</text:span><text:span text:style-name="T12"> </text:span>str<text:span text:style-name="T6">[</text:span><text:span text:style-name="T12">j</text:span><text:span text:style-name="T6">]);</text:span></text:p>
      <text:p text:style-name="P1"><text:span text:style-name="T13">strcpy</text:span><text:span text:style-name="T6">(</text:span>str<text:span text:style-name="T6">[</text:span><text:span text:style-name="T12">j</text:span><text:span text:style-name="T6">],</text:span><text:span text:style-name="T12"> t</text:span><text:span text:style-name="T6">);</text:span></text:p>
      <text:p text:style-name="P7">}</text:p>
      <text:p text:style-name="P7">}</text:p>
      <text:p text:style-name="P7">}</text:p>
      <text:p text:style-name="P1"><text:span text:style-name="T12">cout</text:span><text:span text:style-name="T6">&lt;&lt;"</text:span><text:span text:style-name="T8">Names in alphabetical order : </text:span>\n<text:span text:style-name="T6">";</text:span></text:p>
      <text:p text:style-name="P1"><text:span text:style-name="T7">for</text:span><text:span text:style-name="T6">(</text:span><text:span text:style-name="T12">i</text:span><text:span text:style-name="T6">=</text:span><text:span text:style-name="T9">0</text:span><text:span text:style-name="T6">;</text:span><text:span text:style-name="T12"> i</text:span><text:span text:style-name="T6">&lt;</text:span><text:span text:style-name="T9">5</text:span><text:span text:style-name="T6">;</text:span><text:span text:style-name="T12"> i</text:span><text:span text:style-name="T6">++){</text:span></text:p>
      <text:p text:style-name="P1"><text:span text:style-name="T12">cout</text:span><text:span text:style-name="T6">&lt;&lt;</text:span>str<text:span text:style-name="T6">[</text:span><text:span text:style-name="T12">i</text:span><text:span text:style-name="T6">]&lt;&lt;"</text:span>\n<text:span text:style-name="T6">";</text:span></text:p>
      <text:p text:style-name="P7">}</text:p>
      <text:p text:style-name="P1"><text:span text:style-name="T13">getch</text:span><text:span text:style-name="T6">();</text:span></text:p>
      <text:p text:style-name="P7">}</text:p>
      <text:p text:style-name="P1"><text:span text:style-name="T7">else</text:span> <text:span text:style-name="T6">{</text:span></text:p>
      <text:p text:style-name="P1"><text:span text:style-name="T7">if</text:span><text:span text:style-name="T12"> </text:span><text:span text:style-name="T6">(</text:span><text:span text:style-name="T12">method </text:span><text:span text:style-name="T6">==</text:span><text:span text:style-name="T12"> </text:span><text:span text:style-name="T9">2</text:span><text:span text:style-name="T12"> </text:span><text:span text:style-name="T6">)</text:span><text:span text:style-name="T12"> </text:span><text:span text:style-name="T6">{</text:span></text:p>
      <text:p text:style-name="P1"><text:span text:style-name="T10">int</text:span><text:span text:style-name="T12"> i</text:span><text:span text:style-name="T6">,</text:span><text:span text:style-name="T12">j</text:span><text:span text:style-name="T6">,</text:span><text:span text:style-name="T12">temp</text:span><text:span text:style-name="T6">,</text:span><text:span text:style-name="T12"> pass </text:span><text:span text:style-name="T6">=</text:span><text:span text:style-name="T12"> </text:span><text:span text:style-name="T9">0</text:span><text:span text:style-name="T6">;</text:span></text:p>
      <text:p text:style-name="P1"><text:span text:style-name="T7">for</text:span><text:span text:style-name="T6">(</text:span><text:span text:style-name="T12">i </text:span><text:span text:style-name="T6">=</text:span><text:span text:style-name="T12"> </text:span><text:span text:style-name="T9">0</text:span><text:span text:style-name="T6">;</text:span><text:span text:style-name="T12"> i</text:span><text:span text:style-name="T6">&lt;</text:span><text:span text:style-name="T12">num</text:span><text:span text:style-name="T6">;</text:span><text:span text:style-name="T12"> i</text:span><text:span text:style-name="T6">++)</text:span><text:span text:style-name="T12"> </text:span><text:span text:style-name="T6">{</text:span></text:p>
      <text:p text:style-name="P1"><text:span text:style-name="T7">for</text:span><text:span text:style-name="T6">(</text:span><text:span text:style-name="T12">j </text:span><text:span text:style-name="T6">=</text:span><text:span text:style-name="T12"> i</text:span><text:span text:style-name="T6">+</text:span><text:span text:style-name="T9">1</text:span><text:span text:style-name="T6">;</text:span><text:span text:style-name="T12"> j</text:span><text:span text:style-name="T6">&lt;</text:span><text:span text:style-name="T12">num</text:span><text:span text:style-name="T6">;</text:span><text:span text:style-name="T12"> j</text:span><text:span text:style-name="T6">++)</text:span><text:span text:style-name="T12"> </text:span><text:span text:style-name="T6">{</text:span></text:p>
      <text:p text:style-name="P1"><text:span text:style-name="T7">if</text:span><text:span text:style-name="T6">(</text:span>s<text:span text:style-name="T6">[</text:span><text:span text:style-name="T12">j</text:span><text:span text:style-name="T6">].</text:span>course_info<text:span text:style-name="T6">.</text:span>avg<text:span text:style-name="T12"> </text:span><text:span text:style-name="T6">&lt;</text:span><text:span text:style-name="T12"> </text:span>s<text:span text:style-name="T6">[</text:span><text:span text:style-name="T12">i</text:span><text:span text:style-name="T6">].</text:span>course_info<text:span text:style-name="T6">.</text:span>avg<text:span text:style-name="T6">)</text:span><text:span text:style-name="T12"> </text:span><text:span text:style-name="T6">{</text:span></text:p>
      <text:p text:style-name="P1"><text:span text:style-name="T12">temp </text:span><text:span text:style-name="T6">=</text:span><text:span text:style-name="T12"> </text:span>s<text:span text:style-name="T6">[</text:span><text:span text:style-name="T12">i</text:span><text:span text:style-name="T6">].</text:span>course_info<text:span text:style-name="T6">.</text:span>avg<text:span text:style-name="T6">;</text:span></text:p>
      <text:p text:style-name="P1">s<text:span text:style-name="T6">[</text:span><text:span text:style-name="T12">i</text:span><text:span text:style-name="T6">].</text:span>course_info<text:span text:style-name="T6">.</text:span>avg<text:span text:style-name="T12"> </text:span><text:span text:style-name="T6">=</text:span><text:span text:style-name="T12"> </text:span>s<text:span text:style-name="T6">[</text:span><text:span text:style-name="T12">j</text:span><text:span text:style-name="T6">].</text:span>course_info<text:span text:style-name="T6">.</text:span>avg<text:span text:style-name="T6">;</text:span></text:p>
      <text:p text:style-name="P1">s<text:span text:style-name="T6">[</text:span><text:span text:style-name="T12">j</text:span><text:span text:style-name="T6">].</text:span>course_info<text:span text:style-name="T6">.</text:span>avg<text:span text:style-name="T12"> </text:span><text:span text:style-name="T6">=</text:span><text:span text:style-name="T12"> temp</text:span><text:span text:style-name="T6">;</text:span></text:p>
      <text:p text:style-name="P7">}</text:p>
      <text:p text:style-name="P7">}</text:p>
      <text:p text:style-name="P1"><text:span text:style-name="T12">pass</text:span><text:span text:style-name="T6">++;</text:span></text:p>
      <text:p text:style-name="P7">}</text:p>
      <text:p text:style-name="P8"/>
      <text:p text:style-name="P1"><text:span text:style-name="T12">cout </text:span><text:span text:style-name="T6">&lt;&lt;"</text:span><text:span text:style-name="T8">Sorted List ...</text:span>\n<text:span text:style-name="T6">";</text:span></text:p>
      <text:p text:style-name="P1"><text:soft-page-break/><text:span text:style-name="T7">for</text:span><text:span text:style-name="T6">(</text:span><text:span text:style-name="T12">i </text:span><text:span text:style-name="T6">=</text:span><text:span text:style-name="T12"> </text:span><text:span text:style-name="T9">0</text:span><text:span text:style-name="T6">;</text:span><text:span text:style-name="T12"> i</text:span><text:span text:style-name="T6">&lt;</text:span><text:span text:style-name="T12">num</text:span><text:span text:style-name="T6">;</text:span><text:span text:style-name="T12"> i</text:span><text:span text:style-name="T6">++)</text:span><text:span text:style-name="T12"> </text:span><text:span text:style-name="T6">{</text:span></text:p>
      <text:p text:style-name="P1"><text:span text:style-name="T12">cout </text:span><text:span text:style-name="T6">&lt;&lt;</text:span>s<text:span text:style-name="T6">[</text:span><text:span text:style-name="T12">i</text:span><text:span text:style-name="T6">].</text:span>student_info<text:span text:style-name="T6">.</text:span>name<text:span text:style-name="T6">&lt;&lt;"</text:span>\t<text:span text:style-name="T6">"&lt;&lt;</text:span>s<text:span text:style-name="T6">[</text:span><text:span text:style-name="T12">i</text:span><text:span text:style-name="T6">].</text:span>course_info<text:span text:style-name="T6">.</text:span>avg<text:span text:style-name="T6">&lt;&lt;</text:span><text:span text:style-name="T12">endl</text:span><text:span text:style-name="T6">;</text:span></text:p>
      <text:p text:style-name="P7">}</text:p>
      <text:p text:style-name="P7">}</text:p>
      <text:p text:style-name="P1"><text:span text:style-name="T7">else</text:span><text:span text:style-name="T12"> </text:span><text:span text:style-name="T6">{</text:span></text:p>
      <text:p text:style-name="P1"><text:span text:style-name="T12">cout</text:span><text:span text:style-name="T6">&lt;&lt;"</text:span><text:span text:style-name="T8">Invalid Input. Try Again</text:span>\n<text:span text:style-name="T6">";</text:span></text:p>
      <text:p text:style-name="P1"><text:span text:style-name="T13">sort</text:span><text:span text:style-name="T6">(</text:span><text:span text:style-name="T12">s</text:span><text:span text:style-name="T6">,</text:span><text:span text:style-name="T12"> num</text:span><text:span text:style-name="T6">);</text:span></text:p>
      <text:p text:style-name="P7">}</text:p>
      <text:p text:style-name="P7">}</text:p>
      <text:p text:style-name="P8"/>
      <text:p text:style-name="P3">//calling the menu function</text:p>
      <text:p text:style-name="P1"><text:span text:style-name="T10">int</text:span> x <text:span text:style-name="T6">=</text:span> <text:span text:style-name="T13">menu</text:span><text:span text:style-name="T6">();</text:span></text:p>
      <text:p text:style-name="P8"/>
      <text:p text:style-name="P3">//looking for the choice</text:p>
      <text:p text:style-name="P1"><text:span text:style-name="T7">switch</text:span><text:span text:style-name="T12"> </text:span><text:span text:style-name="T6">(</text:span><text:span text:style-name="T12">x</text:span><text:span text:style-name="T6">)</text:span></text:p>
      <text:p text:style-name="P7">{</text:p>
      <text:p text:style-name="P1"><text:span text:style-name="T7">case</text:span><text:span text:style-name="T12"> </text:span><text:span text:style-name="T9">1</text:span><text:span text:style-name="T6">:{</text:span></text:p>
      <text:p text:style-name="P1"><text:span text:style-name="T13">display_students</text:span><text:span text:style-name="T6">(</text:span><text:span text:style-name="T12">s</text:span><text:span text:style-name="T6">,</text:span><text:span text:style-name="T12"> count</text:span><text:span text:style-name="T6">);</text:span></text:p>
      <text:p text:style-name="P1"><text:span text:style-name="T13">menu</text:span><text:span text:style-name="T6">();</text:span></text:p>
      <text:p text:style-name="P1"><text:span text:style-name="T7">break</text:span><text:span text:style-name="T6">;</text:span></text:p>
      <text:p text:style-name="P7">}</text:p>
      <text:p text:style-name="P1"><text:span text:style-name="T7">case</text:span><text:span text:style-name="T12"> </text:span><text:span text:style-name="T9">2</text:span><text:span text:style-name="T6">:{</text:span></text:p>
      <text:p text:style-name="P1"><text:span text:style-name="T13">sort</text:span><text:span text:style-name="T6">(</text:span><text:span text:style-name="T12">s</text:span><text:span text:style-name="T6">,</text:span><text:span text:style-name="T12"> count</text:span><text:span text:style-name="T6">);</text:span></text:p>
      <text:p text:style-name="P1"><text:span text:style-name="T13">menu</text:span><text:span text:style-name="T6">();</text:span></text:p>
      <text:p text:style-name="P1"><text:span text:style-name="T7">break</text:span><text:span text:style-name="T6">;</text:span></text:p>
      <text:p text:style-name="P7">}</text:p>
      <text:p text:style-name="P1"><text:span text:style-name="T7">case</text:span><text:span text:style-name="T12"> </text:span><text:span text:style-name="T9">3</text:span><text:span text:style-name="T6">:{</text:span></text:p>
      <text:p text:style-name="P1"><text:span text:style-name="T12">string name</text:span><text:span text:style-name="T6">;</text:span></text:p>
      <text:p text:style-name="P1"><text:span text:style-name="T12">cout</text:span><text:span text:style-name="T6">&lt;&lt;"</text:span><text:span text:style-name="T8">Insert the name of the studnet : </text:span><text:span text:style-name="T6">";</text:span></text:p>
      <text:p text:style-name="P1"><text:span text:style-name="T12">cin</text:span><text:span text:style-name="T6">&gt;&gt;</text:span><text:span text:style-name="T12">name</text:span><text:span text:style-name="T6">;</text:span></text:p>
      <text:p text:style-name="P3">//calling the search function</text:p>
      <text:p text:style-name="P1"><text:span text:style-name="T13">search</text:span><text:span text:style-name="T6">(</text:span><text:span text:style-name="T12">s</text:span><text:span text:style-name="T6">,</text:span><text:span text:style-name="T12"> count</text:span><text:span text:style-name="T6">,</text:span><text:span text:style-name="T12"> name</text:span><text:span text:style-name="T6">);</text:span></text:p>
      <text:p text:style-name="P1"><text:span text:style-name="T13">menu</text:span><text:span text:style-name="T6">();</text:span></text:p>
      <text:p text:style-name="P1"><text:span text:style-name="T7">break</text:span><text:span text:style-name="T6">;</text:span></text:p>
      <text:p text:style-name="P7">}</text:p>
      <text:p text:style-name="P1"><text:span text:style-name="T7">case</text:span><text:span text:style-name="T12"> </text:span><text:span text:style-name="T9">4</text:span><text:span text:style-name="T6">:{</text:span></text:p>
      <text:p text:style-name="P1"><text:span text:style-name="T13">find_maximum</text:span><text:span text:style-name="T6">(</text:span><text:span text:style-name="T12">s</text:span><text:span text:style-name="T6">,</text:span><text:span text:style-name="T12"> count</text:span><text:span text:style-name="T6">);</text:span></text:p>
      <text:p text:style-name="P1"><text:span text:style-name="T13">menu</text:span><text:span text:style-name="T6">();</text:span></text:p>
      <text:p text:style-name="P1"><text:span text:style-name="T7">break</text:span><text:span text:style-name="T6">;</text:span></text:p>
      <text:p text:style-name="P7">}</text:p>
      <text:p text:style-name="P1"><text:span text:style-name="T7">case</text:span><text:span text:style-name="T12"> </text:span><text:span text:style-name="T9">5</text:span><text:span text:style-name="T6">:{</text:span></text:p>
      <text:p text:style-name="P1"><text:span text:style-name="T13">update_file</text:span><text:span text:style-name="T6">(</text:span><text:span text:style-name="T12">s</text:span><text:span text:style-name="T6">);</text:span></text:p>
      <text:p text:style-name="P1"><text:span text:style-name="T13">menu</text:span><text:span text:style-name="T6">();</text:span></text:p>
      <text:p text:style-name="P1"><text:span text:style-name="T7">break</text:span><text:span text:style-name="T6">;</text:span></text:p>
      <text:p text:style-name="P7">}</text:p>
      <text:p text:style-name="P1"><text:span text:style-name="T7">case</text:span><text:span text:style-name="T12"> </text:span><text:span text:style-name="T9">6</text:span><text:span text:style-name="T6">:</text:span></text:p>
      <text:p text:style-name="P1"><text:span text:style-name="T13">quit</text:span><text:span text:style-name="T6">();</text:span></text:p>
      <text:p text:style-name="P1"><text:span text:style-name="T13">menu</text:span><text:span text:style-name="T6">();</text:span></text:p>
      <text:p text:style-name="P1"><text:span text:style-name="T7">break</text:span><text:span text:style-name="T6">;</text:span></text:p>
      <text:p text:style-name="P1"><text:span text:style-name="T7">default</text:span><text:span text:style-name="T6">:</text:span></text:p>
      <text:p text:style-name="P1"><text:span text:style-name="T12">cout</text:span><text:span text:style-name="T6">&lt;&lt;"</text:span><text:span text:style-name="T8">Response is not valid</text:span><text:span text:style-name="T6">"&lt;&lt;</text:span><text:span text:style-name="T12">endl</text:span><text:span text:style-name="T6">;</text:span></text:p>
      <text:p text:style-name="P1"><text:soft-page-break/><text:span text:style-name="T13">menu</text:span><text:span text:style-name="T6">();</text:span></text:p>
      <text:p text:style-name="P1"><text:span text:style-name="T7">break</text:span><text:span text:style-name="T6">;</text:span></text:p>
      <text:p text:style-name="P7">}</text:p>
      <text:p text:style-name="P7">}</text:p>
      <text:p text:style-name="P8"/>
      <text:p text:style-name="P3">//search function</text:p>
      <text:p text:style-name="P1"><text:span text:style-name="T10">void</text:span> <text:span text:style-name="T13">search</text:span><text:span text:style-name="T6">(</text:span><text:span text:style-name="T11">student_tag</text:span> s<text:span text:style-name="T6">[],</text:span> <text:span text:style-name="T10">int</text:span> num<text:span text:style-name="T6">,</text:span> <text:span text:style-name="T11">string</text:span> name<text:span text:style-name="T6">){</text:span></text:p>
      <text:p text:style-name="P3">//return num;</text:p>
      <text:p text:style-name="P1">cout<text:span text:style-name="T6">&lt;&lt;"</text:span><text:span text:style-name="T8">Insert the sorting method : </text:span><text:span text:style-name="T6">"&lt;&lt;</text:span>endl<text:span text:style-name="T6">;</text:span></text:p>
      <text:p text:style-name="P1">cout<text:span text:style-name="T6">&lt;&lt;"</text:span><text:span text:style-name="T8">1 - Binary Search</text:span>\n<text:span text:style-name="T6">";</text:span></text:p>
      <text:p text:style-name="P1">cout<text:span text:style-name="T6">&lt;&lt;"</text:span><text:span text:style-name="T8">2 - Linear Search</text:span>\n<text:span text:style-name="T6">";</text:span></text:p>
      <text:p text:style-name="P1"><text:span text:style-name="T10">int</text:span> method<text:span text:style-name="T6">;</text:span></text:p>
      <text:p text:style-name="P1">cin<text:span text:style-name="T6">&gt;&gt;</text:span>method<text:span text:style-name="T6">;</text:span></text:p>
      <text:p text:style-name="P8"/>
      <text:p text:style-name="P3">//binary search</text:p>
      <text:p text:style-name="P1"><text:span text:style-name="T7">if</text:span> <text:span text:style-name="T6">(</text:span>method <text:span text:style-name="T6">==</text:span> <text:span text:style-name="T9">1</text:span><text:span text:style-name="T6">)</text:span> <text:span text:style-name="T6">{</text:span></text:p>
      <text:p text:style-name="P1"><text:span text:style-name="T10">int</text:span><text:span text:style-name="T12"> first </text:span><text:span text:style-name="T6">=</text:span><text:span text:style-name="T12"> </text:span><text:span text:style-name="T9">0</text:span><text:span text:style-name="T6">;</text:span></text:p>
      <text:p text:style-name="P1"><text:span text:style-name="T10">int</text:span><text:span text:style-name="T12"> last </text:span><text:span text:style-name="T6">=</text:span><text:span text:style-name="T12"> num</text:span><text:span text:style-name="T6">-</text:span><text:span text:style-name="T9">1</text:span><text:span text:style-name="T6">;</text:span></text:p>
      <text:p text:style-name="P1"><text:span text:style-name="T10">int</text:span><text:span text:style-name="T12"> middle </text:span><text:span text:style-name="T6">=</text:span><text:span text:style-name="T12"> </text:span><text:span text:style-name="T6">(</text:span><text:span text:style-name="T12">first</text:span><text:span text:style-name="T6">+</text:span><text:span text:style-name="T12">last</text:span><text:span text:style-name="T6">)/</text:span><text:span text:style-name="T9">2</text:span><text:span text:style-name="T6">;</text:span></text:p>
      <text:p text:style-name="P1"><text:span text:style-name="T7">while</text:span><text:span text:style-name="T12"> </text:span><text:span text:style-name="T6">(</text:span><text:span text:style-name="T12">first </text:span><text:span text:style-name="T6">&lt;=</text:span><text:span text:style-name="T12"> last</text:span><text:span text:style-name="T6">){</text:span></text:p>
      <text:p text:style-name="P1"><text:span text:style-name="T7">if</text:span><text:span text:style-name="T6">(</text:span>s<text:span text:style-name="T6">[</text:span><text:span text:style-name="T12">middle</text:span><text:span text:style-name="T6">].</text:span>student_info<text:span text:style-name="T6">.</text:span>name<text:span text:style-name="T12"> </text:span><text:span text:style-name="T6">!=</text:span><text:span text:style-name="T12"> name</text:span><text:span text:style-name="T6">){</text:span></text:p>
      <text:p text:style-name="P1"><text:span text:style-name="T12">first </text:span><text:span text:style-name="T6">=</text:span><text:span text:style-name="T12"> middle </text:span><text:span text:style-name="T6">+</text:span><text:span text:style-name="T12"> </text:span><text:span text:style-name="T9">1</text:span><text:span text:style-name="T6">;</text:span></text:p>
      <text:p text:style-name="P7">}</text:p>
      <text:p text:style-name="P1"><text:span text:style-name="T7">else</text:span><text:span text:style-name="T12"> </text:span><text:span text:style-name="T7">if</text:span><text:span text:style-name="T6">(</text:span>s<text:span text:style-name="T6">[</text:span><text:span text:style-name="T12">middle</text:span><text:span text:style-name="T6">].</text:span>student_info<text:span text:style-name="T6">.</text:span>name<text:span text:style-name="T12"> </text:span><text:span text:style-name="T6">==</text:span><text:span text:style-name="T12"> name</text:span><text:span text:style-name="T6">){</text:span></text:p>
      <text:p text:style-name="P1"><text:span text:style-name="T12">cout</text:span><text:span text:style-name="T6">&lt;&lt;</text:span><text:span text:style-name="T12">name</text:span><text:span text:style-name="T6">&lt;&lt;"</text:span><text:span text:style-name="T8"> found in the location </text:span><text:span text:style-name="T6">"&lt;&lt;</text:span><text:span text:style-name="T12">middle</text:span><text:span text:style-name="T6">+</text:span><text:span text:style-name="T9">1</text:span><text:span text:style-name="T6">&lt;&lt;"</text:span>\n<text:span text:style-name="T6">";</text:span><text:span text:style-name="T12"> </text:span></text:p>
      <text:p text:style-name="P1"><text:span text:style-name="T7">break</text:span><text:span text:style-name="T6">;</text:span><text:span text:style-name="T12"> </text:span></text:p>
      <text:p text:style-name="P1"><text:span text:style-name="T6">}</text:span><text:span text:style-name="T12"> </text:span></text:p>
      <text:p text:style-name="P1"><text:span text:style-name="T7">else</text:span><text:span text:style-name="T12"> </text:span><text:span text:style-name="T6">{</text:span><text:span text:style-name="T12"> </text:span></text:p>
      <text:p text:style-name="P1"><text:span text:style-name="T12">last </text:span><text:span text:style-name="T6">=</text:span><text:span text:style-name="T12"> middle </text:span><text:span text:style-name="T6">-</text:span><text:span text:style-name="T12"> </text:span><text:span text:style-name="T9">1</text:span><text:span text:style-name="T6">;</text:span><text:span text:style-name="T12"> </text:span></text:p>
      <text:p text:style-name="P1"><text:span text:style-name="T6">}</text:span><text:span text:style-name="T12"> </text:span></text:p>
      <text:p text:style-name="P1"><text:span text:style-name="T12">middle </text:span><text:span text:style-name="T6">=</text:span><text:span text:style-name="T12"> </text:span><text:span text:style-name="T6">(</text:span><text:span text:style-name="T12">first </text:span><text:span text:style-name="T6">+</text:span><text:span text:style-name="T12"> last</text:span><text:span text:style-name="T6">)/</text:span><text:span text:style-name="T9">2</text:span><text:span text:style-name="T6">;</text:span><text:span text:style-name="T12"> </text:span></text:p>
      <text:p text:style-name="P1"><text:span text:style-name="T6">}</text:span><text:span text:style-name="T12"> </text:span></text:p>
      <text:p text:style-name="P1"><text:span text:style-name="T7">if</text:span><text:span text:style-name="T6">(</text:span><text:span text:style-name="T12">first </text:span><text:span text:style-name="T6">&gt;</text:span><text:span text:style-name="T12"> last</text:span><text:span text:style-name="T6">){</text:span></text:p>
      <text:p text:style-name="P1"><text:span text:style-name="T12">cout</text:span><text:span text:style-name="T6">&lt;&lt;</text:span><text:span text:style-name="T12">name</text:span><text:span text:style-name="T6">&lt;&lt;"</text:span><text:span text:style-name="T8"> not found</text:span><text:span text:style-name="T6">";</text:span></text:p>
      <text:p text:style-name="P7">}</text:p>
      <text:p text:style-name="P7">}</text:p>
      <text:p text:style-name="P3">//linear search</text:p>
      <text:p text:style-name="P1"><text:span text:style-name="T7">else</text:span> <text:span text:style-name="T6">{</text:span></text:p>
      <text:p text:style-name="P1"><text:span text:style-name="T7">if</text:span><text:span text:style-name="T12"> </text:span><text:span text:style-name="T6">(</text:span><text:span text:style-name="T12">method </text:span><text:span text:style-name="T6">==</text:span><text:span text:style-name="T12"> </text:span><text:span text:style-name="T9">2</text:span><text:span text:style-name="T6">)</text:span><text:span text:style-name="T12"> </text:span><text:span text:style-name="T6">{</text:span></text:p>
      <text:p text:style-name="P1"><text:span text:style-name="T7">for</text:span><text:span text:style-name="T12"> </text:span><text:span text:style-name="T6">(</text:span><text:span text:style-name="T10">int</text:span><text:span text:style-name="T12"> j </text:span><text:span text:style-name="T6">=</text:span><text:span text:style-name="T12"> </text:span><text:span text:style-name="T9">0</text:span><text:span text:style-name="T6">;</text:span><text:span text:style-name="T12"> j </text:span><text:span text:style-name="T6">&lt;</text:span><text:span text:style-name="T12"> num</text:span><text:span text:style-name="T6">;</text:span><text:span text:style-name="T12"> j</text:span><text:span text:style-name="T6">++</text:span><text:span text:style-name="T12"> </text:span><text:span text:style-name="T6">){</text:span></text:p>
      <text:p text:style-name="P1"><text:span text:style-name="T7">if</text:span><text:span text:style-name="T12"> </text:span><text:span text:style-name="T6">(</text:span>s<text:span text:style-name="T6">[</text:span><text:span text:style-name="T12">j</text:span><text:span text:style-name="T6">].</text:span>student_info<text:span text:style-name="T6">.</text:span>name<text:span text:style-name="T12"> </text:span><text:span text:style-name="T6">==</text:span><text:span text:style-name="T12"> name</text:span><text:span text:style-name="T6">)</text:span><text:span text:style-name="T12"> </text:span><text:span text:style-name="T6">{</text:span></text:p>
      <text:p text:style-name="P1"><text:span text:style-name="T12">cout</text:span><text:span text:style-name="T6">&lt;&lt;</text:span><text:span text:style-name="T12">name</text:span><text:span text:style-name="T6">&lt;&lt;"</text:span><text:span text:style-name="T8"> found in the location </text:span><text:span text:style-name="T6">"&lt;&lt;</text:span><text:span text:style-name="T12">j</text:span><text:span text:style-name="T6">&lt;&lt;</text:span><text:span text:style-name="T12">endl</text:span><text:span text:style-name="T6">;</text:span></text:p>
      <text:p text:style-name="P7">}</text:p>
      <text:p text:style-name="P1"><text:span text:style-name="T7">else</text:span><text:span text:style-name="T12"> </text:span><text:span text:style-name="T6">{</text:span></text:p>
      <text:p text:style-name="P1"><text:span text:style-name="T12">cout </text:span><text:span text:style-name="T6">&lt;&lt;</text:span><text:span text:style-name="T12"> </text:span><text:span text:style-name="T6">"</text:span><text:span text:style-name="T8">didn't find it</text:span><text:span text:style-name="T6">"</text:span><text:span text:style-name="T12"> </text:span><text:span text:style-name="T6">&lt;&lt;</text:span><text:span text:style-name="T12"> endl</text:span><text:span text:style-name="T6">;</text:span></text:p>
      <text:p text:style-name="P7">}</text:p>
      <text:p text:style-name="P7">}</text:p>
      <text:p text:style-name="P7">}</text:p>
      <text:p text:style-name="P1"><text:span text:style-name="T7">else</text:span><text:span text:style-name="T12"> </text:span><text:span text:style-name="T6">{</text:span></text:p>
      <text:p text:style-name="P1"><text:span text:style-name="T12">cout</text:span><text:span text:style-name="T6">&lt;&lt;"</text:span><text:span text:style-name="T8">Invalid input try again</text:span>\n<text:span text:style-name="T6">";</text:span></text:p>
      <text:p text:style-name="P1"><text:span text:style-name="T13">search</text:span><text:span text:style-name="T6">(</text:span><text:span text:style-name="T12">s</text:span><text:span text:style-name="T6">,</text:span><text:span text:style-name="T12"> count</text:span><text:span text:style-name="T6">,</text:span><text:span text:style-name="T12"> name</text:span><text:span text:style-name="T6">);</text:span></text:p>
      <text:p text:style-name="P8"><text:soft-page-break/></text:p>
      <text:p text:style-name="P7">}</text:p>
      <text:p text:style-name="P7">}</text:p>
      <text:p text:style-name="P8"/>
      <text:p text:style-name="P3">//calling the menu function</text:p>
      <text:p text:style-name="P1"><text:span text:style-name="T10">int</text:span> x <text:span text:style-name="T6">=</text:span> <text:span text:style-name="T13">menu</text:span><text:span text:style-name="T6">();</text:span></text:p>
      <text:p text:style-name="P8"/>
      <text:p text:style-name="P3">//looking for the choice</text:p>
      <text:p text:style-name="P1"><text:span text:style-name="T7">switch</text:span><text:span text:style-name="T12"> </text:span><text:span text:style-name="T6">(</text:span><text:span text:style-name="T12">x</text:span><text:span text:style-name="T6">)</text:span></text:p>
      <text:p text:style-name="P7">{</text:p>
      <text:p text:style-name="P1"><text:span text:style-name="T7">case</text:span><text:span text:style-name="T12"> </text:span><text:span text:style-name="T9">1</text:span><text:span text:style-name="T6">:{</text:span></text:p>
      <text:p text:style-name="P1"><text:span text:style-name="T13">display_students</text:span><text:span text:style-name="T6">(</text:span><text:span text:style-name="T12">s</text:span><text:span text:style-name="T6">,</text:span><text:span text:style-name="T12"> count</text:span><text:span text:style-name="T6">);</text:span></text:p>
      <text:p text:style-name="P1"><text:span text:style-name="T13">menu</text:span><text:span text:style-name="T6">();</text:span></text:p>
      <text:p text:style-name="P1"><text:span text:style-name="T7">break</text:span><text:span text:style-name="T6">;</text:span></text:p>
      <text:p text:style-name="P7">}</text:p>
      <text:p text:style-name="P1"><text:span text:style-name="T7">case</text:span><text:span text:style-name="T12"> </text:span><text:span text:style-name="T9">2</text:span><text:span text:style-name="T6">:{</text:span></text:p>
      <text:p text:style-name="P1"><text:span text:style-name="T13">sort</text:span><text:span text:style-name="T6">(</text:span><text:span text:style-name="T12">s</text:span><text:span text:style-name="T6">,</text:span><text:span text:style-name="T12"> count</text:span><text:span text:style-name="T6">);</text:span></text:p>
      <text:p text:style-name="P1"><text:span text:style-name="T13">menu</text:span><text:span text:style-name="T6">();</text:span></text:p>
      <text:p text:style-name="P1"><text:span text:style-name="T7">break</text:span><text:span text:style-name="T6">;</text:span></text:p>
      <text:p text:style-name="P7">}</text:p>
      <text:p text:style-name="P1"><text:span text:style-name="T7">case</text:span><text:span text:style-name="T12"> </text:span><text:span text:style-name="T9">3</text:span><text:span text:style-name="T6">:{</text:span></text:p>
      <text:p text:style-name="P1"><text:span text:style-name="T12">string name</text:span><text:span text:style-name="T6">;</text:span></text:p>
      <text:p text:style-name="P1"><text:span text:style-name="T12">cout</text:span><text:span text:style-name="T6">&lt;&lt;"</text:span><text:span text:style-name="T8">Insert the name of the studnet : </text:span><text:span text:style-name="T6">";</text:span></text:p>
      <text:p text:style-name="P1"><text:span text:style-name="T12">cin</text:span><text:span text:style-name="T6">&gt;&gt;</text:span><text:span text:style-name="T12">name</text:span><text:span text:style-name="T6">;</text:span></text:p>
      <text:p text:style-name="P3">//calling the search function</text:p>
      <text:p text:style-name="P1"><text:span text:style-name="T13">search</text:span><text:span text:style-name="T6">(</text:span><text:span text:style-name="T12">s</text:span><text:span text:style-name="T6">,</text:span><text:span text:style-name="T12"> count</text:span><text:span text:style-name="T6">,</text:span><text:span text:style-name="T12"> name</text:span><text:span text:style-name="T6">);</text:span></text:p>
      <text:p text:style-name="P1"><text:span text:style-name="T13">menu</text:span><text:span text:style-name="T6">();</text:span></text:p>
      <text:p text:style-name="P1"><text:span text:style-name="T7">break</text:span><text:span text:style-name="T6">;</text:span></text:p>
      <text:p text:style-name="P7">}</text:p>
      <text:p text:style-name="P1"><text:span text:style-name="T7">case</text:span><text:span text:style-name="T12"> </text:span><text:span text:style-name="T9">4</text:span><text:span text:style-name="T6">:{</text:span></text:p>
      <text:p text:style-name="P1"><text:span text:style-name="T13">find_maximum</text:span><text:span text:style-name="T6">(</text:span><text:span text:style-name="T12">s</text:span><text:span text:style-name="T6">,</text:span><text:span text:style-name="T12"> count</text:span><text:span text:style-name="T6">);</text:span></text:p>
      <text:p text:style-name="P1"><text:span text:style-name="T13">menu</text:span><text:span text:style-name="T6">();</text:span></text:p>
      <text:p text:style-name="P1"><text:span text:style-name="T7">break</text:span><text:span text:style-name="T6">;</text:span></text:p>
      <text:p text:style-name="P7">}</text:p>
      <text:p text:style-name="P1"><text:span text:style-name="T7">case</text:span><text:span text:style-name="T12"> </text:span><text:span text:style-name="T9">5</text:span><text:span text:style-name="T6">:{</text:span></text:p>
      <text:p text:style-name="P1"><text:span text:style-name="T13">update_file</text:span><text:span text:style-name="T6">(</text:span><text:span text:style-name="T12">s</text:span><text:span text:style-name="T6">);</text:span></text:p>
      <text:p text:style-name="P1"><text:span text:style-name="T13">menu</text:span><text:span text:style-name="T6">();</text:span></text:p>
      <text:p text:style-name="P1"><text:span text:style-name="T7">break</text:span><text:span text:style-name="T6">;</text:span></text:p>
      <text:p text:style-name="P7">}</text:p>
      <text:p text:style-name="P1"><text:span text:style-name="T7">case</text:span><text:span text:style-name="T12"> </text:span><text:span text:style-name="T9">6</text:span><text:span text:style-name="T6">:</text:span></text:p>
      <text:p text:style-name="P1"><text:span text:style-name="T13">quit</text:span><text:span text:style-name="T6">();</text:span></text:p>
      <text:p text:style-name="P1"><text:span text:style-name="T13">menu</text:span><text:span text:style-name="T6">();</text:span></text:p>
      <text:p text:style-name="P1"><text:span text:style-name="T7">break</text:span><text:span text:style-name="T6">;</text:span></text:p>
      <text:p text:style-name="P1"><text:span text:style-name="T7">default</text:span><text:span text:style-name="T6">:</text:span></text:p>
      <text:p text:style-name="P1"><text:span text:style-name="T12">cout</text:span><text:span text:style-name="T6">&lt;&lt;"</text:span><text:span text:style-name="T8">Response is not valid</text:span><text:span text:style-name="T6">"&lt;&lt;</text:span><text:span text:style-name="T12">endl</text:span><text:span text:style-name="T6">;</text:span></text:p>
      <text:p text:style-name="P1"><text:span text:style-name="T13">menu</text:span><text:span text:style-name="T6">();</text:span></text:p>
      <text:p text:style-name="P1"><text:span text:style-name="T7">break</text:span><text:span text:style-name="T6">;</text:span></text:p>
      <text:p text:style-name="P7">}</text:p>
      <text:p text:style-name="P7">}</text:p>
      <text:p text:style-name="P8"/>
      <text:p text:style-name="P3">//calculating the maximum average value</text:p>
      <text:p text:style-name="P1"><text:soft-page-break/><text:span text:style-name="T10">void</text:span> <text:span text:style-name="T13">find_maximum</text:span><text:span text:style-name="T6">(</text:span><text:span text:style-name="T11">student_tag</text:span> s<text:span text:style-name="T6">[],</text:span> <text:span text:style-name="T10">int</text:span> num<text:span text:style-name="T6">){</text:span></text:p>
      <text:p text:style-name="P1"><text:span text:style-name="T10">int</text:span> i<text:span text:style-name="T6">,</text:span>j<text:span text:style-name="T6">,</text:span>temp<text:span text:style-name="T6">,</text:span> pass <text:span text:style-name="T6">=</text:span> <text:span text:style-name="T9">0</text:span><text:span text:style-name="T6">;</text:span></text:p>
      <text:p text:style-name="P1"><text:span text:style-name="T7">for</text:span><text:span text:style-name="T6">(</text:span>i <text:span text:style-name="T6">=</text:span> <text:span text:style-name="T9">0</text:span><text:span text:style-name="T6">;</text:span> i<text:span text:style-name="T6">&lt;</text:span>num<text:span text:style-name="T6">;</text:span> i<text:span text:style-name="T6">++)</text:span> <text:span text:style-name="T6">{</text:span></text:p>
      <text:p text:style-name="P1"><text:span text:style-name="T7">for</text:span><text:span text:style-name="T6">(</text:span><text:span text:style-name="T12">j </text:span><text:span text:style-name="T6">=</text:span><text:span text:style-name="T12"> i</text:span><text:span text:style-name="T6">+</text:span><text:span text:style-name="T9">1</text:span><text:span text:style-name="T6">;</text:span><text:span text:style-name="T12"> j</text:span><text:span text:style-name="T6">&lt;</text:span><text:span text:style-name="T12">num</text:span><text:span text:style-name="T6">;</text:span><text:span text:style-name="T12"> j</text:span><text:span text:style-name="T6">++)</text:span><text:span text:style-name="T12"> </text:span><text:span text:style-name="T6">{</text:span></text:p>
      <text:p text:style-name="P1"><text:span text:style-name="T7">if</text:span><text:span text:style-name="T6">(</text:span>s<text:span text:style-name="T6">[</text:span><text:span text:style-name="T12">j</text:span><text:span text:style-name="T6">].</text:span>course_info<text:span text:style-name="T6">.</text:span>avg<text:span text:style-name="T12"> </text:span><text:span text:style-name="T6">&lt;</text:span><text:span text:style-name="T12"> </text:span>s<text:span text:style-name="T6">[</text:span><text:span text:style-name="T12">i</text:span><text:span text:style-name="T6">].</text:span>course_info<text:span text:style-name="T6">.</text:span>avg<text:span text:style-name="T6">)</text:span><text:span text:style-name="T12"> </text:span><text:span text:style-name="T6">{</text:span></text:p>
      <text:p text:style-name="P1"><text:span text:style-name="T12">temp </text:span><text:span text:style-name="T6">=</text:span><text:span text:style-name="T12"> </text:span>s<text:span text:style-name="T6">[</text:span><text:span text:style-name="T12">i</text:span><text:span text:style-name="T6">].</text:span>course_info<text:span text:style-name="T6">.</text:span>avg<text:span text:style-name="T6">;</text:span></text:p>
      <text:p text:style-name="P1">s<text:span text:style-name="T6">[</text:span><text:span text:style-name="T12">i</text:span><text:span text:style-name="T6">].</text:span>course_info<text:span text:style-name="T6">.</text:span>avg<text:span text:style-name="T12"> </text:span><text:span text:style-name="T6">=</text:span><text:span text:style-name="T12"> </text:span>s<text:span text:style-name="T6">[</text:span><text:span text:style-name="T12">j</text:span><text:span text:style-name="T6">].</text:span>course_info<text:span text:style-name="T6">.</text:span>avg<text:span text:style-name="T6">;</text:span></text:p>
      <text:p text:style-name="P1">s<text:span text:style-name="T6">[</text:span><text:span text:style-name="T12">j</text:span><text:span text:style-name="T6">].</text:span>course_info<text:span text:style-name="T6">.</text:span>avg<text:span text:style-name="T12"> </text:span><text:span text:style-name="T6">=</text:span><text:span text:style-name="T12"> temp</text:span><text:span text:style-name="T6">;</text:span></text:p>
      <text:p text:style-name="P7">}</text:p>
      <text:p text:style-name="P7">}</text:p>
      <text:p text:style-name="P1"><text:span text:style-name="T12">pass</text:span><text:span text:style-name="T6">++;</text:span></text:p>
      <text:p text:style-name="P7">}</text:p>
      <text:p text:style-name="P8"/>
      <text:p text:style-name="P1">cout<text:span text:style-name="T6">&lt;&lt;"</text:span><text:span text:style-name="T8">The highest scoring student's details are...</text:span>\n<text:span text:style-name="T6">";</text:span></text:p>
      <text:p text:style-name="P1">cout<text:span text:style-name="T6">&lt;&lt;</text:span>s<text:span text:style-name="T6">[</text:span>num<text:span text:style-name="T6">].</text:span>student_info<text:span text:style-name="T6">.</text:span>name<text:span text:style-name="T6">&lt;&lt;</text:span>endl<text:span text:style-name="T6">;</text:span></text:p>
      <text:p text:style-name="P1">cout<text:span text:style-name="T6">&lt;&lt;</text:span>s<text:span text:style-name="T6">[</text:span>num<text:span text:style-name="T6">].</text:span>student_info<text:span text:style-name="T6">.</text:span>id<text:span text:style-name="T6">&lt;&lt;</text:span>endl<text:span text:style-name="T6">;</text:span></text:p>
      <text:p text:style-name="P1">cout<text:span text:style-name="T6">&lt;&lt;</text:span>s<text:span text:style-name="T6">[</text:span>num<text:span text:style-name="T6">].</text:span>course_info<text:span text:style-name="T6">.</text:span>avg<text:span text:style-name="T6">&lt;&lt;</text:span>endl<text:span text:style-name="T6">;</text:span></text:p>
      <text:p text:style-name="P8"/>
      <text:p text:style-name="P3">//calling the menu function</text:p>
      <text:p text:style-name="P1"><text:span text:style-name="T10">int</text:span> x <text:span text:style-name="T6">=</text:span> <text:span text:style-name="T13">menu</text:span><text:span text:style-name="T6">();</text:span></text:p>
      <text:p text:style-name="P8"/>
      <text:p text:style-name="P3">//looking for the choice</text:p>
      <text:p text:style-name="P1"><text:span text:style-name="T7">switch</text:span><text:span text:style-name="T12"> </text:span><text:span text:style-name="T6">(</text:span><text:span text:style-name="T12">x</text:span><text:span text:style-name="T6">)</text:span></text:p>
      <text:p text:style-name="P7">{</text:p>
      <text:p text:style-name="P1"><text:span text:style-name="T7">case</text:span><text:span text:style-name="T12"> </text:span><text:span text:style-name="T9">1</text:span><text:span text:style-name="T6">:{</text:span></text:p>
      <text:p text:style-name="P1"><text:span text:style-name="T13">display_students</text:span><text:span text:style-name="T6">(</text:span><text:span text:style-name="T12">s</text:span><text:span text:style-name="T6">,</text:span><text:span text:style-name="T12"> count</text:span><text:span text:style-name="T6">);</text:span></text:p>
      <text:p text:style-name="P1"><text:span text:style-name="T13">menu</text:span><text:span text:style-name="T6">();</text:span></text:p>
      <text:p text:style-name="P1"><text:span text:style-name="T7">break</text:span><text:span text:style-name="T6">;</text:span></text:p>
      <text:p text:style-name="P7">}</text:p>
      <text:p text:style-name="P1"><text:span text:style-name="T7">case</text:span><text:span text:style-name="T12"> </text:span><text:span text:style-name="T9">2</text:span><text:span text:style-name="T6">:{</text:span></text:p>
      <text:p text:style-name="P1"><text:span text:style-name="T13">sort</text:span><text:span text:style-name="T6">(</text:span><text:span text:style-name="T12">s</text:span><text:span text:style-name="T6">,</text:span><text:span text:style-name="T12"> count</text:span><text:span text:style-name="T6">);</text:span></text:p>
      <text:p text:style-name="P1"><text:span text:style-name="T13">menu</text:span><text:span text:style-name="T6">();</text:span></text:p>
      <text:p text:style-name="P1"><text:span text:style-name="T7">break</text:span><text:span text:style-name="T6">;</text:span></text:p>
      <text:p text:style-name="P7">}</text:p>
      <text:p text:style-name="P1"><text:span text:style-name="T7">case</text:span><text:span text:style-name="T12"> </text:span><text:span text:style-name="T9">3</text:span><text:span text:style-name="T6">:{</text:span></text:p>
      <text:p text:style-name="P1"><text:span text:style-name="T12">string name</text:span><text:span text:style-name="T6">;</text:span></text:p>
      <text:p text:style-name="P1"><text:span text:style-name="T12">cout</text:span><text:span text:style-name="T6">&lt;&lt;"</text:span><text:span text:style-name="T8">Insert the name of the studnet : </text:span><text:span text:style-name="T6">";</text:span></text:p>
      <text:p text:style-name="P1"><text:span text:style-name="T12">cin</text:span><text:span text:style-name="T6">&gt;&gt;</text:span><text:span text:style-name="T12">name</text:span><text:span text:style-name="T6">;</text:span></text:p>
      <text:p text:style-name="P3">//calling the search function</text:p>
      <text:p text:style-name="P1"><text:span text:style-name="T13">search</text:span><text:span text:style-name="T6">(</text:span><text:span text:style-name="T12">s</text:span><text:span text:style-name="T6">,</text:span><text:span text:style-name="T12"> count</text:span><text:span text:style-name="T6">,</text:span><text:span text:style-name="T12"> name</text:span><text:span text:style-name="T6">);</text:span></text:p>
      <text:p text:style-name="P1"><text:span text:style-name="T13">menu</text:span><text:span text:style-name="T6">();</text:span></text:p>
      <text:p text:style-name="P1"><text:span text:style-name="T7">break</text:span><text:span text:style-name="T6">;</text:span></text:p>
      <text:p text:style-name="P7">}</text:p>
      <text:p text:style-name="P1"><text:span text:style-name="T7">case</text:span><text:span text:style-name="T12"> </text:span><text:span text:style-name="T9">4</text:span><text:span text:style-name="T6">:{</text:span></text:p>
      <text:p text:style-name="P1"><text:span text:style-name="T13">find_maximum</text:span><text:span text:style-name="T6">(</text:span><text:span text:style-name="T12">s</text:span><text:span text:style-name="T6">,</text:span><text:span text:style-name="T12"> count</text:span><text:span text:style-name="T6">);</text:span></text:p>
      <text:p text:style-name="P1"><text:span text:style-name="T13">menu</text:span><text:span text:style-name="T6">();</text:span></text:p>
      <text:p text:style-name="P1"><text:span text:style-name="T7">break</text:span><text:span text:style-name="T6">;</text:span></text:p>
      <text:p text:style-name="P7">}</text:p>
      <text:p text:style-name="P1"><text:span text:style-name="T7">case</text:span><text:span text:style-name="T12"> </text:span><text:span text:style-name="T9">5</text:span><text:span text:style-name="T6">:{</text:span></text:p>
      <text:p text:style-name="P1"><text:span text:style-name="T13">update_file</text:span><text:span text:style-name="T6">(</text:span><text:span text:style-name="T12">s</text:span><text:span text:style-name="T6">);</text:span></text:p>
      <text:p text:style-name="P1"><text:span text:style-name="T13">menu</text:span><text:span text:style-name="T6">();</text:span></text:p>
      <text:p text:style-name="P1"><text:soft-page-break/><text:span text:style-name="T7">break</text:span><text:span text:style-name="T6">;</text:span></text:p>
      <text:p text:style-name="P7">}</text:p>
      <text:p text:style-name="P1"><text:span text:style-name="T7">case</text:span><text:span text:style-name="T12"> </text:span><text:span text:style-name="T9">6</text:span><text:span text:style-name="T6">:</text:span></text:p>
      <text:p text:style-name="P1"><text:span text:style-name="T13">quit</text:span><text:span text:style-name="T6">();</text:span></text:p>
      <text:p text:style-name="P1"><text:span text:style-name="T13">menu</text:span><text:span text:style-name="T6">();</text:span></text:p>
      <text:p text:style-name="P1"><text:span text:style-name="T7">break</text:span><text:span text:style-name="T6">;</text:span></text:p>
      <text:p text:style-name="P1"><text:span text:style-name="T7">default</text:span><text:span text:style-name="T6">:</text:span></text:p>
      <text:p text:style-name="P1"><text:span text:style-name="T12">cout</text:span><text:span text:style-name="T6">&lt;&lt;"</text:span><text:span text:style-name="T8">Response is not valid</text:span><text:span text:style-name="T6">"&lt;&lt;</text:span><text:span text:style-name="T12">endl</text:span><text:span text:style-name="T6">;</text:span></text:p>
      <text:p text:style-name="P1"><text:span text:style-name="T13">menu</text:span><text:span text:style-name="T6">();</text:span></text:p>
      <text:p text:style-name="P1"><text:span text:style-name="T7">break</text:span><text:span text:style-name="T6">;</text:span></text:p>
      <text:p text:style-name="P7">}</text:p>
      <text:p text:style-name="P8"/>
      <text:p text:style-name="P7">}</text:p>
      <text:p text:style-name="P8"/>
      <text:p text:style-name="P3">//update the text file</text:p>
      <text:p text:style-name="P1"><text:span text:style-name="T10">void</text:span> <text:span text:style-name="T13">update_file</text:span><text:span text:style-name="T6">(</text:span><text:span text:style-name="T11">student_tag</text:span> s<text:span text:style-name="T6">[]){</text:span></text:p>
      <text:p text:style-name="P3">//creating a file instance</text:p>
      <text:p text:style-name="P1">fstream <text:span text:style-name="T13">sample</text:span><text:span text:style-name="T6">("</text:span><text:span text:style-name="T8">Students.txt</text:span><text:span text:style-name="T6">",</text:span> <text:span text:style-name="T11">ios</text:span><text:span text:style-name="T6">::</text:span>in <text:span text:style-name="T6">|</text:span> <text:span text:style-name="T11">ios</text:span><text:span text:style-name="T6">::</text:span>out <text:span text:style-name="T6">|</text:span> <text:span text:style-name="T11">ios</text:span><text:span text:style-name="T6">::</text:span>app<text:span text:style-name="T6">);</text:span></text:p>
      <text:p text:style-name="P1"><text:span text:style-name="T7">if</text:span> <text:span text:style-name="T6">(!</text:span>sample<text:span text:style-name="T6">.</text:span><text:span text:style-name="T13">is_open</text:span><text:span text:style-name="T6">()){</text:span></text:p>
      <text:p text:style-name="P1"><text:span text:style-name="T12">cout</text:span><text:span text:style-name="T6">&lt;&lt;"</text:span><text:span text:style-name="T8">Error while opening the file</text:span>\n<text:span text:style-name="T6">";</text:span></text:p>
      <text:p text:style-name="P7">}</text:p>
      <text:p text:style-name="P1"><text:span text:style-name="T7">else</text:span> <text:span text:style-name="T6">{</text:span></text:p>
      <text:p text:style-name="P1"><text:span text:style-name="T12">cout</text:span><text:span text:style-name="T6">&lt;&lt;"</text:span><text:span text:style-name="T8">Insert the number of tudents you are going to add : </text:span><text:span text:style-name="T6">";</text:span></text:p>
      <text:p text:style-name="P1"><text:span text:style-name="T10">int</text:span><text:span text:style-name="T12"> num</text:span><text:span text:style-name="T6">;</text:span></text:p>
      <text:p text:style-name="P1"><text:span text:style-name="T12">cin</text:span><text:span text:style-name="T6">&gt;&gt;</text:span><text:span text:style-name="T12">num</text:span><text:span text:style-name="T6">;</text:span></text:p>
      <text:p text:style-name="P8"/>
      <text:p text:style-name="P3">//creating a temparary struct</text:p>
      <text:p text:style-name="P1"><text:span text:style-name="T12">student_tag temp</text:span><text:span text:style-name="T6">;</text:span></text:p>
      <text:p text:style-name="P8"/>
      <text:p text:style-name="P1"><text:span text:style-name="T7">for</text:span><text:span text:style-name="T12"> </text:span><text:span text:style-name="T6">(</text:span><text:span text:style-name="T10">int</text:span><text:span text:style-name="T12"> i</text:span><text:span text:style-name="T6">=</text:span><text:span text:style-name="T12">count</text:span><text:span text:style-name="T6">;</text:span><text:span text:style-name="T12"> i</text:span><text:span text:style-name="T6">&lt;(</text:span><text:span text:style-name="T12">count</text:span><text:span text:style-name="T6">+</text:span><text:span text:style-name="T12">num</text:span><text:span text:style-name="T6">);</text:span><text:span text:style-name="T12"> i</text:span><text:span text:style-name="T6">++){</text:span></text:p>
      <text:p text:style-name="P1"><text:span text:style-name="T12">cout</text:span><text:span text:style-name="T6">&lt;&lt;"</text:span><text:span text:style-name="T8">Insert the name of the student : </text:span><text:span text:style-name="T6">";</text:span></text:p>
      <text:p text:style-name="P1"><text:span text:style-name="T12">cin</text:span><text:span text:style-name="T6">&gt;&gt;</text:span>temp<text:span text:style-name="T6">.</text:span>student_info<text:span text:style-name="T6">.</text:span>name<text:span text:style-name="T6">;</text:span></text:p>
      <text:p text:style-name="P8"/>
      <text:p text:style-name="P1"><text:span text:style-name="T12">cout</text:span><text:span text:style-name="T6">&lt;&lt;"</text:span><text:span text:style-name="T8">Insert the Student ID : </text:span><text:span text:style-name="T6">";</text:span></text:p>
      <text:p text:style-name="P1"><text:span text:style-name="T12">cin</text:span><text:span text:style-name="T6">&gt;&gt;</text:span>temp<text:span text:style-name="T6">.</text:span>student_info<text:span text:style-name="T6">.</text:span>id<text:span text:style-name="T6">;</text:span></text:p>
      <text:p text:style-name="P8"/>
      <text:p text:style-name="P1"><text:span text:style-name="T12">cout</text:span><text:span text:style-name="T6">&lt;&lt;"</text:span><text:span text:style-name="T8">Insert the course name : </text:span><text:span text:style-name="T6">";</text:span></text:p>
      <text:p text:style-name="P1"><text:span text:style-name="T12">cin</text:span><text:span text:style-name="T6">&gt;&gt;</text:span>temp<text:span text:style-name="T6">.</text:span>course_info<text:span text:style-name="T6">.</text:span>course_name<text:span text:style-name="T6">;</text:span></text:p>
      <text:p text:style-name="P8"/>
      <text:p text:style-name="P1"><text:span text:style-name="T12">cout</text:span><text:span text:style-name="T6">&lt;&lt;"</text:span><text:span text:style-name="T8">Insert the number of units : </text:span><text:span text:style-name="T6">";</text:span></text:p>
      <text:p text:style-name="P1"><text:span text:style-name="T12">cin</text:span><text:span text:style-name="T6">&gt;&gt;</text:span>temp<text:span text:style-name="T6">.</text:span>course_info<text:span text:style-name="T6">.</text:span>no_of_units<text:span text:style-name="T6">;</text:span></text:p>
      <text:p text:style-name="P8"/>
      <text:p text:style-name="P1"><text:span text:style-name="T12">cout</text:span><text:span text:style-name="T6">&lt;&lt;"</text:span><text:span text:style-name="T8">Insert the marks : </text:span><text:span text:style-name="T6">";</text:span></text:p>
      <text:p text:style-name="P1"><text:span text:style-name="T7">for</text:span><text:span text:style-name="T12"> </text:span><text:span text:style-name="T6">(</text:span><text:span text:style-name="T10">int</text:span><text:span text:style-name="T12"> j</text:span><text:span text:style-name="T6">=</text:span><text:span text:style-name="T9">0</text:span><text:span text:style-name="T6">;</text:span><text:span text:style-name="T12"> j</text:span><text:span text:style-name="T6">&lt;</text:span><text:span text:style-name="T9">4</text:span><text:span text:style-name="T6">;</text:span><text:span text:style-name="T12"> j</text:span><text:span text:style-name="T6">++)</text:span><text:span text:style-name="T12"> </text:span><text:span text:style-name="T6">{</text:span></text:p>
      <text:p text:style-name="P1"><text:span text:style-name="T12">cin</text:span><text:span text:style-name="T6">&gt;&gt;</text:span>temp<text:span text:style-name="T6">.</text:span>course_info<text:span text:style-name="T6">.</text:span>marks<text:span text:style-name="T6">[</text:span><text:span text:style-name="T12">j</text:span><text:span text:style-name="T6">];</text:span></text:p>
      <text:p text:style-name="P7">}</text:p>
      <text:p text:style-name="P8"/>
      <text:p text:style-name="P1"><text:span text:style-name="T12">sample</text:span><text:span text:style-name="T6">&lt;&lt;</text:span>temp<text:span text:style-name="T6">.</text:span>student_info<text:span text:style-name="T6">.</text:span>name<text:span text:style-name="T6">&lt;&lt;"</text:span>\t<text:span text:style-name="T6">"&lt;&lt;</text:span>temp<text:span text:style-name="T6">.</text:span>student_info<text:span text:style-name="T6">.</text:span>id<text:span text:style-name="T6">&lt;&lt;"</text:span>\t<text:span text:style-name="T6">"&lt;&lt;</text:span>temp<text:span text:style-name="T6">.</text:span>course_info<text:span text:style-name="T6">.</text:span>course_name<text:span text:style-name="T6">&lt;&lt;"</text:span>\t<text:span text:style-name="T6">"&lt;&lt;</text:span>temp<text:span text:style-name="T6">.</text:span>course_info<text:span text:style-name="T6">.</text:span>no_of_units<text:span text:style-name="T6">&lt;&lt;"</text:span>\t<text:span text:style-name="T6">"&lt;&lt;</text:span>temp<text:span text:style-name="T6">.</text:span>course_info<text:span text:style-name="T6">.</text:span>marks<text:span text:style-name="T6">[</text:span><text:span text:style-name="T9">0</text:span><text:span text:style-name="T6">]&lt;&lt;"</text:span>\t<text:span text:style-name="T6">"&lt;&lt;</text:span>temp<text:span text:style-name="T6">.</text:span>course_info<text:span text:style-name="T6">.</text:span>marks<text:span text:style-name="T6">[</text:span><text:span text:style-name="T9">1</text:span><text:span text:style-name="T6">]&lt;&lt;"</text:span>\t<text:span text:style-name="T6">"&lt;&lt;</text:span>temp<text:span text:style-name="T6">.</text:span>course_info<text:span text:style-name="T6">.</text:span>marks<text:span text:style-name="T6">[</text:span><text:span text:style-name="T9">2</text:span><text:span text:style-name="T6">]&lt;&lt;"</text:span>\t<text:span text:style-name="T6">"&lt;&lt;</text:span>temp<text:span text:style-name="T6">.</text:span>course_info<text:span text:style-name="T6">.</text:span>marks<text:span text:style-name="T6">[</text:span><text:span text:style-name="T9">3</text:span><text:span text:style-name="T6">];</text:span><text:span text:style-name="T12"> </text:span></text:p>
      <text:p text:style-name="P7"><text:soft-page-break/>}</text:p>
      <text:p text:style-name="P7">}</text:p>
      <text:p text:style-name="P1">sample<text:span text:style-name="T6">.</text:span><text:span text:style-name="T13">close</text:span><text:span text:style-name="T6">();</text:span></text:p>
      <text:p text:style-name="P8"/>
      <text:p text:style-name="P3">//calling the read file function</text:p>
      <text:p text:style-name="P1"><text:span text:style-name="T13">read_file</text:span><text:span text:style-name="T6">(</text:span>s<text:span text:style-name="T6">);</text:span></text:p>
      <text:p text:style-name="P8"/>
      <text:p text:style-name="P3">//calling the menu function</text:p>
      <text:p text:style-name="P1"><text:span text:style-name="T10">int</text:span> x <text:span text:style-name="T6">=</text:span> <text:span text:style-name="T13">menu</text:span><text:span text:style-name="T6">();</text:span></text:p>
      <text:p text:style-name="P8"/>
      <text:p text:style-name="P3">//looking for the choice</text:p>
      <text:p text:style-name="P1"><text:span text:style-name="T7">switch</text:span><text:span text:style-name="T12"> </text:span><text:span text:style-name="T6">(</text:span><text:span text:style-name="T12">x</text:span><text:span text:style-name="T6">)</text:span></text:p>
      <text:p text:style-name="P7">{</text:p>
      <text:p text:style-name="P1"><text:span text:style-name="T7">case</text:span><text:span text:style-name="T12"> </text:span><text:span text:style-name="T9">1</text:span><text:span text:style-name="T6">:{</text:span></text:p>
      <text:p text:style-name="P1"><text:span text:style-name="T13">display_students</text:span><text:span text:style-name="T6">(</text:span><text:span text:style-name="T12">s</text:span><text:span text:style-name="T6">,</text:span><text:span text:style-name="T12"> count</text:span><text:span text:style-name="T6">);</text:span></text:p>
      <text:p text:style-name="P1"><text:span text:style-name="T13">menu</text:span><text:span text:style-name="T6">();</text:span></text:p>
      <text:p text:style-name="P1"><text:span text:style-name="T7">break</text:span><text:span text:style-name="T6">;</text:span></text:p>
      <text:p text:style-name="P7">}</text:p>
      <text:p text:style-name="P1"><text:span text:style-name="T7">case</text:span><text:span text:style-name="T12"> </text:span><text:span text:style-name="T9">2</text:span><text:span text:style-name="T6">:{</text:span></text:p>
      <text:p text:style-name="P1"><text:span text:style-name="T13">sort</text:span><text:span text:style-name="T6">(</text:span><text:span text:style-name="T12">s</text:span><text:span text:style-name="T6">,</text:span><text:span text:style-name="T12"> count</text:span><text:span text:style-name="T6">);</text:span></text:p>
      <text:p text:style-name="P1"><text:span text:style-name="T13">menu</text:span><text:span text:style-name="T6">();</text:span></text:p>
      <text:p text:style-name="P1"><text:span text:style-name="T7">break</text:span><text:span text:style-name="T6">;</text:span></text:p>
      <text:p text:style-name="P7">}</text:p>
      <text:p text:style-name="P1"><text:span text:style-name="T7">case</text:span><text:span text:style-name="T12"> </text:span><text:span text:style-name="T9">3</text:span><text:span text:style-name="T6">:{</text:span></text:p>
      <text:p text:style-name="P1"><text:span text:style-name="T12">string name</text:span><text:span text:style-name="T6">;</text:span></text:p>
      <text:p text:style-name="P1"><text:span text:style-name="T12">cout</text:span><text:span text:style-name="T6">&lt;&lt;"</text:span><text:span text:style-name="T8">Insert the name of the studnet : </text:span><text:span text:style-name="T6">";</text:span></text:p>
      <text:p text:style-name="P1"><text:span text:style-name="T12">cin</text:span><text:span text:style-name="T6">&gt;&gt;</text:span><text:span text:style-name="T12">name</text:span><text:span text:style-name="T6">;</text:span></text:p>
      <text:p text:style-name="P3">//calling the search function</text:p>
      <text:p text:style-name="P1"><text:span text:style-name="T13">search</text:span><text:span text:style-name="T6">(</text:span><text:span text:style-name="T12">s</text:span><text:span text:style-name="T6">,</text:span><text:span text:style-name="T12"> count</text:span><text:span text:style-name="T6">,</text:span><text:span text:style-name="T12"> name</text:span><text:span text:style-name="T6">);</text:span></text:p>
      <text:p text:style-name="P1"><text:span text:style-name="T13">menu</text:span><text:span text:style-name="T6">();</text:span></text:p>
      <text:p text:style-name="P1"><text:span text:style-name="T7">break</text:span><text:span text:style-name="T6">;</text:span></text:p>
      <text:p text:style-name="P7">}</text:p>
      <text:p text:style-name="P1"><text:span text:style-name="T7">case</text:span><text:span text:style-name="T12"> </text:span><text:span text:style-name="T9">4</text:span><text:span text:style-name="T6">:{</text:span></text:p>
      <text:p text:style-name="P1"><text:span text:style-name="T13">find_maximum</text:span><text:span text:style-name="T6">(</text:span><text:span text:style-name="T12">s</text:span><text:span text:style-name="T6">,</text:span><text:span text:style-name="T12"> count</text:span><text:span text:style-name="T6">);</text:span></text:p>
      <text:p text:style-name="P1"><text:span text:style-name="T13">menu</text:span><text:span text:style-name="T6">();</text:span></text:p>
      <text:p text:style-name="P1"><text:span text:style-name="T7">break</text:span><text:span text:style-name="T6">;</text:span></text:p>
      <text:p text:style-name="P7">}</text:p>
      <text:p text:style-name="P1"><text:span text:style-name="T7">case</text:span><text:span text:style-name="T12"> </text:span><text:span text:style-name="T9">5</text:span><text:span text:style-name="T6">:{</text:span></text:p>
      <text:p text:style-name="P1"><text:span text:style-name="T13">update_file</text:span><text:span text:style-name="T6">(</text:span><text:span text:style-name="T12">s</text:span><text:span text:style-name="T6">);</text:span></text:p>
      <text:p text:style-name="P1"><text:span text:style-name="T13">menu</text:span><text:span text:style-name="T6">();</text:span></text:p>
      <text:p text:style-name="P1"><text:span text:style-name="T7">break</text:span><text:span text:style-name="T6">;</text:span></text:p>
      <text:p text:style-name="P7">}</text:p>
      <text:p text:style-name="P1"><text:span text:style-name="T7">case</text:span><text:span text:style-name="T12"> </text:span><text:span text:style-name="T9">6</text:span><text:span text:style-name="T6">:</text:span></text:p>
      <text:p text:style-name="P1"><text:span text:style-name="T13">quit</text:span><text:span text:style-name="T6">();</text:span></text:p>
      <text:p text:style-name="P1"><text:span text:style-name="T13">menu</text:span><text:span text:style-name="T6">();</text:span></text:p>
      <text:p text:style-name="P1"><text:span text:style-name="T7">break</text:span><text:span text:style-name="T6">;</text:span></text:p>
      <text:p text:style-name="P1"><text:span text:style-name="T7">default</text:span><text:span text:style-name="T6">:</text:span></text:p>
      <text:p text:style-name="P1"><text:span text:style-name="T12">cout</text:span><text:span text:style-name="T6">&lt;&lt;"</text:span><text:span text:style-name="T8">Response is not valid</text:span><text:span text:style-name="T6">"&lt;&lt;</text:span><text:span text:style-name="T12">endl</text:span><text:span text:style-name="T6">;</text:span></text:p>
      <text:p text:style-name="P1"><text:span text:style-name="T13">menu</text:span><text:span text:style-name="T6">();</text:span></text:p>
      <text:p text:style-name="P1"><text:span text:style-name="T7">break</text:span><text:span text:style-name="T6">;</text:span></text:p>
      <text:p text:style-name="P7">}</text:p>
      <text:p text:style-name="P7"><text:soft-page-break/>}</text:p>
      <text:p text:style-name="P8"/>
      <text:p text:style-name="P3">//quit the program</text:p>
      <text:p text:style-name="P1"><text:span text:style-name="T10">int</text:span> <text:span text:style-name="T13">quit</text:span><text:span text:style-name="T6">(){</text:span></text:p>
      <text:p text:style-name="P1">cout<text:span text:style-name="T6">&lt;&lt;"</text:span><text:span text:style-name="T8">Thank you for being with us</text:span>\n\t\t\t<text:span text:style-name="T8">GOOD BYE!</text:span>\n<text:span text:style-name="T6">";</text:span></text:p>
      <text:p text:style-name="P1"><text:span text:style-name="T7">return</text:span> <text:span text:style-name="T9">0</text:span><text:span text:style-name="T6">;</text:span></text:p>
      <text:p text:style-name="P7">}</text:p>
      <text:p text:style-name="Text_20_body"/>
      <text:h text:style-name="Heading_20_2" text:outline-level="2">4. Screenshots showing the working program</text:h>
      <text:p text:style-name="Text_20_body"/>
      <text:h text:style-name="P37" text:outline-level="1">Problem – 0<text:span text:style-name="T2">2</text:span></text:h>
      <text:h text:style-name="P31" text:outline-level="2">1. Program Description</text:h>
      <text:p text:style-name="P15"><text:tab/><text:span text:style-name="T14">This program implements the same student management system which is going to implemented using the linked list. This way it is easy to map the student information accordingly</text:span></text:p>
      <text:h text:style-name="P31" text:outline-level="2">2. Inputs and Outputs</text:h>
      <text:p text:style-name="P17"/>
      <table:table table:name="Table2" table:style-name="Table2">
        <table:table-column table:style-name="Table2.A" table:number-columns-repeated="7"/>
        <table:table-row>
          <table:table-cell table:style-name="Table2.A1" office:value-type="string">
            <text:p text:style-name="P19">Data to be Stored</text:p>
          </table:table-cell>
          <table:table-cell table:style-name="Table2.A1" office:value-type="string">
            <text:p text:style-name="P19">Sample data</text:p>
          </table:table-cell>
          <table:table-cell table:style-name="Table2.A1" office:value-type="string">
            <text:p text:style-name="P19">Type of Data</text:p>
          </table:table-cell>
          <table:table-cell table:style-name="Table2.A1" office:value-type="string">
            <text:p text:style-name="P19">C++ Type</text:p>
          </table:table-cell>
          <table:table-cell table:style-name="Table2.A1" office:value-type="string">
            <text:p text:style-name="P19">Input method</text:p>
          </table:table-cell>
          <table:table-cell table:style-name="Table2.A1" office:value-type="string">
            <text:p text:style-name="P19">In / Out</text:p>
          </table:table-cell>
          <table:table-cell table:style-name="Table2.G1" office:value-type="string">
            <text:p text:style-name="P19">Variable Names</text:p>
          </table:table-cell>
        </table:table-row>
        <table:table-row>
          <table:table-cell table:style-name="Table2.A2" office:value-type="string">
            <text:p text:style-name="P21">Student Name</text:p>
          </table:table-cell>
          <table:table-cell table:style-name="Table2.A2" office:value-type="string">
            <text:p text:style-name="P21">Zen</text:p>
          </table:table-cell>
          <table:table-cell table:style-name="Table2.A2" office:value-type="string">
            <text:p text:style-name="P21">Text: 2 – 10 characters</text:p>
          </table:table-cell>
          <table:table-cell table:style-name="Table2.A2" office:value-type="string">
            <text:p text:style-name="P21">String</text:p>
          </table:table-cell>
          <table:table-cell table:style-name="Table2.A2" office:value-type="string">
            <text:p text:style-name="P21">Cin</text:p>
          </table:table-cell>
          <table:table-cell table:style-name="Table2.A2" office:value-type="string">
            <text:p text:style-name="P21">Cout</text:p>
          </table:table-cell>
          <table:table-cell table:style-name="Table2.G2" office:value-type="string">
            <text:p text:style-name="P21">name</text:p>
          </table:table-cell>
        </table:table-row>
        <table:table-row>
          <table:table-cell table:style-name="Table2.A2" office:value-type="string">
            <text:p text:style-name="P25">Student ID</text:p>
          </table:table-cell>
          <table:table-cell table:style-name="Table2.A2" office:value-type="string">
            <text:p text:style-name="P23">1101825</text:p>
          </table:table-cell>
          <table:table-cell table:style-name="Table2.A2" office:value-type="string">
            <text:p text:style-name="P25">Real Numbers</text:p>
          </table:table-cell>
          <table:table-cell table:style-name="Table2.A2" office:value-type="string">
            <text:p text:style-name="P25">Int</text:p>
          </table:table-cell>
          <table:table-cell table:style-name="Table2.A2" office:value-type="string">
            <text:p text:style-name="P25">Cin</text:p>
          </table:table-cell>
          <table:table-cell table:style-name="Table2.A2" office:value-type="string">
            <text:p text:style-name="P25">Cout</text:p>
          </table:table-cell>
          <table:table-cell table:style-name="Table2.G2" office:value-type="string">
            <text:p text:style-name="P25">Id</text:p>
          </table:table-cell>
        </table:table-row>
        <table:table-row>
          <table:table-cell table:style-name="Table2.A2" office:value-type="string">
            <text:p text:style-name="P28">Course Name</text:p>
          </table:table-cell>
          <table:table-cell table:style-name="Table2.A2" office:value-type="string">
            <text:p text:style-name="P23">Computer</text:p>
          </table:table-cell>
          <table:table-cell table:style-name="Table2.A2" office:value-type="string">
            <text:p text:style-name="P28">Text: 2 – 15 characters</text:p>
          </table:table-cell>
          <table:table-cell table:style-name="Table2.A2" office:value-type="string">
            <text:p text:style-name="P28">String</text:p>
          </table:table-cell>
          <table:table-cell table:style-name="Table2.A2" office:value-type="string">
            <text:p text:style-name="P28">Cin</text:p>
          </table:table-cell>
          <table:table-cell table:style-name="Table2.A2" office:value-type="string">
            <text:p text:style-name="P28">Cout</text:p>
          </table:table-cell>
          <table:table-cell table:style-name="Table2.G2" office:value-type="string">
            <text:p text:style-name="P28">course_name</text:p>
          </table:table-cell>
        </table:table-row>
        <table:table-row>
          <table:table-cell table:style-name="Table2.A2" office:value-type="string">
            <text:p text:style-name="P28">Number of Units</text:p>
          </table:table-cell>
          <table:table-cell table:style-name="Table2.A2" office:value-type="string">
            <text:p text:style-name="P28">4</text:p>
          </table:table-cell>
          <table:table-cell table:style-name="Table2.A2" office:value-type="string">
            <text:p text:style-name="P28">Real Numbers</text:p>
          </table:table-cell>
          <table:table-cell table:style-name="Table2.A2" office:value-type="string">
            <text:p text:style-name="P28">Int </text:p>
          </table:table-cell>
          <table:table-cell table:style-name="Table2.A2" office:value-type="string">
            <text:p text:style-name="P28">Cin</text:p>
          </table:table-cell>
          <table:table-cell table:style-name="Table2.A2" office:value-type="string">
            <text:p text:style-name="P28">Cout</text:p>
          </table:table-cell>
          <table:table-cell table:style-name="Table2.G2" office:value-type="string">
            <text:p text:style-name="P28">number_of_units</text:p>
          </table:table-cell>
        </table:table-row>
        <table:table-row>
          <table:table-cell table:style-name="Table2.A2" office:value-type="string">
            <text:p text:style-name="P28">Marks</text:p>
          </table:table-cell>
          <table:table-cell table:style-name="Table2.A2" office:value-type="string">
            <text:p text:style-name="P28">3</text:p>
          </table:table-cell>
          <table:table-cell table:style-name="Table2.A2" office:value-type="string">
            <text:p text:style-name="P28">Real Number Array</text:p>
          </table:table-cell>
          <table:table-cell table:style-name="Table2.A2" office:value-type="string">
            <text:p text:style-name="P28">Int</text:p>
          </table:table-cell>
          <table:table-cell table:style-name="Table2.A2" office:value-type="string">
            <text:p text:style-name="P28">Cin</text:p>
          </table:table-cell>
          <table:table-cell table:style-name="Table2.A2" office:value-type="string">
            <text:p text:style-name="P28">Cout</text:p>
          </table:table-cell>
          <table:table-cell table:style-name="Table2.G2" office:value-type="string">
            <text:p text:style-name="P28">Marks[4]</text:p>
          </table:table-cell>
        </table:table-row>
        <table:table-row>
          <table:table-cell table:style-name="Table2.A2" office:value-type="string">
            <text:p text:style-name="P28">Average </text:p>
          </table:table-cell>
          <table:table-cell table:style-name="Table2.A2" office:value-type="string">
            <text:p text:style-name="P28">45.7</text:p>
          </table:table-cell>
          <table:table-cell table:style-name="Table2.A2" office:value-type="string">
            <text:p text:style-name="P28">Real Numbers</text:p>
          </table:table-cell>
          <table:table-cell table:style-name="Table2.A2" office:value-type="string">
            <text:p text:style-name="P28">Float</text:p>
          </table:table-cell>
          <table:table-cell table:style-name="Table2.A2" office:value-type="string">
            <text:p text:style-name="P28">Cin</text:p>
          </table:table-cell>
          <table:table-cell table:style-name="Table2.A2" office:value-type="string">
            <text:p text:style-name="P28">Cout</text:p>
          </table:table-cell>
          <table:table-cell table:style-name="Table2.G2" office:value-type="string">
            <text:p text:style-name="P28">Avg</text:p>
          </table:table-cell>
        </table:table-row>
        <table:table-row>
          <table:table-cell table:style-name="Table2.A2" office:value-type="string">
            <text:p text:style-name="P28">Count</text:p>
          </table:table-cell>
          <table:table-cell table:style-name="Table2.A2" office:value-type="string">
            <text:p text:style-name="P28">3</text:p>
          </table:table-cell>
          <table:table-cell table:style-name="Table2.A2" office:value-type="string">
            <text:p text:style-name="P28">Real Numbers</text:p>
          </table:table-cell>
          <table:table-cell table:style-name="Table2.A2" office:value-type="string">
            <text:p text:style-name="P28">Int </text:p>
          </table:table-cell>
          <table:table-cell table:style-name="Table2.A2" office:value-type="string">
            <text:p text:style-name="P28">Cin</text:p>
          </table:table-cell>
          <table:table-cell table:style-name="Table2.A2" office:value-type="string">
            <text:p text:style-name="P28">Cout</text:p>
          </table:table-cell>
          <table:table-cell table:style-name="Table2.G2" office:value-type="string">
            <text:p text:style-name="P28">Count</text:p>
          </table:table-cell>
        </table:table-row>
        <table:table-row>
          <table:table-cell table:style-name="Table2.A2" office:value-type="string">
            <text:p text:style-name="P29">Next pointer</text:p>
          </table:table-cell>
          <table:table-cell table:style-name="Table2.A2" office:value-type="string">
            <text:p text:style-name="P29">&amp;#*^99317</text:p>
          </table:table-cell>
          <table:table-cell table:style-name="Table2.A2" office:value-type="string">
            <text:p text:style-name="P29">Pointer</text:p>
          </table:table-cell>
          <table:table-cell table:style-name="Table2.A2" office:value-type="string">
            <text:p text:style-name="P28">*</text:p>
          </table:table-cell>
          <table:table-cell table:style-name="Table2.A2" office:value-type="string">
            <text:p text:style-name="P29">Cin</text:p>
          </table:table-cell>
          <table:table-cell table:style-name="Table2.A2" office:value-type="string">
            <text:p text:style-name="P29">Cout</text:p>
          </table:table-cell>
          <table:table-cell table:style-name="Table2.G2" office:value-type="string">
            <text:p text:style-name="P28">*<text:span text:style-name="T15">next</text:span></text:p>
          </table:table-cell>
        </table:table-row>
      </table:table>
      <text:h text:style-name="P34" text:outline-level="2"><text:soft-page-break/></text:h>
      <text:h text:style-name="P34" text:outline-level="2">3. Source Code</text:h>
      <text:p text:style-name="P4">//this program is created to manage the student information using a linked list</text:p>
      <text:p text:style-name="P3">//Student Name : </text:p>
      <text:p text:style-name="P3">//student ID : </text:p>
      <text:p text:style-name="P1"><text:span text:style-name="T7">#include</text:span> <text:span text:style-name="T6">&lt;</text:span><text:span text:style-name="T8">iostream</text:span><text:span text:style-name="T6">&gt;</text:span></text:p>
      <text:p text:style-name="P1"><text:span text:style-name="T7">#include</text:span> <text:span text:style-name="T6">&lt;</text:span><text:span text:style-name="T8">fstream</text:span><text:span text:style-name="T6">&gt;</text:span></text:p>
      <text:p text:style-name="P1"><text:span text:style-name="T9">using</text:span> <text:span text:style-name="T10">namespace</text:span> <text:span text:style-name="T11">std</text:span><text:span text:style-name="T6">;</text:span></text:p>
      <text:p text:style-name="P8"/>
      <text:p text:style-name="P3">//global varibles for node count</text:p>
      <text:p text:style-name="P1"><text:span text:style-name="T10">int</text:span> count <text:span text:style-name="T6">=</text:span> <text:span text:style-name="T9">0</text:span> <text:span text:style-name="T6">;</text:span></text:p>
      <text:p text:style-name="P8"/>
      <text:p text:style-name="P3">//initializing the structs and references</text:p>
      <text:p text:style-name="P1"><text:span text:style-name="T10">struct</text:span><text:span text:style-name="T12"> </text:span><text:span text:style-name="T11">person_tag</text:span><text:span text:style-name="T6">{</text:span></text:p>
      <text:p text:style-name="P1"><text:span text:style-name="T12">string name</text:span><text:span text:style-name="T6">;</text:span></text:p>
      <text:p text:style-name="P1"><text:span text:style-name="T12">string id</text:span><text:span text:style-name="T6">;</text:span></text:p>
      <text:p text:style-name="P7">};</text:p>
      <text:p text:style-name="P1"><text:span text:style-name="T10">struct</text:span><text:span text:style-name="T12"> </text:span><text:span text:style-name="T11">course_tag</text:span><text:span text:style-name="T6">{</text:span></text:p>
      <text:p text:style-name="P1"><text:span text:style-name="T12">string course_name</text:span><text:span text:style-name="T6">;</text:span></text:p>
      <text:p text:style-name="P1"><text:span text:style-name="T10">int</text:span><text:span text:style-name="T12"> no_of_units</text:span><text:span text:style-name="T6">;</text:span></text:p>
      <text:p text:style-name="P1"><text:span text:style-name="T10">int</text:span><text:span text:style-name="T12"> </text:span>marks<text:span text:style-name="T6">[</text:span><text:span text:style-name="T9">4</text:span><text:span text:style-name="T6">];</text:span></text:p>
      <text:p text:style-name="P1"><text:span text:style-name="T10">float</text:span><text:span text:style-name="T12"> avg</text:span><text:span text:style-name="T6">;</text:span></text:p>
      <text:p text:style-name="P7">};</text:p>
      <text:p text:style-name="P1"><text:span text:style-name="T10">struct</text:span><text:span text:style-name="T12"> </text:span><text:span text:style-name="T11">student_tag</text:span><text:span text:style-name="T6">{</text:span></text:p>
      <text:p text:style-name="P1"><text:span text:style-name="T10">struct</text:span><text:span text:style-name="T12"> </text:span><text:span text:style-name="T11">person_tag</text:span><text:span text:style-name="T12"> </text:span>student_info<text:span text:style-name="T6">;</text:span></text:p>
      <text:p text:style-name="P1"><text:span text:style-name="T10">struct</text:span><text:span text:style-name="T12"> </text:span><text:span text:style-name="T11">course_tag</text:span><text:span text:style-name="T12"> </text:span>course_info<text:span text:style-name="T6">;</text:span></text:p>
      <text:p text:style-name="P1"><text:span text:style-name="T12">student_tag </text:span><text:span text:style-name="T6">*</text:span><text:span text:style-name="T12">next</text:span><text:span text:style-name="T6">;</text:span></text:p>
      <text:p text:style-name="P7">};</text:p>
      <text:p text:style-name="P8"/>
      <text:p text:style-name="P3">//initialzing the fuctions</text:p>
      <text:p text:style-name="P1"><text:span text:style-name="T10">void</text:span> <text:span text:style-name="T13">read_file</text:span><text:span text:style-name="T6">(</text:span><text:span text:style-name="T11">student_tag</text:span> <text:span text:style-name="T10">*&amp;</text:span>head<text:span text:style-name="T6">,</text:span> <text:span text:style-name="T11">student_tag</text:span> <text:span text:style-name="T10">*&amp;</text:span>last<text:span text:style-name="T6">);</text:span></text:p>
      <text:p text:style-name="P1"><text:span text:style-name="T10">bool</text:span> <text:span text:style-name="T13">isEmpty</text:span><text:span text:style-name="T6">(</text:span><text:span text:style-name="T11">student_tag</text:span> <text:span text:style-name="T10">*&amp;</text:span>head<text:span text:style-name="T6">);</text:span></text:p>
      <text:p text:style-name="P1"><text:span text:style-name="T10">int</text:span> <text:span text:style-name="T13">menu</text:span><text:span text:style-name="T6">();</text:span></text:p>
      <text:p text:style-name="P1"><text:span text:style-name="T10">void</text:span> <text:span text:style-name="T13">showList</text:span><text:span text:style-name="T6">(</text:span><text:span text:style-name="T11">student_tag</text:span> <text:span text:style-name="T10">*&amp;</text:span>current<text:span text:style-name="T6">);</text:span></text:p>
      <text:p text:style-name="P1"><text:span text:style-name="T10">void</text:span> <text:span text:style-name="T13">linear_Search</text:span><text:span text:style-name="T6">(</text:span><text:span text:style-name="T11">student_tag</text:span> <text:span text:style-name="T10">*&amp;</text:span>current<text:span text:style-name="T6">,</text:span> <text:span text:style-name="T11">string</text:span> name<text:span text:style-name="T6">);</text:span></text:p>
      <text:p text:style-name="P1"><text:span text:style-name="T10">void</text:span> <text:span text:style-name="T13">find_maximum</text:span><text:span text:style-name="T6">(</text:span><text:span text:style-name="T11">student_tag</text:span> <text:span text:style-name="T10">*&amp;</text:span>current<text:span text:style-name="T6">,</text:span> <text:span text:style-name="T10">int</text:span> num<text:span text:style-name="T6">);</text:span></text:p>
      <text:p text:style-name="P1"><text:span text:style-name="T10">int</text:span> <text:span text:style-name="T13">quit</text:span><text:span text:style-name="T6">();</text:span></text:p>
      <text:p text:style-name="P9"/>
      <text:p text:style-name="P3">//main method</text:p>
      <text:p text:style-name="P1"><text:span text:style-name="T10">int</text:span> <text:span text:style-name="T13">main</text:span><text:span text:style-name="T6">(){</text:span></text:p>
      <text:p text:style-name="P3">//creating the nodes</text:p>
      <text:p text:style-name="P1">student_tag <text:span text:style-name="T6">*</text:span>head<text:span text:style-name="T6">;</text:span></text:p>
      <text:p text:style-name="P1">student_tag <text:span text:style-name="T6">*</text:span>last<text:span text:style-name="T6">;</text:span></text:p>
      <text:p text:style-name="P8"/>
      <text:p text:style-name="P3">//calling readfile function</text:p>
      <text:p text:style-name="P1"><text:span text:style-name="T13">read_file</text:span><text:span text:style-name="T6">(</text:span>head<text:span text:style-name="T6">,</text:span> last<text:span text:style-name="T6">);</text:span></text:p>
      <text:p text:style-name="P8"/>
      <text:p text:style-name="P3">//calling the menu function</text:p>
      <text:p text:style-name="P1"><text:soft-page-break/><text:span text:style-name="T10">int</text:span> x <text:span text:style-name="T6">=</text:span> <text:span text:style-name="T13">menu</text:span><text:span text:style-name="T6">();</text:span></text:p>
      <text:p text:style-name="P8"/>
      <text:p text:style-name="P3">//determinig the response</text:p>
      <text:p text:style-name="P1"><text:span text:style-name="T7">switch</text:span><text:span text:style-name="T12"> </text:span><text:span text:style-name="T6">(</text:span><text:span text:style-name="T12">x</text:span><text:span text:style-name="T6">)</text:span><text:span text:style-name="T12"> </text:span><text:span text:style-name="T6">{</text:span></text:p>
      <text:p text:style-name="P1"><text:span text:style-name="T7">case</text:span><text:span text:style-name="T12"> </text:span><text:span text:style-name="T9">1</text:span><text:span text:style-name="T6">:{</text:span></text:p>
      <text:p text:style-name="P1"><text:span text:style-name="T13">showList</text:span><text:span text:style-name="T6">(</text:span><text:span text:style-name="T12">head</text:span><text:span text:style-name="T6">);</text:span></text:p>
      <text:p text:style-name="P1"><text:span text:style-name="T7">break</text:span><text:span text:style-name="T6">;</text:span></text:p>
      <text:p text:style-name="P7">}</text:p>
      <text:p text:style-name="P1"><text:span text:style-name="T7">case</text:span><text:span text:style-name="T12"> </text:span><text:span text:style-name="T9">2</text:span><text:span text:style-name="T6">:{</text:span></text:p>
      <text:p text:style-name="P1"><text:span text:style-name="T12">cout</text:span><text:span text:style-name="T6">&lt;&lt;"</text:span><text:span text:style-name="T8">Insert the name you are looking for : </text:span><text:span text:style-name="T6">";</text:span></text:p>
      <text:p text:style-name="P1"><text:span text:style-name="T12">string name</text:span><text:span text:style-name="T6">;</text:span></text:p>
      <text:p text:style-name="P1"><text:span text:style-name="T12">cin</text:span><text:span text:style-name="T6">&gt;&gt;</text:span><text:span text:style-name="T12">name</text:span><text:span text:style-name="T6">;</text:span></text:p>
      <text:p text:style-name="P1"><text:span text:style-name="T13">linear_Search</text:span><text:span text:style-name="T6">(</text:span><text:span text:style-name="T12">head</text:span><text:span text:style-name="T6">,</text:span><text:span text:style-name="T12"> name</text:span><text:span text:style-name="T6">);</text:span></text:p>
      <text:p text:style-name="P1"><text:span text:style-name="T7">break</text:span><text:span text:style-name="T6">;</text:span></text:p>
      <text:p text:style-name="P7">}</text:p>
      <text:p text:style-name="P1"><text:span text:style-name="T7">case</text:span><text:span text:style-name="T12"> </text:span><text:span text:style-name="T9">3</text:span><text:span text:style-name="T6">:{</text:span></text:p>
      <text:p text:style-name="P1"><text:span text:style-name="T13">find_maximum</text:span><text:span text:style-name="T6">(</text:span><text:span text:style-name="T12">head</text:span><text:span text:style-name="T6">,</text:span><text:span text:style-name="T12"> count</text:span><text:span text:style-name="T6">);</text:span></text:p>
      <text:p text:style-name="P1"><text:span text:style-name="T7">break</text:span><text:span text:style-name="T6">;</text:span></text:p>
      <text:p text:style-name="P7">}</text:p>
      <text:p text:style-name="P1"><text:span text:style-name="T7">case</text:span><text:span text:style-name="T12"> </text:span><text:span text:style-name="T9">4</text:span><text:span text:style-name="T6">:{</text:span></text:p>
      <text:p text:style-name="P1"><text:span text:style-name="T13">quit</text:span><text:span text:style-name="T6">();</text:span></text:p>
      <text:p text:style-name="P1"><text:span text:style-name="T7">break</text:span><text:span text:style-name="T6">;</text:span></text:p>
      <text:p text:style-name="P7">}</text:p>
      <text:p text:style-name="P1"><text:span text:style-name="T7">default</text:span><text:span text:style-name="T6">:</text:span></text:p>
      <text:p text:style-name="P1"><text:span text:style-name="T12">cout</text:span><text:span text:style-name="T6">&lt;&lt;"</text:span><text:span text:style-name="T8">Invalid Input. Please try again</text:span>\n\n<text:span text:style-name="T6">";</text:span></text:p>
      <text:p text:style-name="P1"><text:span text:style-name="T7">break</text:span><text:span text:style-name="T6">;</text:span></text:p>
      <text:p text:style-name="P7">}</text:p>
      <text:p text:style-name="P1"><text:span text:style-name="T7">return</text:span> <text:span text:style-name="T9">0</text:span><text:span text:style-name="T6">;</text:span></text:p>
      <text:p text:style-name="P7">}</text:p>
      <text:p text:style-name="P8"/>
      <text:p text:style-name="P3">//read files details into the struct array</text:p>
      <text:p text:style-name="P1"><text:span text:style-name="T10">void</text:span> <text:span text:style-name="T13">read_file</text:span><text:span text:style-name="T6">(</text:span><text:span text:style-name="T11">student_tag</text:span> <text:span text:style-name="T10">*&amp;</text:span>head<text:span text:style-name="T6">,</text:span> <text:span text:style-name="T11">student_tag</text:span> <text:span text:style-name="T10">*&amp;</text:span>last<text:span text:style-name="T6">){</text:span></text:p>
      <text:p text:style-name="P3">//creating a temparary struct and count varible</text:p>
      <text:p text:style-name="P1">student_tag temp<text:span text:style-name="T6">;</text:span></text:p>
      <text:p text:style-name="P1"><text:span text:style-name="T10">int</text:span> total <text:span text:style-name="T6">=</text:span> <text:span text:style-name="T9">0</text:span><text:span text:style-name="T6">;</text:span></text:p>
      <text:p text:style-name="P8"/>
      <text:p text:style-name="P3">//opening and checking for errors</text:p>
      <text:p text:style-name="P1">fstream <text:span text:style-name="T13">sample</text:span><text:span text:style-name="T6">("</text:span><text:span text:style-name="T8">Students.txt</text:span><text:span text:style-name="T6">",</text:span> <text:span text:style-name="T11">ios</text:span><text:span text:style-name="T6">::</text:span>in <text:span text:style-name="T6">|</text:span> <text:span text:style-name="T11">ios</text:span><text:span text:style-name="T6">::</text:span>out <text:span text:style-name="T6">|</text:span> <text:span text:style-name="T11">ios</text:span><text:span text:style-name="T6">::</text:span>app<text:span text:style-name="T6">);</text:span></text:p>
      <text:p text:style-name="P1"><text:span text:style-name="T7">if</text:span><text:span text:style-name="T6">(</text:span>sample<text:span text:style-name="T6">.</text:span><text:span text:style-name="T13">fail</text:span><text:span text:style-name="T6">()){</text:span></text:p>
      <text:p text:style-name="P1"><text:span text:style-name="T12">cerr</text:span><text:span text:style-name="T6">&lt;&lt;"</text:span><text:span text:style-name="T8">error while opening the file</text:span><text:span text:style-name="T6">"&lt;&lt;</text:span><text:span text:style-name="T12">endl</text:span><text:span text:style-name="T6">;</text:span></text:p>
      <text:p text:style-name="P1"><text:span text:style-name="T13">exit</text:span><text:span text:style-name="T6">(</text:span><text:span text:style-name="T9">1</text:span><text:span text:style-name="T6">);</text:span></text:p>
      <text:p text:style-name="P7">}</text:p>
      <text:p text:style-name="P1"><text:span text:style-name="T7">while</text:span> <text:span text:style-name="T6">(</text:span>sample<text:span text:style-name="T6">.</text:span><text:span text:style-name="T13">eof</text:span><text:span text:style-name="T6">())</text:span> <text:span text:style-name="T6">{</text:span></text:p>
      <text:p text:style-name="P1"><text:span text:style-name="T12">sample</text:span><text:span text:style-name="T6">&gt;&gt;</text:span>temp<text:span text:style-name="T6">.</text:span>student_info<text:span text:style-name="T6">.</text:span>name<text:span text:style-name="T6">&gt;&gt;</text:span>temp<text:span text:style-name="T6">.</text:span>student_info<text:span text:style-name="T6">.</text:span>id<text:span text:style-name="T6">&gt;&gt;</text:span>temp<text:span text:style-name="T6">.</text:span>course_info<text:span text:style-name="T6">.</text:span>course_name<text:span text:style-name="T6">&gt;&gt;</text:span>temp<text:span text:style-name="T6">.</text:span>course_info<text:span text:style-name="T6">.</text:span>no_of_units<text:span text:style-name="T6">&gt;&gt;</text:span>temp<text:span text:style-name="T6">.</text:span>course_info<text:span text:style-name="T6">.</text:span>marks<text:span text:style-name="T6">[</text:span><text:span text:style-name="T9">0</text:span><text:span text:style-name="T6">]&gt;&gt;</text:span>temp<text:span text:style-name="T6">.</text:span>course_info<text:span text:style-name="T6">.</text:span>marks<text:span text:style-name="T6">[</text:span><text:span text:style-name="T9">1</text:span><text:span text:style-name="T6">]&gt;&gt;</text:span>temp<text:span text:style-name="T6">.</text:span>course_info<text:span text:style-name="T6">.</text:span>marks<text:span text:style-name="T6">[</text:span><text:span text:style-name="T9">2</text:span><text:span text:style-name="T6">]&gt;&gt;</text:span>temp<text:span text:style-name="T6">.</text:span>course_info<text:span text:style-name="T6">.</text:span>marks<text:span text:style-name="T6">[</text:span><text:span text:style-name="T9">3</text:span><text:span text:style-name="T6">];</text:span></text:p>
      <text:p text:style-name="P1"><text:span text:style-name="T7">for</text:span><text:span text:style-name="T12"> </text:span><text:span text:style-name="T6">(</text:span><text:span text:style-name="T10">int</text:span><text:span text:style-name="T12"> i </text:span><text:span text:style-name="T6">=</text:span><text:span text:style-name="T12"> </text:span><text:span text:style-name="T9">0</text:span><text:span text:style-name="T6">;</text:span><text:span text:style-name="T12"> i</text:span><text:span text:style-name="T6">&lt;</text:span><text:span text:style-name="T9">4</text:span><text:span text:style-name="T6">;</text:span><text:span text:style-name="T12"> i</text:span><text:span text:style-name="T6">++)</text:span><text:span text:style-name="T12"> </text:span><text:span text:style-name="T6">{</text:span></text:p>
      <text:p text:style-name="P1"><text:span text:style-name="T12">total </text:span><text:span text:style-name="T6">=</text:span><text:span text:style-name="T12"> total </text:span><text:span text:style-name="T6">+</text:span><text:span text:style-name="T12"> </text:span>temp<text:span text:style-name="T6">.</text:span>course_info<text:span text:style-name="T6">.</text:span>marks<text:span text:style-name="T6">[</text:span><text:span text:style-name="T12">i</text:span><text:span text:style-name="T6">];</text:span><text:span text:style-name="T12"> </text:span></text:p>
      <text:p text:style-name="P7">}</text:p>
      <text:p text:style-name="P1">temp<text:span text:style-name="T6">.</text:span>course_info<text:span text:style-name="T6">.</text:span>avg<text:span text:style-name="T12"> </text:span><text:span text:style-name="T6">=</text:span><text:span text:style-name="T12"> total</text:span><text:span text:style-name="T6">/</text:span><text:span text:style-name="T9">4</text:span><text:span text:style-name="T6">;</text:span></text:p>
      <text:p text:style-name="P8"/>
      <text:p text:style-name="P1"><text:soft-page-break/><text:span text:style-name="T7">if</text:span><text:span text:style-name="T12"> </text:span><text:span text:style-name="T6">(</text:span><text:span text:style-name="T13">isEmpty</text:span><text:span text:style-name="T6">(</text:span><text:span text:style-name="T12">head</text:span><text:span text:style-name="T6">)){</text:span></text:p>
      <text:p text:style-name="P3">//insertFirstElement(head, last, temp);</text:p>
      <text:p text:style-name="P1"><text:span text:style-name="T12">student_tag </text:span><text:span text:style-name="T6">*</text:span><text:span text:style-name="T12">temp1 </text:span><text:span text:style-name="T6">=</text:span><text:span text:style-name="T12"> </text:span><text:span text:style-name="T6">new</text:span><text:span text:style-name="T12"> student_tag</text:span><text:span text:style-name="T6">;</text:span></text:p>
      <text:p text:style-name="P1"><text:span text:style-name="T12">temp1 </text:span><text:span text:style-name="T6">=</text:span><text:span text:style-name="T12"> </text:span><text:span text:style-name="T6">&amp;</text:span><text:span text:style-name="T12">temp</text:span><text:span text:style-name="T6">;</text:span></text:p>
      <text:p text:style-name="P1">temp1<text:span text:style-name="T6">-&gt;</text:span>next<text:span text:style-name="T12"> </text:span><text:span text:style-name="T6">=</text:span><text:span text:style-name="T12"> </text:span><text:span text:style-name="T6">NULL;</text:span></text:p>
      <text:p text:style-name="P1"><text:span text:style-name="T12">head </text:span><text:span text:style-name="T6">=</text:span><text:span text:style-name="T12"> temp1</text:span><text:span text:style-name="T6">;</text:span></text:p>
      <text:p text:style-name="P1"><text:span text:style-name="T12">last </text:span><text:span text:style-name="T6">=</text:span><text:span text:style-name="T12"> temp1</text:span><text:span text:style-name="T6">;</text:span></text:p>
      <text:p text:style-name="P7">}</text:p>
      <text:p text:style-name="P1"><text:span text:style-name="T7">else</text:span><text:span text:style-name="T12"> </text:span><text:span text:style-name="T6">{</text:span></text:p>
      <text:p text:style-name="P1"><text:span text:style-name="T12">student_tag </text:span><text:span text:style-name="T6">*</text:span><text:span text:style-name="T12">temp1 </text:span><text:span text:style-name="T6">=</text:span><text:span text:style-name="T12"> </text:span><text:span text:style-name="T6">new</text:span><text:span text:style-name="T12"> student_tag</text:span><text:span text:style-name="T6">;</text:span></text:p>
      <text:p text:style-name="P1"><text:span text:style-name="T7">for</text:span><text:span text:style-name="T12"> </text:span><text:span text:style-name="T6">(</text:span><text:span text:style-name="T10">int</text:span><text:span text:style-name="T12"> k</text:span><text:span text:style-name="T6">=</text:span><text:span text:style-name="T9">1</text:span><text:span text:style-name="T6">;</text:span><text:span text:style-name="T12"> k</text:span><text:span text:style-name="T6">&lt;</text:span><text:span text:style-name="T9">10</text:span><text:span text:style-name="T6">;</text:span><text:span text:style-name="T12"> k</text:span><text:span text:style-name="T6">++)</text:span><text:span text:style-name="T12"> </text:span><text:span text:style-name="T6">{</text:span></text:p>
      <text:p text:style-name="P1"><text:span text:style-name="T12">temp1 </text:span><text:span text:style-name="T6">=</text:span><text:span text:style-name="T12"> </text:span><text:span text:style-name="T6">&amp;</text:span><text:span text:style-name="T12">temp</text:span><text:span text:style-name="T6">;</text:span></text:p>
      <text:p text:style-name="P1">temp1<text:span text:style-name="T6">-&gt;</text:span>next<text:span text:style-name="T12"> </text:span><text:span text:style-name="T6">=</text:span><text:span text:style-name="T12"> </text:span><text:span text:style-name="T6">NULL;</text:span></text:p>
      <text:p text:style-name="P1">last<text:span text:style-name="T6">-&gt;</text:span>next<text:span text:style-name="T12"> </text:span><text:span text:style-name="T6">=</text:span><text:span text:style-name="T12"> temp1</text:span><text:span text:style-name="T6">;</text:span></text:p>
      <text:p text:style-name="P1"><text:span text:style-name="T12">last </text:span><text:span text:style-name="T6">=</text:span><text:span text:style-name="T12"> temp1</text:span><text:span text:style-name="T6">;</text:span></text:p>
      <text:p text:style-name="P7">}</text:p>
      <text:p text:style-name="P7">}</text:p>
      <text:p text:style-name="P8"/>
      <text:p text:style-name="P1"><text:span text:style-name="T12">count</text:span><text:span text:style-name="T6">++;</text:span></text:p>
      <text:p text:style-name="P7">}</text:p>
      <text:p text:style-name="P8"/>
      <text:p text:style-name="P1">sample<text:span text:style-name="T6">.</text:span><text:span text:style-name="T13">close</text:span><text:span text:style-name="T6">();</text:span></text:p>
      <text:p text:style-name="P7">}</text:p>
      <text:p text:style-name="P8"/>
      <text:p text:style-name="P3">//empty function</text:p>
      <text:p text:style-name="P1"><text:span text:style-name="T10">bool</text:span> <text:span text:style-name="T13">isEmpty</text:span><text:span text:style-name="T6">(</text:span><text:span text:style-name="T11">student_tag</text:span> <text:span text:style-name="T10">*&amp;</text:span>head<text:span text:style-name="T6">){</text:span></text:p>
      <text:p text:style-name="P1"><text:span text:style-name="T7">if</text:span> <text:span text:style-name="T6">(</text:span>head <text:span text:style-name="T6">==</text:span> <text:span text:style-name="T6">NULL)</text:span> <text:span text:style-name="T6">{</text:span></text:p>
      <text:p text:style-name="P1"><text:span text:style-name="T7">return</text:span><text:span text:style-name="T12"> </text:span><text:span text:style-name="T6">true;</text:span></text:p>
      <text:p text:style-name="P7">}</text:p>
      <text:p text:style-name="P1"><text:span text:style-name="T7">else</text:span> <text:span text:style-name="T6">{</text:span></text:p>
      <text:p text:style-name="P1"><text:span text:style-name="T7">return</text:span><text:span text:style-name="T12"> </text:span><text:span text:style-name="T6">false;</text:span></text:p>
      <text:p text:style-name="P7">}</text:p>
      <text:p text:style-name="P7">}</text:p>
      <text:p text:style-name="P8"/>
      <text:p text:style-name="P3">//menu function for the responses </text:p>
      <text:p text:style-name="P1"><text:span text:style-name="T10">int</text:span> <text:span text:style-name="T13">menu</text:span><text:span text:style-name="T6">(){</text:span></text:p>
      <text:p text:style-name="P1"><text:span text:style-name="T10">int</text:span> response<text:span text:style-name="T6">=</text:span><text:span text:style-name="T9">0</text:span><text:span text:style-name="T6">;</text:span></text:p>
      <text:p text:style-name="P8"/>
      <text:p text:style-name="P3">//displaying the options</text:p>
      <text:p text:style-name="P1">cout<text:span text:style-name="T6">&lt;&lt;"</text:span><text:span text:style-name="T8">1 --&gt; Display students’ details</text:span><text:span text:style-name="T6">"&lt;&lt;</text:span>endl<text:span text:style-name="T6">;</text:span></text:p>
      <text:p text:style-name="P1">cout<text:span text:style-name="T6">&lt;&lt;"</text:span><text:span text:style-name="T8">2 --&gt; Search for a student’s mark</text:span><text:span text:style-name="T6">"&lt;&lt;</text:span>endl<text:span text:style-name="T6">;</text:span></text:p>
      <text:p text:style-name="P1">cout<text:span text:style-name="T6">&lt;&lt;"</text:span><text:span text:style-name="T8">3 --&gt; Find the details of student with the largest average</text:span><text:span text:style-name="T6">"&lt;&lt;</text:span>endl<text:span text:style-name="T6">;</text:span></text:p>
      <text:p text:style-name="P1">cout<text:span text:style-name="T6">&lt;&lt;"</text:span><text:span text:style-name="T8">4 --&gt; Quit program</text:span><text:span text:style-name="T6">"&lt;&lt;</text:span>endl<text:span text:style-name="T6">;</text:span></text:p>
      <text:p text:style-name="P8"/>
      <text:p text:style-name="P1">cin<text:span text:style-name="T6">&gt;&gt;</text:span>response<text:span text:style-name="T6">;</text:span></text:p>
      <text:p text:style-name="P8"/>
      <text:p text:style-name="P3">//pass the user response</text:p>
      <text:p text:style-name="P1"><text:span text:style-name="T7">return</text:span> response<text:span text:style-name="T6">;</text:span></text:p>
      <text:p text:style-name="P7">}</text:p>
      <text:p text:style-name="P8"/>
      <text:p text:style-name="P3">//quit the program</text:p>
      <text:p text:style-name="P1"><text:soft-page-break/><text:span text:style-name="T10">int</text:span> <text:span text:style-name="T13">quit</text:span><text:span text:style-name="T6">(){</text:span></text:p>
      <text:p text:style-name="P1">cout<text:span text:style-name="T6">&lt;&lt;"</text:span><text:span text:style-name="T8">Thank you for being with us</text:span>\n\t\t\t<text:span text:style-name="T8">GOOD BYE!</text:span>\n<text:span text:style-name="T6">";</text:span></text:p>
      <text:p text:style-name="P1"><text:span text:style-name="T7">return</text:span> <text:span text:style-name="T9">0</text:span><text:span text:style-name="T6">;</text:span></text:p>
      <text:p text:style-name="P7">}</text:p>
      <text:p text:style-name="P8"/>
      <text:p text:style-name="P3">//show the the details</text:p>
      <text:p text:style-name="P1"><text:span text:style-name="T10">void</text:span> <text:span text:style-name="T13">showList</text:span><text:span text:style-name="T6">(</text:span><text:span text:style-name="T11">student_tag</text:span> <text:span text:style-name="T10">*&amp;</text:span>current<text:span text:style-name="T6">){</text:span></text:p>
      <text:p text:style-name="P1"><text:span text:style-name="T7">if</text:span> <text:span text:style-name="T6">(</text:span><text:span text:style-name="T13">isEmpty</text:span><text:span text:style-name="T6">(</text:span>current<text:span text:style-name="T6">)){</text:span></text:p>
      <text:p text:style-name="P1"><text:span text:style-name="T12">cout</text:span><text:span text:style-name="T6">&lt;&lt;"</text:span><text:span text:style-name="T8">The List is Empty</text:span><text:span text:style-name="T6">"&lt;&lt;</text:span><text:span text:style-name="T12">endl</text:span><text:span text:style-name="T6">;</text:span></text:p>
      <text:p text:style-name="P7">}</text:p>
      <text:p text:style-name="P1"><text:span text:style-name="T7">else</text:span> <text:span text:style-name="T6">{</text:span></text:p>
      <text:p text:style-name="P1"><text:span text:style-name="T12">cout</text:span><text:span text:style-name="T6">&lt;&lt;"</text:span><text:span text:style-name="T8">The list Contains</text:span>\n<text:span text:style-name="T6">";</text:span></text:p>
      <text:p text:style-name="P1"><text:span text:style-name="T7">while</text:span><text:span text:style-name="T12"> </text:span><text:span text:style-name="T6">(</text:span><text:span text:style-name="T12">current </text:span><text:span text:style-name="T6">!=</text:span><text:span text:style-name="T12"> </text:span><text:span text:style-name="T6">NULL)</text:span><text:span text:style-name="T12"> </text:span><text:span text:style-name="T6">{</text:span></text:p>
      <text:p text:style-name="P1"><text:span text:style-name="T12">cout</text:span><text:span text:style-name="T6">&lt;&lt;</text:span>current<text:span text:style-name="T6">-&gt;</text:span>student_info<text:span text:style-name="T6">.</text:span>name<text:span text:style-name="T6">&lt;&lt;"</text:span>\t<text:span text:style-name="T6">";</text:span></text:p>
      <text:p text:style-name="P1"><text:span text:style-name="T12">cout</text:span><text:span text:style-name="T6">&lt;&lt;</text:span>current<text:span text:style-name="T6">-&gt;</text:span>student_info<text:span text:style-name="T6">.</text:span>id<text:span text:style-name="T6">&lt;&lt;"</text:span>\t<text:span text:style-name="T6">";</text:span></text:p>
      <text:p text:style-name="P1"><text:span text:style-name="T12">cout</text:span><text:span text:style-name="T6">&lt;&lt;</text:span>current<text:span text:style-name="T6">-&gt;</text:span>course_info<text:span text:style-name="T6">.</text:span>course_name<text:span text:style-name="T6">&lt;&lt;"</text:span>\t<text:span text:style-name="T6">";</text:span></text:p>
      <text:p text:style-name="P1"><text:span text:style-name="T12">cout</text:span><text:span text:style-name="T6">&lt;&lt;</text:span>current<text:span text:style-name="T6">-&gt;</text:span>course_info<text:span text:style-name="T6">.</text:span>no_of_units<text:span text:style-name="T6">&lt;&lt;"</text:span>\t<text:span text:style-name="T6">";</text:span></text:p>
      <text:p text:style-name="P1"><text:span text:style-name="T12">cout</text:span><text:span text:style-name="T6">&lt;&lt;</text:span>current<text:span text:style-name="T6">-&gt;</text:span>course_info<text:span text:style-name="T6">.</text:span>marks<text:span text:style-name="T6">[</text:span><text:span text:style-name="T9">0</text:span><text:span text:style-name="T6">]&lt;&lt;"</text:span>\t<text:span text:style-name="T6">";</text:span></text:p>
      <text:p text:style-name="P1"><text:span text:style-name="T12">cout</text:span><text:span text:style-name="T6">&lt;&lt;</text:span>current<text:span text:style-name="T6">-&gt;</text:span>course_info<text:span text:style-name="T6">.</text:span>marks<text:span text:style-name="T6">[</text:span><text:span text:style-name="T9">1</text:span><text:span text:style-name="T6">]&lt;&lt;"</text:span>\t<text:span text:style-name="T6">";</text:span></text:p>
      <text:p text:style-name="P1"><text:span text:style-name="T12">cout</text:span><text:span text:style-name="T6">&lt;&lt;</text:span>current<text:span text:style-name="T6">-&gt;</text:span>course_info<text:span text:style-name="T6">.</text:span>marks<text:span text:style-name="T6">[</text:span><text:span text:style-name="T9">2</text:span><text:span text:style-name="T6">]&lt;&lt;"</text:span>\t<text:span text:style-name="T6">";</text:span></text:p>
      <text:p text:style-name="P1"><text:span text:style-name="T12">cout</text:span><text:span text:style-name="T6">&lt;&lt;</text:span>current<text:span text:style-name="T6">-&gt;</text:span>course_info<text:span text:style-name="T6">.</text:span>marks<text:span text:style-name="T6">[</text:span><text:span text:style-name="T9">3</text:span><text:span text:style-name="T6">]&lt;&lt;"</text:span>\t<text:span text:style-name="T6">";</text:span></text:p>
      <text:p text:style-name="P1"><text:span text:style-name="T12">cout</text:span><text:span text:style-name="T6">&lt;&lt;</text:span>current<text:span text:style-name="T6">-&gt;</text:span>course_info<text:span text:style-name="T6">.</text:span>avg<text:span text:style-name="T6">&lt;&lt;"</text:span>\t<text:span text:style-name="T6">";</text:span></text:p>
      <text:p text:style-name="P8"/>
      <text:p text:style-name="P1"><text:span text:style-name="T12">current </text:span><text:span text:style-name="T6">=</text:span><text:span text:style-name="T12"> </text:span>current<text:span text:style-name="T6">-&gt;</text:span>next<text:span text:style-name="T6">;</text:span></text:p>
      <text:p text:style-name="P7">}</text:p>
      <text:p text:style-name="P7">}</text:p>
      <text:p text:style-name="P8"/>
      <text:p text:style-name="P3">//calling the menu function</text:p>
      <text:p text:style-name="P1"><text:span text:style-name="T10">int</text:span> x <text:span text:style-name="T6">=</text:span> <text:span text:style-name="T13">menu</text:span><text:span text:style-name="T6">();</text:span></text:p>
      <text:p text:style-name="P8"/>
      <text:p text:style-name="P3">//determinig the response</text:p>
      <text:p text:style-name="P1"><text:span text:style-name="T7">switch</text:span><text:span text:style-name="T12"> </text:span><text:span text:style-name="T6">(</text:span><text:span text:style-name="T12">x</text:span><text:span text:style-name="T6">)</text:span><text:span text:style-name="T12"> </text:span><text:span text:style-name="T6">{</text:span></text:p>
      <text:p text:style-name="P1"><text:span text:style-name="T7">case</text:span><text:span text:style-name="T12"> </text:span><text:span text:style-name="T9">1</text:span><text:span text:style-name="T6">:{</text:span></text:p>
      <text:p text:style-name="P1"><text:span text:style-name="T13">showList</text:span><text:span text:style-name="T6">(</text:span><text:span text:style-name="T12">current</text:span><text:span text:style-name="T6">);</text:span></text:p>
      <text:p text:style-name="P1"><text:span text:style-name="T7">break</text:span><text:span text:style-name="T6">;</text:span></text:p>
      <text:p text:style-name="P7">}</text:p>
      <text:p text:style-name="P1"><text:span text:style-name="T7">case</text:span><text:span text:style-name="T12"> </text:span><text:span text:style-name="T9">2</text:span><text:span text:style-name="T6">:{</text:span></text:p>
      <text:p text:style-name="P1"><text:span text:style-name="T12">cout</text:span><text:span text:style-name="T6">&lt;&lt;"</text:span><text:span text:style-name="T8">Insert the name you are looking for : </text:span><text:span text:style-name="T6">";</text:span></text:p>
      <text:p text:style-name="P1"><text:span text:style-name="T12">string name</text:span><text:span text:style-name="T6">;</text:span></text:p>
      <text:p text:style-name="P1"><text:span text:style-name="T12">cin</text:span><text:span text:style-name="T6">&gt;&gt;</text:span><text:span text:style-name="T12">name</text:span><text:span text:style-name="T6">;</text:span></text:p>
      <text:p text:style-name="P1"><text:span text:style-name="T13">linear_Search</text:span><text:span text:style-name="T6">(</text:span><text:span text:style-name="T12">current</text:span><text:span text:style-name="T6">,</text:span><text:span text:style-name="T12"> name</text:span><text:span text:style-name="T6">);</text:span></text:p>
      <text:p text:style-name="P1"><text:span text:style-name="T7">break</text:span><text:span text:style-name="T6">;</text:span></text:p>
      <text:p text:style-name="P7">}</text:p>
      <text:p text:style-name="P1"><text:span text:style-name="T7">case</text:span><text:span text:style-name="T12"> </text:span><text:span text:style-name="T9">3</text:span><text:span text:style-name="T6">:{</text:span></text:p>
      <text:p text:style-name="P1"><text:span text:style-name="T13">find_maximum</text:span><text:span text:style-name="T6">(</text:span><text:span text:style-name="T12">current</text:span><text:span text:style-name="T6">,</text:span><text:span text:style-name="T12"> count</text:span><text:span text:style-name="T6">);</text:span></text:p>
      <text:p text:style-name="P1"><text:span text:style-name="T7">break</text:span><text:span text:style-name="T6">;</text:span></text:p>
      <text:p text:style-name="P7">}</text:p>
      <text:p text:style-name="P1"><text:span text:style-name="T7">case</text:span><text:span text:style-name="T12"> </text:span><text:span text:style-name="T9">4</text:span><text:span text:style-name="T6">:{</text:span></text:p>
      <text:p text:style-name="P1"><text:span text:style-name="T13">quit</text:span><text:span text:style-name="T6">();</text:span></text:p>
      <text:p text:style-name="P1"><text:span text:style-name="T7">break</text:span><text:span text:style-name="T6">;</text:span></text:p>
      <text:p text:style-name="P7">}</text:p>
      <text:p text:style-name="P1"><text:soft-page-break/><text:span text:style-name="T7">default</text:span><text:span text:style-name="T6">:</text:span></text:p>
      <text:p text:style-name="P1"><text:span text:style-name="T12">cout</text:span><text:span text:style-name="T6">&lt;&lt;"</text:span><text:span text:style-name="T8">Invalid Input. Please try again</text:span>\n\n<text:span text:style-name="T6">";</text:span></text:p>
      <text:p text:style-name="P1"><text:span text:style-name="T7">break</text:span><text:span text:style-name="T6">;</text:span></text:p>
      <text:p text:style-name="P7">}</text:p>
      <text:p text:style-name="P7">}</text:p>
      <text:p text:style-name="P8"/>
      <text:p text:style-name="P3">//void search the students marks</text:p>
      <text:p text:style-name="P1"><text:span text:style-name="T10">void</text:span> <text:span text:style-name="T13">linear_Search</text:span><text:span text:style-name="T6">(</text:span><text:span text:style-name="T11">student_tag</text:span> <text:span text:style-name="T10">*&amp;</text:span>current<text:span text:style-name="T6">,</text:span> <text:span text:style-name="T11">string</text:span> name<text:span text:style-name="T6">){</text:span></text:p>
      <text:p text:style-name="P1"><text:span text:style-name="T7">while</text:span> <text:span text:style-name="T6">(!</text:span><text:span text:style-name="T13">isEmpty</text:span><text:span text:style-name="T6">(</text:span>current<text:span text:style-name="T6">)){</text:span></text:p>
      <text:p text:style-name="P1"><text:span text:style-name="T7">if</text:span><text:span text:style-name="T12"> </text:span><text:span text:style-name="T6">(</text:span>current<text:span text:style-name="T6">-&gt;</text:span>student_info<text:span text:style-name="T6">.</text:span>name<text:span text:style-name="T12"> </text:span><text:span text:style-name="T6">==</text:span><text:span text:style-name="T12"> name</text:span><text:span text:style-name="T6">){</text:span></text:p>
      <text:p text:style-name="P1"><text:span text:style-name="T12">cout</text:span><text:span text:style-name="T6">&lt;&lt;"</text:span><text:span text:style-name="T8">The marks are ..</text:span>\n<text:span text:style-name="T6">";</text:span></text:p>
      <text:p text:style-name="P1"><text:span text:style-name="T7">for</text:span><text:span text:style-name="T12"> </text:span><text:span text:style-name="T6">(</text:span><text:span text:style-name="T10">int</text:span><text:span text:style-name="T12"> i </text:span><text:span text:style-name="T6">=</text:span><text:span text:style-name="T12"> </text:span><text:span text:style-name="T9">0</text:span><text:span text:style-name="T6">;</text:span><text:span text:style-name="T12"> i</text:span><text:span text:style-name="T6">&lt;</text:span><text:span text:style-name="T9">4</text:span><text:span text:style-name="T6">;</text:span><text:span text:style-name="T12"> i</text:span><text:span text:style-name="T6">++){</text:span></text:p>
      <text:p text:style-name="P1"><text:span text:style-name="T12">cout</text:span><text:span text:style-name="T6">&lt;&lt;</text:span>current<text:span text:style-name="T6">-&gt;</text:span>course_info<text:span text:style-name="T6">.</text:span>marks<text:span text:style-name="T6">[</text:span><text:span text:style-name="T12">i</text:span><text:span text:style-name="T6">]&lt;&lt;"</text:span>\t<text:span text:style-name="T6">";</text:span></text:p>
      <text:p text:style-name="P7">}</text:p>
      <text:p text:style-name="P7">}</text:p>
      <text:p text:style-name="P1"><text:span text:style-name="T7">else</text:span><text:span text:style-name="T12"> </text:span><text:span text:style-name="T6">{</text:span></text:p>
      <text:p text:style-name="P1"><text:span text:style-name="T12">cout </text:span><text:span text:style-name="T6">&lt;&lt;</text:span><text:span text:style-name="T12"> </text:span><text:span text:style-name="T6">"</text:span><text:span text:style-name="T8">Cannot find the name</text:span><text:span text:style-name="T6">"</text:span><text:span text:style-name="T12"> </text:span><text:span text:style-name="T6">&lt;&lt;</text:span><text:span text:style-name="T12"> endl</text:span><text:span text:style-name="T6">;</text:span></text:p>
      <text:p text:style-name="P7">}</text:p>
      <text:p text:style-name="P7">}</text:p>
      <text:p text:style-name="P8"/>
      <text:p text:style-name="P3">//calling the menu function</text:p>
      <text:p text:style-name="P1"><text:span text:style-name="T10">int</text:span> x <text:span text:style-name="T6">=</text:span> <text:span text:style-name="T13">menu</text:span><text:span text:style-name="T6">();</text:span></text:p>
      <text:p text:style-name="P8"/>
      <text:p text:style-name="P3">//determinig the response</text:p>
      <text:p text:style-name="P1"><text:span text:style-name="T7">switch</text:span><text:span text:style-name="T12"> </text:span><text:span text:style-name="T6">(</text:span><text:span text:style-name="T12">x</text:span><text:span text:style-name="T6">)</text:span><text:span text:style-name="T12"> </text:span><text:span text:style-name="T6">{</text:span></text:p>
      <text:p text:style-name="P1"><text:span text:style-name="T7">case</text:span><text:span text:style-name="T12"> </text:span><text:span text:style-name="T9">1</text:span><text:span text:style-name="T6">:{</text:span></text:p>
      <text:p text:style-name="P1"><text:span text:style-name="T13">showList</text:span><text:span text:style-name="T6">(</text:span><text:span text:style-name="T12">current</text:span><text:span text:style-name="T6">);</text:span></text:p>
      <text:p text:style-name="P1"><text:span text:style-name="T7">break</text:span><text:span text:style-name="T6">;</text:span></text:p>
      <text:p text:style-name="P7">}</text:p>
      <text:p text:style-name="P1"><text:span text:style-name="T7">case</text:span><text:span text:style-name="T12"> </text:span><text:span text:style-name="T9">2</text:span><text:span text:style-name="T6">:{</text:span></text:p>
      <text:p text:style-name="P1"><text:span text:style-name="T12">cout</text:span><text:span text:style-name="T6">&lt;&lt;"</text:span><text:span text:style-name="T8">Insert the name you are looking for : </text:span><text:span text:style-name="T6">";</text:span></text:p>
      <text:p text:style-name="P1"><text:span text:style-name="T12">string name</text:span><text:span text:style-name="T6">;</text:span></text:p>
      <text:p text:style-name="P1"><text:span text:style-name="T12">cin</text:span><text:span text:style-name="T6">&gt;&gt;</text:span><text:span text:style-name="T12">name</text:span><text:span text:style-name="T6">;</text:span></text:p>
      <text:p text:style-name="P1"><text:span text:style-name="T13">linear_Search</text:span><text:span text:style-name="T6">(</text:span><text:span text:style-name="T12">current</text:span><text:span text:style-name="T6">,</text:span><text:span text:style-name="T12"> name</text:span><text:span text:style-name="T6">);</text:span></text:p>
      <text:p text:style-name="P1"><text:span text:style-name="T7">break</text:span><text:span text:style-name="T6">;</text:span></text:p>
      <text:p text:style-name="P7">}</text:p>
      <text:p text:style-name="P1"><text:span text:style-name="T7">case</text:span><text:span text:style-name="T12"> </text:span><text:span text:style-name="T9">3</text:span><text:span text:style-name="T6">:{</text:span></text:p>
      <text:p text:style-name="P1"><text:span text:style-name="T13">find_maximum</text:span><text:span text:style-name="T6">(</text:span><text:span text:style-name="T12">current</text:span><text:span text:style-name="T6">,</text:span><text:span text:style-name="T12"> count</text:span><text:span text:style-name="T6">);</text:span></text:p>
      <text:p text:style-name="P1"><text:span text:style-name="T7">break</text:span><text:span text:style-name="T6">;</text:span></text:p>
      <text:p text:style-name="P7">}</text:p>
      <text:p text:style-name="P1"><text:span text:style-name="T7">case</text:span><text:span text:style-name="T12"> </text:span><text:span text:style-name="T9">4</text:span><text:span text:style-name="T6">:{</text:span></text:p>
      <text:p text:style-name="P1"><text:span text:style-name="T13">quit</text:span><text:span text:style-name="T6">();</text:span></text:p>
      <text:p text:style-name="P1"><text:span text:style-name="T7">break</text:span><text:span text:style-name="T6">;</text:span></text:p>
      <text:p text:style-name="P7">}</text:p>
      <text:p text:style-name="P1"><text:span text:style-name="T7">default</text:span><text:span text:style-name="T6">:</text:span></text:p>
      <text:p text:style-name="P1"><text:span text:style-name="T12">cout</text:span><text:span text:style-name="T6">&lt;&lt;"</text:span><text:span text:style-name="T8">Invalid Input. Please try again</text:span>\n\n<text:span text:style-name="T6">";</text:span></text:p>
      <text:p text:style-name="P1"><text:span text:style-name="T7">break</text:span><text:span text:style-name="T6">;</text:span></text:p>
      <text:p text:style-name="P7">}</text:p>
      <text:p text:style-name="P7">}</text:p>
      <text:p text:style-name="P8"/>
      <text:p text:style-name="P3">//searching for the the maximum average value</text:p>
      <text:p text:style-name="P1"><text:soft-page-break/><text:span text:style-name="T10">void</text:span> <text:span text:style-name="T13">find_maximum</text:span><text:span text:style-name="T6">(</text:span><text:span text:style-name="T11">student_tag</text:span> <text:span text:style-name="T10">*&amp;</text:span>current<text:span text:style-name="T6">,</text:span> <text:span text:style-name="T10">int</text:span> num<text:span text:style-name="T6">){</text:span></text:p>
      <text:p text:style-name="P1"><text:span text:style-name="T10">int</text:span> i<text:span text:style-name="T6">,</text:span>j<text:span text:style-name="T6">,</text:span>temp<text:span text:style-name="T6">,</text:span> pass <text:span text:style-name="T6">=</text:span> <text:span text:style-name="T9">0</text:span><text:span text:style-name="T6">;</text:span></text:p>
      <text:p text:style-name="P3">//creating a temparary node for the check</text:p>
      <text:p text:style-name="P1">student_tag <text:span text:style-name="T6">*</text:span>nextVal<text:span text:style-name="T6">;</text:span></text:p>
      <text:p text:style-name="P1"><text:span text:style-name="T7">for</text:span><text:span text:style-name="T6">(</text:span>i <text:span text:style-name="T6">=</text:span> <text:span text:style-name="T9">0</text:span><text:span text:style-name="T6">;</text:span> i<text:span text:style-name="T6">&lt;</text:span>num<text:span text:style-name="T6">;</text:span> i<text:span text:style-name="T6">++)</text:span> <text:span text:style-name="T6">{</text:span></text:p>
      <text:p text:style-name="P1">current<text:span text:style-name="T6">-&gt;</text:span>next<text:span text:style-name="T12"> </text:span><text:span text:style-name="T6">=</text:span><text:span text:style-name="T12"> nextVal</text:span><text:span text:style-name="T6">;</text:span></text:p>
      <text:p text:style-name="P1"><text:span text:style-name="T7">if</text:span><text:span text:style-name="T6">(</text:span>current<text:span text:style-name="T6">-&gt;</text:span>course_info<text:span text:style-name="T6">.</text:span>avg<text:span text:style-name="T12"> </text:span><text:span text:style-name="T6">&lt;</text:span><text:span text:style-name="T12"> </text:span>nextVal<text:span text:style-name="T6">-&gt;</text:span>course_info<text:span text:style-name="T6">.</text:span>avg<text:span text:style-name="T6">)</text:span><text:span text:style-name="T12"> </text:span><text:span text:style-name="T6">{</text:span></text:p>
      <text:p text:style-name="P1"><text:span text:style-name="T12">temp </text:span><text:span text:style-name="T6">=</text:span><text:span text:style-name="T12"> </text:span>current<text:span text:style-name="T6">-&gt;</text:span>course_info<text:span text:style-name="T6">.</text:span>avg<text:span text:style-name="T6">;</text:span></text:p>
      <text:p text:style-name="P1">current<text:span text:style-name="T6">-&gt;</text:span>course_info<text:span text:style-name="T6">.</text:span>avg<text:span text:style-name="T12"> </text:span><text:span text:style-name="T6">=</text:span><text:span text:style-name="T12"> </text:span>nextVal<text:span text:style-name="T6">-&gt;</text:span>course_info<text:span text:style-name="T6">.</text:span>avg<text:span text:style-name="T6">;</text:span></text:p>
      <text:p text:style-name="P1">nextVal<text:span text:style-name="T6">-&gt;</text:span>course_info<text:span text:style-name="T6">.</text:span>avg<text:span text:style-name="T12"> </text:span><text:span text:style-name="T6">=</text:span><text:span text:style-name="T12"> temp</text:span><text:span text:style-name="T6">;</text:span></text:p>
      <text:p text:style-name="P7">}</text:p>
      <text:p text:style-name="P1"><text:span text:style-name="T12">pass</text:span><text:span text:style-name="T6">++;</text:span></text:p>
      <text:p text:style-name="P7">}</text:p>
      <text:p text:style-name="P8"/>
      <text:p text:style-name="P1">cout<text:span text:style-name="T6">&lt;&lt;"</text:span><text:span text:style-name="T8">The highest scoring student's details are...</text:span>\n<text:span text:style-name="T6">";</text:span></text:p>
      <text:p text:style-name="P1">cout<text:span text:style-name="T6">&lt;&lt;</text:span>nextVal<text:span text:style-name="T6">-&gt;</text:span>student_info<text:span text:style-name="T6">.</text:span>name<text:span text:style-name="T6">&lt;&lt;</text:span>endl<text:span text:style-name="T6">;</text:span></text:p>
      <text:p text:style-name="P1">cout<text:span text:style-name="T6">&lt;&lt;</text:span>nextVal<text:span text:style-name="T6">-&gt;</text:span>student_info<text:span text:style-name="T6">.</text:span>id<text:span text:style-name="T6">&lt;&lt;</text:span>endl<text:span text:style-name="T6">;</text:span></text:p>
      <text:p text:style-name="P1">cout<text:span text:style-name="T6">&lt;&lt;</text:span>nextVal<text:span text:style-name="T6">-&gt;</text:span>course_info<text:span text:style-name="T6">.</text:span>avg<text:span text:style-name="T6">&lt;&lt;</text:span>endl<text:span text:style-name="T6">;</text:span></text:p>
      <text:p text:style-name="P8"/>
      <text:p text:style-name="P3">//calling the menu function</text:p>
      <text:p text:style-name="P1"><text:span text:style-name="T10">int</text:span> x <text:span text:style-name="T6">=</text:span> <text:span text:style-name="T13">menu</text:span><text:span text:style-name="T6">();</text:span></text:p>
      <text:p text:style-name="P8"/>
      <text:p text:style-name="P3">//determinig the response</text:p>
      <text:p text:style-name="P1"><text:span text:style-name="T7">switch</text:span><text:span text:style-name="T12"> </text:span><text:span text:style-name="T6">(</text:span><text:span text:style-name="T12">x</text:span><text:span text:style-name="T6">)</text:span><text:span text:style-name="T12"> </text:span><text:span text:style-name="T6">{</text:span></text:p>
      <text:p text:style-name="P1"><text:span text:style-name="T7">case</text:span><text:span text:style-name="T12"> </text:span><text:span text:style-name="T9">1</text:span><text:span text:style-name="T6">:{</text:span></text:p>
      <text:p text:style-name="P1"><text:span text:style-name="T13">showList</text:span><text:span text:style-name="T6">(</text:span><text:span text:style-name="T12">current</text:span><text:span text:style-name="T6">);</text:span></text:p>
      <text:p text:style-name="P1"><text:span text:style-name="T7">break</text:span><text:span text:style-name="T6">;</text:span></text:p>
      <text:p text:style-name="P7">}</text:p>
      <text:p text:style-name="P1"><text:span text:style-name="T7">case</text:span><text:span text:style-name="T12"> </text:span><text:span text:style-name="T9">2</text:span><text:span text:style-name="T6">:{</text:span></text:p>
      <text:p text:style-name="P1"><text:span text:style-name="T12">cout</text:span><text:span text:style-name="T6">&lt;&lt;"</text:span><text:span text:style-name="T8">Insert the name you are looking for : </text:span><text:span text:style-name="T6">";</text:span></text:p>
      <text:p text:style-name="P1"><text:span text:style-name="T12">string name</text:span><text:span text:style-name="T6">;</text:span></text:p>
      <text:p text:style-name="P1"><text:span text:style-name="T12">cin</text:span><text:span text:style-name="T6">&gt;&gt;</text:span><text:span text:style-name="T12">name</text:span><text:span text:style-name="T6">;</text:span></text:p>
      <text:p text:style-name="P1"><text:span text:style-name="T13">linear_Search</text:span><text:span text:style-name="T6">(</text:span><text:span text:style-name="T12">current</text:span><text:span text:style-name="T6">,</text:span><text:span text:style-name="T12"> name</text:span><text:span text:style-name="T6">);</text:span></text:p>
      <text:p text:style-name="P1"><text:span text:style-name="T7">break</text:span><text:span text:style-name="T6">;</text:span></text:p>
      <text:p text:style-name="P7">}</text:p>
      <text:p text:style-name="P1"><text:span text:style-name="T7">case</text:span><text:span text:style-name="T12"> </text:span><text:span text:style-name="T9">3</text:span><text:span text:style-name="T6">:{</text:span></text:p>
      <text:p text:style-name="P1"><text:span text:style-name="T13">find_maximum</text:span><text:span text:style-name="T6">(</text:span><text:span text:style-name="T12">current</text:span><text:span text:style-name="T6">,</text:span><text:span text:style-name="T12"> count</text:span><text:span text:style-name="T6">);</text:span></text:p>
      <text:p text:style-name="P1"><text:span text:style-name="T7">break</text:span><text:span text:style-name="T6">;</text:span></text:p>
      <text:p text:style-name="P7">}</text:p>
      <text:p text:style-name="P1"><text:span text:style-name="T7">case</text:span><text:span text:style-name="T12"> </text:span><text:span text:style-name="T9">4</text:span><text:span text:style-name="T6">:{</text:span></text:p>
      <text:p text:style-name="P1"><text:span text:style-name="T13">quit</text:span><text:span text:style-name="T6">();</text:span></text:p>
      <text:p text:style-name="P1"><text:span text:style-name="T7">break</text:span><text:span text:style-name="T6">;</text:span></text:p>
      <text:p text:style-name="P7">}</text:p>
      <text:p text:style-name="P1"><text:span text:style-name="T7">default</text:span><text:span text:style-name="T6">:</text:span></text:p>
      <text:p text:style-name="P1"><text:span text:style-name="T12">cout</text:span><text:span text:style-name="T6">&lt;&lt;"</text:span><text:span text:style-name="T8">Invalid Input. Please try again</text:span>\n\n<text:span text:style-name="T6">";</text:span></text:p>
      <text:p text:style-name="P1"><text:span text:style-name="T7">break</text:span><text:span text:style-name="T6">;</text:span></text:p>
      <text:p text:style-name="P7">}</text:p>
      <text:p text:style-name="P8"/>
      <text:p text:style-name="P7">}</text:p>
      <text:p text:style-name="P17"/>
      <text:h text:style-name="P31" text:outline-level="2"><text:soft-page-break/>4. Screenshots showing the working program</text:h>
      <text:p text:style-name="P11"/>
      <text:h text:style-name="Heading_20_2" text:outline-level="2">Task 8-5</text:h>
      <text:h text:style-name="Heading_20_3" text:outline-level="3">1. Program Description</text:h>
      <text:p text:style-name="P14"><text:tab/><text:span text:style-name="T16">This program implements arranging three integers according to the ascending order. Linear comparison method has been used in this scenario and user can input any three numbers less than 50.</text:span></text:p>
      <text:h text:style-name="Heading_20_3" text:outline-level="3">2. Source Code</text:h>
      <text:p text:style-name="P2">//this program implements the sorting of three integers which is inserted by the user according to the accending order</text:p>
      <text:p text:style-name="P1"><text:span text:style-name="T7">#include</text:span> <text:span text:style-name="T6">&lt;</text:span><text:span text:style-name="T8">iostream</text:span><text:span text:style-name="T6">&gt;</text:span></text:p>
      <text:p text:style-name="P1"><text:span text:style-name="T9">using</text:span> <text:span text:style-name="T10">namespace</text:span> <text:span text:style-name="T11">std</text:span><text:span text:style-name="T6">;</text:span></text:p>
      <text:p text:style-name="P8"/>
      <text:p text:style-name="P3">//initialize functions</text:p>
      <text:p text:style-name="P1"><text:span text:style-name="T10">void</text:span> <text:span text:style-name="T13">reorder</text:span><text:span text:style-name="T6">(</text:span><text:span text:style-name="T10">int</text:span> <text:span text:style-name="T10">*</text:span>a<text:span text:style-name="T6">,</text:span> <text:span text:style-name="T10">int</text:span> <text:span text:style-name="T10">*</text:span>b<text:span text:style-name="T6">,</text:span> <text:span text:style-name="T10">int</text:span> <text:span text:style-name="T10">*</text:span>c<text:span text:style-name="T6">);</text:span></text:p>
      <text:p text:style-name="P1"><text:span text:style-name="T10">int</text:span> <text:span text:style-name="T13">main</text:span><text:span text:style-name="T6">(){</text:span></text:p>
      <text:p text:style-name="P3">//initialize variables</text:p>
      <text:p text:style-name="P1"><text:span text:style-name="T10">int</text:span> aa<text:span text:style-name="T6">,</text:span>bb<text:span text:style-name="T6">,</text:span>cc<text:span text:style-name="T6">;</text:span></text:p>
      <text:p text:style-name="P8"/>
      <text:p text:style-name="P3">//get the inputs from the user</text:p>
      <text:p text:style-name="P1">cout<text:span text:style-name="T6">&lt;&lt;"</text:span><text:span text:style-name="T8">Insert three integers</text:span><text:span text:style-name="T6">"&lt;&lt;</text:span>endl<text:span text:style-name="T6">;</text:span></text:p>
      <text:p text:style-name="P1">cin<text:span text:style-name="T6">&gt;&gt;</text:span>aa<text:span text:style-name="T6">;</text:span></text:p>
      <text:p text:style-name="P1">cin<text:span text:style-name="T6">&gt;&gt;</text:span>bb<text:span text:style-name="T6">;</text:span></text:p>
      <text:p text:style-name="P1">cin<text:span text:style-name="T6">&gt;&gt;</text:span>cc<text:span text:style-name="T6">;</text:span></text:p>
      <text:p text:style-name="P8"/>
      <text:p text:style-name="P3">//assigning the pointers</text:p>
      <text:p text:style-name="P1"><text:span text:style-name="T10">int</text:span> <text:span text:style-name="T6">*</text:span> a <text:span text:style-name="T6">=</text:span> <text:span text:style-name="T6">&amp;</text:span> aa<text:span text:style-name="T6">;</text:span></text:p>
      <text:p text:style-name="P1"><text:span text:style-name="T10">int</text:span> <text:span text:style-name="T6">*</text:span> b <text:span text:style-name="T6">=</text:span> <text:span text:style-name="T6">&amp;</text:span> bb<text:span text:style-name="T6">;</text:span></text:p>
      <text:p text:style-name="P1"><text:span text:style-name="T10">int</text:span> <text:span text:style-name="T6">*</text:span> c <text:span text:style-name="T6">=</text:span> <text:span text:style-name="T6">&amp;</text:span> cc<text:span text:style-name="T6">;</text:span></text:p>
      <text:p text:style-name="P8"/>
      <text:p text:style-name="P3">//call the re-order function</text:p>
      <text:p text:style-name="P1"><text:span text:style-name="T13">reorder</text:span><text:span text:style-name="T6">(</text:span>a<text:span text:style-name="T6">,</text:span> b<text:span text:style-name="T6">,</text:span> c<text:span text:style-name="T6">);</text:span></text:p>
      <text:p text:style-name="P1"><text:span text:style-name="T7">return</text:span> <text:span text:style-name="T9">0</text:span><text:span text:style-name="T6">;</text:span></text:p>
      <text:p text:style-name="P7">}</text:p>
      <text:p text:style-name="P8"/>
      <text:p text:style-name="P1"><text:span text:style-name="T10">void</text:span> <text:span text:style-name="T13">reorder</text:span><text:span text:style-name="T6">(</text:span><text:span text:style-name="T10">int</text:span> <text:span text:style-name="T10">*</text:span>a<text:span text:style-name="T6">,</text:span> <text:span text:style-name="T10">int</text:span> <text:span text:style-name="T10">*</text:span>b<text:span text:style-name="T6">,</text:span> <text:span text:style-name="T10">int</text:span> <text:span text:style-name="T10">*</text:span>c<text:span text:style-name="T6">){</text:span></text:p>
      <text:p text:style-name="P3">//compare the numbers according to the order</text:p>
      <text:p text:style-name="P1"><text:span text:style-name="T7">if</text:span><text:span text:style-name="T6">(*</text:span>a<text:span text:style-name="T6">&gt;*</text:span>b<text:span text:style-name="T6">){</text:span></text:p>
      <text:p text:style-name="P1"><text:span text:style-name="T7">if</text:span><text:span text:style-name="T6">(*</text:span><text:span text:style-name="T12">b</text:span><text:span text:style-name="T6">&gt;*</text:span><text:span text:style-name="T12">c</text:span><text:span text:style-name="T6">){</text:span></text:p>
      <text:p text:style-name="P1"><text:span text:style-name="T12">cout</text:span><text:span text:style-name="T6">&lt;&lt;"</text:span><text:span text:style-name="T8">The Order is </text:span><text:span text:style-name="T6">"&lt;&lt;*</text:span><text:span text:style-name="T12">c</text:span><text:span text:style-name="T6">&lt;&lt;"</text:span><text:span text:style-name="T8">,</text:span><text:span text:style-name="T6">"&lt;&lt;*</text:span><text:span text:style-name="T12">b</text:span><text:span text:style-name="T6">&lt;&lt;"</text:span><text:span text:style-name="T8">,</text:span><text:span text:style-name="T6">"&lt;&lt;*</text:span><text:span text:style-name="T12">a</text:span><text:span text:style-name="T6">&lt;&lt;</text:span><text:span text:style-name="T12">endl</text:span><text:span text:style-name="T6">;</text:span></text:p>
      <text:p text:style-name="P7">}</text:p>
      <text:p text:style-name="P1"><text:span text:style-name="T7">else</text:span><text:span text:style-name="T6">{</text:span></text:p>
      <text:p text:style-name="P1"><text:span text:style-name="T7">if</text:span><text:span text:style-name="T6">(*</text:span><text:span text:style-name="T12">c</text:span><text:span text:style-name="T6">&gt;*</text:span><text:span text:style-name="T12">a</text:span><text:span text:style-name="T6">){</text:span></text:p>
      <text:p text:style-name="P1"><text:span text:style-name="T12">cout</text:span><text:span text:style-name="T6">&lt;&lt;"</text:span><text:span text:style-name="T8">The Order is </text:span><text:span text:style-name="T6">"&lt;&lt;*</text:span><text:span text:style-name="T12">b</text:span><text:span text:style-name="T6">&lt;&lt;"</text:span><text:span text:style-name="T8">,</text:span><text:span text:style-name="T6">"&lt;&lt;*</text:span><text:span text:style-name="T12">a</text:span><text:span text:style-name="T6">&lt;&lt;"</text:span><text:span text:style-name="T8">,</text:span><text:span text:style-name="T6">"&lt;&lt;*</text:span><text:span text:style-name="T12">c</text:span><text:span text:style-name="T6">&lt;&lt;</text:span><text:span text:style-name="T12">endl</text:span><text:span text:style-name="T6">;</text:span></text:p>
      <text:p text:style-name="P7">}</text:p>
      <text:p text:style-name="P1"><text:soft-page-break/><text:span text:style-name="T7">else</text:span><text:span text:style-name="T6">{</text:span></text:p>
      <text:p text:style-name="P1"><text:span text:style-name="T12">cout</text:span><text:span text:style-name="T6">&lt;&lt;"</text:span><text:span text:style-name="T8">The Order is </text:span><text:span text:style-name="T6">"&lt;&lt;*</text:span><text:span text:style-name="T12">b</text:span><text:span text:style-name="T6">&lt;&lt;"</text:span><text:span text:style-name="T8">,</text:span><text:span text:style-name="T6">"&lt;&lt;*</text:span><text:span text:style-name="T12">c</text:span><text:span text:style-name="T6">&lt;&lt;"</text:span><text:span text:style-name="T8">,</text:span><text:span text:style-name="T6">"&lt;&lt;*</text:span><text:span text:style-name="T12">a</text:span><text:span text:style-name="T6">&lt;&lt;</text:span><text:span text:style-name="T12">endl</text:span><text:span text:style-name="T6">;</text:span></text:p>
      <text:p text:style-name="P7">}</text:p>
      <text:p text:style-name="P7">}</text:p>
      <text:p text:style-name="P7">}</text:p>
      <text:p text:style-name="P1"><text:span text:style-name="T7">else</text:span><text:span text:style-name="T6">{</text:span></text:p>
      <text:p text:style-name="P1"><text:span text:style-name="T7">if</text:span><text:span text:style-name="T6">(*</text:span><text:span text:style-name="T12">b</text:span><text:span text:style-name="T6">&gt;*</text:span><text:span text:style-name="T12">c</text:span><text:span text:style-name="T6">){</text:span></text:p>
      <text:p text:style-name="P1"><text:span text:style-name="T7">if</text:span><text:span text:style-name="T6">(*</text:span><text:span text:style-name="T12">a</text:span><text:span text:style-name="T6">&gt;*</text:span><text:span text:style-name="T12">c</text:span><text:span text:style-name="T6">){</text:span></text:p>
      <text:p text:style-name="P1"><text:span text:style-name="T12">cout</text:span><text:span text:style-name="T6">&lt;&lt;"</text:span><text:span text:style-name="T8">The Order is </text:span><text:span text:style-name="T6">"&lt;&lt;*</text:span><text:span text:style-name="T12">c</text:span><text:span text:style-name="T6">&lt;&lt;"</text:span><text:span text:style-name="T8">,</text:span><text:span text:style-name="T6">"&lt;&lt;*</text:span><text:span text:style-name="T12">a</text:span><text:span text:style-name="T6">&lt;&lt;"</text:span><text:span text:style-name="T8">,</text:span><text:span text:style-name="T6">"&lt;&lt;*</text:span><text:span text:style-name="T12">b</text:span><text:span text:style-name="T6">&lt;&lt;</text:span><text:span text:style-name="T12">endl</text:span><text:span text:style-name="T6">;</text:span></text:p>
      <text:p text:style-name="P7">}</text:p>
      <text:p text:style-name="P1"><text:span text:style-name="T7">else</text:span><text:span text:style-name="T6">{</text:span></text:p>
      <text:p text:style-name="P1"><text:span text:style-name="T12">cout</text:span><text:span text:style-name="T6">&lt;&lt;"</text:span><text:span text:style-name="T8">The Order is </text:span><text:span text:style-name="T6">"&lt;&lt;*</text:span><text:span text:style-name="T12">a</text:span><text:span text:style-name="T6">&lt;&lt;"</text:span><text:span text:style-name="T8">,</text:span><text:span text:style-name="T6">"&lt;&lt;*</text:span><text:span text:style-name="T12">b</text:span><text:span text:style-name="T6">&lt;&lt;"</text:span><text:span text:style-name="T8">,</text:span><text:span text:style-name="T6">"&lt;&lt;*</text:span><text:span text:style-name="T12">c</text:span><text:span text:style-name="T6">&lt;&lt;</text:span><text:span text:style-name="T12">endl</text:span><text:span text:style-name="T6">;</text:span></text:p>
      <text:p text:style-name="P7">}</text:p>
      <text:p text:style-name="P7">}</text:p>
      <text:p text:style-name="P1"><text:span text:style-name="T7">else</text:span><text:span text:style-name="T6">{</text:span></text:p>
      <text:p text:style-name="P1"><text:span text:style-name="T12">cout</text:span><text:span text:style-name="T6">&lt;&lt;"</text:span><text:span text:style-name="T8">The Order is </text:span><text:span text:style-name="T6">"&lt;&lt;*</text:span><text:span text:style-name="T12">a</text:span><text:span text:style-name="T6">&lt;&lt;"</text:span><text:span text:style-name="T8">,</text:span><text:span text:style-name="T6">"&lt;&lt;*</text:span><text:span text:style-name="T12">c</text:span><text:span text:style-name="T6">&lt;&lt;"</text:span><text:span text:style-name="T8">,</text:span><text:span text:style-name="T6">"&lt;&lt;*</text:span><text:span text:style-name="T12">b</text:span><text:span text:style-name="T6">&lt;&lt;</text:span><text:span text:style-name="T12">endl</text:span><text:span text:style-name="T6">;</text:span><text:span text:style-name="T12"> </text:span></text:p>
      <text:p text:style-name="P7">}</text:p>
      <text:p text:style-name="P7">}</text:p>
      <text:p text:style-name="P7">}</text:p>
      <text:p text:style-name="Text_20_body"/>
      <text:h text:style-name="Heading_20_3" text:outline-level="3">3. Screenshots showing the working program</text:h>
      <text:p text:style-name="Text_20_body"/>
      <text:h text:style-name="P32" text:outline-level="2">Task 8-<text:span text:style-name="T3">6</text:span></text:h>
      <text:h text:style-name="P35" text:outline-level="3">1. Program Description</text:h>
      <text:p text:style-name="P12"><text:tab/><text:span text:style-name="T17">This program implements a program that calculates and displays voltage amounts according to the resistance and current. All the values are inserted in the arrays and two different functions are used to do the operations. <text:s/></text:span></text:p>
      <text:h text:style-name="P35" text:outline-level="3">2. Source Code</text:h>
      <text:p text:style-name="P5">//This program implements a program that calculates and displays voltage amounts according to the resistance and current.</text:p>
      <text:p text:style-name="P1"><text:span text:style-name="T7">#include</text:span> <text:span text:style-name="T6">&lt;</text:span><text:span text:style-name="T8">iostream</text:span><text:span text:style-name="T6">&gt;</text:span></text:p>
      <text:p text:style-name="P1"><text:span text:style-name="T9">using</text:span> <text:span text:style-name="T10">namespace</text:span> <text:span text:style-name="T11">std</text:span><text:span text:style-name="T6">;</text:span></text:p>
      <text:p text:style-name="P3">//initializing the functions</text:p>
      <text:p text:style-name="P1"><text:span text:style-name="T10">void</text:span> <text:span text:style-name="T13">calcVolts</text:span><text:span text:style-name="T6">(</text:span><text:span text:style-name="T10">int</text:span> current<text:span text:style-name="T6">[</text:span><text:span text:style-name="T9">10</text:span><text:span text:style-name="T6">],</text:span> <text:span text:style-name="T10">int</text:span> voltage<text:span text:style-name="T6">[</text:span><text:span text:style-name="T9">10</text:span><text:span text:style-name="T6">],</text:span> <text:span text:style-name="T10">int</text:span> resistance<text:span text:style-name="T6">[</text:span><text:span text:style-name="T9">10</text:span><text:span text:style-name="T6">]);</text:span></text:p>
      <text:p text:style-name="P1"><text:span text:style-name="T10">void</text:span> <text:span text:style-name="T13">dispVolts</text:span><text:span text:style-name="T6">(</text:span><text:span text:style-name="T10">int</text:span> arr1<text:span text:style-name="T6">[</text:span><text:span text:style-name="T9">10</text:span><text:span text:style-name="T6">],</text:span> <text:span text:style-name="T10">int</text:span> arr2<text:span text:style-name="T6">[</text:span><text:span text:style-name="T9">10</text:span><text:span text:style-name="T6">],</text:span> <text:span text:style-name="T10">int</text:span> arr3<text:span text:style-name="T6">[</text:span><text:span text:style-name="T9">10</text:span><text:span text:style-name="T6">]);</text:span></text:p>
      <text:p text:style-name="P8"/>
      <text:p text:style-name="P1"><text:span text:style-name="T10">int</text:span> <text:span text:style-name="T13">main</text:span><text:span text:style-name="T6">(){</text:span></text:p>
      <text:p text:style-name="P3">//initalizing the arrays</text:p>
      <text:p text:style-name="P1"><text:span text:style-name="T10">int</text:span> current<text:span text:style-name="T6">[</text:span><text:span text:style-name="T9">10</text:span><text:span text:style-name="T6">]</text:span> <text:span text:style-name="T6">=</text:span> <text:span text:style-name="T6">{</text:span><text:span text:style-name="T9">2</text:span><text:span text:style-name="T6">,</text:span><text:span text:style-name="T9">4</text:span><text:span text:style-name="T6">,</text:span><text:span text:style-name="T9">6</text:span><text:span text:style-name="T6">,</text:span><text:span text:style-name="T9">8</text:span><text:span text:style-name="T6">,</text:span><text:span text:style-name="T9">2</text:span><text:span text:style-name="T6">,</text:span><text:span text:style-name="T9">3</text:span><text:span text:style-name="T6">,</text:span><text:span text:style-name="T9">5</text:span><text:span text:style-name="T6">,</text:span><text:span text:style-name="T9">12</text:span><text:span text:style-name="T6">,</text:span><text:span text:style-name="T9">3</text:span><text:span text:style-name="T6">,</text:span><text:span text:style-name="T9">4</text:span><text:span text:style-name="T6">};</text:span></text:p>
      <text:p text:style-name="P1"><text:span text:style-name="T10">int</text:span> voltage<text:span text:style-name="T6">[</text:span><text:span text:style-name="T9">10</text:span><text:span text:style-name="T6">];</text:span></text:p>
      <text:p text:style-name="P1"><text:span text:style-name="T10">int</text:span> resistance<text:span text:style-name="T6">[</text:span><text:span text:style-name="T9">10</text:span><text:span text:style-name="T6">]</text:span> <text:span text:style-name="T6">=</text:span> <text:span text:style-name="T6">{</text:span><text:span text:style-name="T9">12</text:span><text:span text:style-name="T6">,</text:span><text:span text:style-name="T9">34</text:span><text:span text:style-name="T6">,</text:span><text:span text:style-name="T9">54</text:span><text:span text:style-name="T6">,</text:span><text:span text:style-name="T9">23</text:span><text:span text:style-name="T6">,</text:span><text:span text:style-name="T9">43</text:span><text:span text:style-name="T6">,</text:span><text:span text:style-name="T9">76</text:span><text:span text:style-name="T6">,</text:span><text:span text:style-name="T9">23</text:span><text:span text:style-name="T6">,</text:span><text:span text:style-name="T9">11</text:span><text:span text:style-name="T6">,</text:span><text:span text:style-name="T9">24</text:span><text:span text:style-name="T6">,</text:span><text:span text:style-name="T9">54</text:span><text:span text:style-name="T6">};</text:span></text:p>
      <text:p text:style-name="P8"/>
      <text:p text:style-name="P3">//calling the calcVolts function and passing the arrays</text:p>
      <text:p text:style-name="P1"><text:span text:style-name="T13">calcVolts</text:span><text:span text:style-name="T6">(</text:span>current<text:span text:style-name="T6">,</text:span> voltage<text:span text:style-name="T6">,</text:span> resistance<text:span text:style-name="T6">);</text:span></text:p>
      <text:p text:style-name="P8"><text:soft-page-break/></text:p>
      <text:p text:style-name="P3">//display voltage values</text:p>
      <text:p text:style-name="P1"><text:span text:style-name="T13">dispVolts</text:span><text:span text:style-name="T6">(</text:span>current<text:span text:style-name="T6">,</text:span> resistance<text:span text:style-name="T6">,</text:span> voltage<text:span text:style-name="T6">);</text:span></text:p>
      <text:p text:style-name="P1"><text:span text:style-name="T7">return</text:span> <text:span text:style-name="T9">0</text:span><text:span text:style-name="T6">;</text:span></text:p>
      <text:p text:style-name="P7">}</text:p>
      <text:p text:style-name="P8"/>
      <text:p text:style-name="P1"><text:span text:style-name="T10">void</text:span> <text:span text:style-name="T13">calcVolts</text:span><text:span text:style-name="T6">(</text:span><text:span text:style-name="T10">int</text:span> current<text:span text:style-name="T6">[</text:span><text:span text:style-name="T9">10</text:span><text:span text:style-name="T6">],</text:span> <text:span text:style-name="T10">int</text:span> voltage<text:span text:style-name="T6">[</text:span><text:span text:style-name="T9">10</text:span><text:span text:style-name="T6">],</text:span> <text:span text:style-name="T10">int</text:span> resistance<text:span text:style-name="T6">[</text:span><text:span text:style-name="T9">10</text:span><text:span text:style-name="T6">]){</text:span></text:p>
      <text:p text:style-name="P1"><text:span text:style-name="T7">for</text:span> <text:span text:style-name="T6">(</text:span><text:span text:style-name="T10">int</text:span> i<text:span text:style-name="T6">=</text:span><text:span text:style-name="T9">0</text:span><text:span text:style-name="T6">;</text:span> i<text:span text:style-name="T6">&lt;</text:span><text:span text:style-name="T9">10</text:span><text:span text:style-name="T6">;</text:span> i<text:span text:style-name="T6">++){</text:span></text:p>
      <text:p text:style-name="P1">voltage<text:span text:style-name="T6">[</text:span><text:span text:style-name="T12">i</text:span><text:span text:style-name="T6">]</text:span><text:span text:style-name="T12"> </text:span><text:span text:style-name="T6">=</text:span><text:span text:style-name="T12"> </text:span>current<text:span text:style-name="T6">[</text:span><text:span text:style-name="T12">i</text:span><text:span text:style-name="T6">]</text:span><text:span text:style-name="T12"> </text:span><text:span text:style-name="T6">*</text:span><text:span text:style-name="T12"> </text:span>resistance<text:span text:style-name="T6">[</text:span><text:span text:style-name="T12">i</text:span><text:span text:style-name="T6">];</text:span></text:p>
      <text:p text:style-name="P7">}</text:p>
      <text:p text:style-name="P7">}</text:p>
      <text:p text:style-name="P8"/>
      <text:p text:style-name="P1"><text:span text:style-name="T10">void</text:span> <text:span text:style-name="T13">dispVolts</text:span><text:span text:style-name="T6">(</text:span><text:span text:style-name="T10">int</text:span> arr1<text:span text:style-name="T6">[</text:span><text:span text:style-name="T9">10</text:span><text:span text:style-name="T6">],</text:span> <text:span text:style-name="T10">int</text:span> arr2<text:span text:style-name="T6">[</text:span><text:span text:style-name="T9">10</text:span><text:span text:style-name="T6">],</text:span> <text:span text:style-name="T10">int</text:span> arr3<text:span text:style-name="T6">[</text:span><text:span text:style-name="T9">10</text:span><text:span text:style-name="T6">]){</text:span></text:p>
      <text:p text:style-name="P1">cout<text:span text:style-name="T6">&lt;&lt;"</text:span><text:span text:style-name="T8">Current </text:span>\t<text:span text:style-name="T8"> Resistance </text:span>\t<text:span text:style-name="T8"> Voltage</text:span><text:span text:style-name="T6">"&lt;&lt;</text:span>endl<text:span text:style-name="T6">;</text:span></text:p>
      <text:p text:style-name="P1"><text:span text:style-name="T7">for</text:span> <text:span text:style-name="T6">(</text:span><text:span text:style-name="T10">int</text:span> j<text:span text:style-name="T6">=</text:span><text:span text:style-name="T9">0</text:span><text:span text:style-name="T6">;</text:span> j<text:span text:style-name="T6">&lt;</text:span><text:span text:style-name="T9">10</text:span><text:span text:style-name="T6">;</text:span> j<text:span text:style-name="T6">++){</text:span></text:p>
      <text:p text:style-name="P1"><text:span text:style-name="T12">cout</text:span><text:span text:style-name="T6">&lt;&lt;</text:span>arr1<text:span text:style-name="T6">[</text:span><text:span text:style-name="T12">j</text:span><text:span text:style-name="T6">]&lt;&lt;"</text:span><text:span text:style-name="T8"> </text:span>\t<text:span text:style-name="T6">"&lt;&lt;</text:span>arr2<text:span text:style-name="T6">[</text:span><text:span text:style-name="T12">j</text:span><text:span text:style-name="T6">]&lt;&lt;"</text:span><text:span text:style-name="T8"> </text:span>\t<text:span text:style-name="T6">"&lt;&lt;</text:span>arr3<text:span text:style-name="T6">[</text:span><text:span text:style-name="T12">j</text:span><text:span text:style-name="T6">]&lt;&lt;</text:span><text:span text:style-name="T12">endl</text:span><text:span text:style-name="T6">;</text:span></text:p>
      <text:p text:style-name="P7">}</text:p>
      <text:p text:style-name="P7">}</text:p>
      <text:p text:style-name="P12"/>
      <text:h text:style-name="P35" text:outline-level="3">3. Screenshots showing the working program</text:h>
      <text:p text:style-name="P12"/>
      <text:h text:style-name="P32" text:outline-level="2">Task <text:span text:style-name="T3">9</text:span>-<text:span text:style-name="T3">2</text:span></text:h>
      <text:h text:style-name="P35" text:outline-level="3">1. Program Description</text:h>
      <text:p text:style-name="P12"><text:tab/>This<text:span text:style-name="T18"> program implements a employee management system which is used to read and store data from the user and store them in a nested struct according to the relevance. Array of struct has been used in this program and user can insert 5 employees to the system.</text:span></text:p>
      <text:h text:style-name="P35" text:outline-level="3">2. Source Code</text:h>
      <text:p text:style-name="P5">//This program implements a employee management system</text:p>
      <text:p text:style-name="P1"><text:span text:style-name="T7">#include</text:span> <text:span text:style-name="T6">&lt;</text:span><text:span text:style-name="T8">iostream</text:span><text:span text:style-name="T6">&gt;</text:span></text:p>
      <text:p text:style-name="P1"><text:span text:style-name="T7">#include</text:span> <text:span text:style-name="T6">&lt;</text:span><text:span text:style-name="T8">iostream</text:span><text:span text:style-name="T6">&gt;</text:span></text:p>
      <text:p text:style-name="P1"><text:span text:style-name="T9">using</text:span> <text:span text:style-name="T10">namespace</text:span> <text:span text:style-name="T11">std</text:span><text:span text:style-name="T6">;</text:span></text:p>
      <text:p text:style-name="P8"/>
      <text:p text:style-name="P3">//initializing the functions</text:p>
      <text:p text:style-name="P1"><text:span text:style-name="T10">struct</text:span> <text:span text:style-name="T11">Emp</text:span> <text:span text:style-name="T13">get_data</text:span><text:span text:style-name="T6">(</text:span><text:span text:style-name="T11">Emp</text:span> <text:span text:style-name="T6">[],</text:span> <text:span text:style-name="T10">int</text:span> count<text:span text:style-name="T6">);</text:span></text:p>
      <text:p text:style-name="P1"><text:span text:style-name="T10">void</text:span> <text:span text:style-name="T13">print_data</text:span><text:span text:style-name="T6">(</text:span><text:span text:style-name="T11">Emp</text:span><text:span text:style-name="T6">[],</text:span> <text:span text:style-name="T10">int</text:span> count<text:span text:style-name="T6">);</text:span></text:p>
      <text:p text:style-name="P1"><text:span text:style-name="T10">double</text:span> <text:span text:style-name="T13">get_average</text:span><text:span text:style-name="T6">(</text:span><text:span text:style-name="T11">Emp</text:span> <text:span text:style-name="T6">[],</text:span> <text:span text:style-name="T10">int</text:span> count<text:span text:style-name="T6">,</text:span> <text:span text:style-name="T11">string</text:span> companyName<text:span text:style-name="T6">);</text:span></text:p>
      <text:p text:style-name="P1"><text:span text:style-name="T10">double</text:span> <text:span text:style-name="T13">get_salary</text:span><text:span text:style-name="T6">(</text:span><text:span text:style-name="T11">Emp</text:span><text:span text:style-name="T6">[],</text:span> <text:span text:style-name="T11">string</text:span> name<text:span text:style-name="T6">);</text:span></text:p>
      <text:p text:style-name="P8"/>
      <text:p text:style-name="P3">//initializing the structs</text:p>
      <text:p text:style-name="P1"><text:span text:style-name="T10">struct</text:span><text:span text:style-name="T12"> </text:span><text:span text:style-name="T11">company_detail</text:span><text:span text:style-name="T6">{</text:span></text:p>
      <text:p text:style-name="P1"><text:span text:style-name="T12">string company_id</text:span><text:span text:style-name="T6">;</text:span></text:p>
      <text:p text:style-name="P1"><text:span text:style-name="T12">string company_name</text:span><text:span text:style-name="T6">;</text:span></text:p>
      <text:p text:style-name="P7">};</text:p>
      <text:p text:style-name="P8"/>
      <text:p text:style-name="P1"><text:soft-page-break/><text:span text:style-name="T10">struct</text:span><text:span text:style-name="T12"> </text:span><text:span text:style-name="T11">Emp</text:span><text:span text:style-name="T6">{</text:span></text:p>
      <text:p text:style-name="P1"><text:span text:style-name="T12">string emp_name</text:span><text:span text:style-name="T6">;</text:span></text:p>
      <text:p text:style-name="P1"><text:span text:style-name="T12">string emp_id</text:span><text:span text:style-name="T6">;</text:span></text:p>
      <text:p text:style-name="P1"><text:span text:style-name="T10">double</text:span><text:span text:style-name="T12"> salary</text:span><text:span text:style-name="T6">;</text:span></text:p>
      <text:p text:style-name="P1"><text:span text:style-name="T12">company_detail cmp_detail</text:span><text:span text:style-name="T6">;</text:span></text:p>
      <text:p text:style-name="P7">};</text:p>
      <text:p text:style-name="P8"/>
      <text:p text:style-name="P1"><text:span text:style-name="T10">int</text:span> <text:span text:style-name="T13">main</text:span><text:span text:style-name="T6">(){</text:span></text:p>
      <text:p text:style-name="P8"/>
      <text:p text:style-name="P3">//declaring the arrays</text:p>
      <text:p text:style-name="P1">Emp employee<text:span text:style-name="T6">[</text:span><text:span text:style-name="T9">5</text:span><text:span text:style-name="T6">];</text:span></text:p>
      <text:p text:style-name="P8"/>
      <text:p text:style-name="P1"><text:span text:style-name="T10">int</text:span> count <text:span text:style-name="T6">=</text:span> <text:span text:style-name="T9">5</text:span><text:span text:style-name="T6">;</text:span></text:p>
      <text:p text:style-name="P3">//calling the functions</text:p>
      <text:p text:style-name="P1"><text:span text:style-name="T13">get_data</text:span><text:span text:style-name="T6">(</text:span>employee<text:span text:style-name="T6">,</text:span> <text:span text:style-name="T9">5</text:span><text:span text:style-name="T6">);</text:span> </text:p>
      <text:p text:style-name="P1"><text:span text:style-name="T13">print_data</text:span><text:span text:style-name="T6">(</text:span>employee<text:span text:style-name="T6">,</text:span> <text:span text:style-name="T9">5</text:span><text:span text:style-name="T6">);</text:span></text:p>
      <text:p text:style-name="P8"/>
      <text:p text:style-name="P3">//insert the company name</text:p>
      <text:p text:style-name="P1">cout<text:span text:style-name="T6">&lt;&lt;"</text:span><text:span text:style-name="T8">Insert the company name you need : </text:span><text:span text:style-name="T6">";</text:span></text:p>
      <text:p text:style-name="P1">string company<text:span text:style-name="T6">;</text:span></text:p>
      <text:p text:style-name="P1">cin<text:span text:style-name="T6">&gt;&gt;</text:span>company<text:span text:style-name="T6">;</text:span></text:p>
      <text:p text:style-name="P8"/>
      <text:p text:style-name="P3">//call the average function</text:p>
      <text:p text:style-name="P1"><text:span text:style-name="T13">get_average</text:span><text:span text:style-name="T6">(</text:span>employee<text:span text:style-name="T6">,</text:span> count<text:span text:style-name="T6">,</text:span> company<text:span text:style-name="T6">);</text:span></text:p>
      <text:p text:style-name="P8"/>
      <text:p text:style-name="P3">//insert the the employee name for the salary calculations</text:p>
      <text:p text:style-name="P1">cout<text:span text:style-name="T6">&lt;&lt;"</text:span><text:span text:style-name="T8">Insert the name of the employee :</text:span><text:span text:style-name="T6">";</text:span></text:p>
      <text:p text:style-name="P1">string name<text:span text:style-name="T6">;</text:span></text:p>
      <text:p text:style-name="P1">cin<text:span text:style-name="T6">&gt;&gt;</text:span>name<text:span text:style-name="T6">;</text:span></text:p>
      <text:p text:style-name="P8"/>
      <text:p text:style-name="P3">//call the salary function</text:p>
      <text:p text:style-name="P1"><text:span text:style-name="T13">get_salary</text:span><text:span text:style-name="T6">(</text:span>employee<text:span text:style-name="T6">,</text:span> name<text:span text:style-name="T6">);</text:span></text:p>
      <text:p text:style-name="P1"><text:span text:style-name="T7">return</text:span> <text:span text:style-name="T9">0</text:span><text:span text:style-name="T6">;</text:span></text:p>
      <text:p text:style-name="P7">}</text:p>
      <text:p text:style-name="P8"/>
      <text:p text:style-name="P3">//read data for the array of structure</text:p>
      <text:p text:style-name="P1"><text:span text:style-name="T11">Emp</text:span> <text:span text:style-name="T13">get_data</text:span><text:span text:style-name="T6">(</text:span><text:span text:style-name="T11">Emp</text:span> w<text:span text:style-name="T6">[</text:span><text:span text:style-name="T9">5</text:span><text:span text:style-name="T6">],</text:span> <text:span text:style-name="T10">int</text:span> count<text:span text:style-name="T6">){</text:span></text:p>
      <text:p text:style-name="P8"/>
      <text:p text:style-name="P3">//insert details to the array</text:p>
      <text:p text:style-name="P1"><text:span text:style-name="T7">while</text:span> <text:span text:style-name="T6">(</text:span>count<text:span text:style-name="T6">!=</text:span><text:span text:style-name="T9">0</text:span><text:span text:style-name="T6">){</text:span></text:p>
      <text:p text:style-name="P1"><text:span text:style-name="T12">cout</text:span><text:span text:style-name="T6">&lt;&lt;"</text:span><text:span text:style-name="T8">Insert the name of the employee : </text:span><text:span text:style-name="T6">";</text:span></text:p>
      <text:p text:style-name="P1"><text:span text:style-name="T12">cin</text:span><text:span text:style-name="T6">&gt;&gt;</text:span>w<text:span text:style-name="T6">[</text:span><text:span text:style-name="T12">count</text:span><text:span text:style-name="T6">].</text:span>emp_name<text:span text:style-name="T6">;</text:span></text:p>
      <text:p text:style-name="P8"/>
      <text:p text:style-name="P1"><text:span text:style-name="T12">cout</text:span><text:span text:style-name="T6">&lt;&lt;"</text:span><text:span text:style-name="T8">Insert the Employee ID : </text:span><text:span text:style-name="T6">";</text:span></text:p>
      <text:p text:style-name="P1"><text:span text:style-name="T12">cin</text:span><text:span text:style-name="T6">&gt;&gt;</text:span>w<text:span text:style-name="T6">[</text:span><text:span text:style-name="T12">count</text:span><text:span text:style-name="T6">].</text:span>emp_id<text:span text:style-name="T6">;</text:span></text:p>
      <text:p text:style-name="P8"/>
      <text:p text:style-name="P1"><text:span text:style-name="T12">cout</text:span><text:span text:style-name="T6">&lt;&lt;"</text:span><text:span text:style-name="T8">Insert the employee salary : </text:span><text:span text:style-name="T6">";</text:span></text:p>
      <text:p text:style-name="P1"><text:span text:style-name="T12">cin</text:span><text:span text:style-name="T6">&gt;&gt;</text:span>w<text:span text:style-name="T6">[</text:span><text:span text:style-name="T12">count</text:span><text:span text:style-name="T6">].</text:span>salary<text:span text:style-name="T6">;</text:span></text:p>
      <text:p text:style-name="P8"/>
      <text:p text:style-name="P1"><text:span text:style-name="T12">cout</text:span><text:span text:style-name="T6">&lt;&lt;"</text:span><text:span text:style-name="T8">Insert Company Name : </text:span><text:span text:style-name="T6">";</text:span></text:p>
      <text:p text:style-name="P1"><text:span text:style-name="T12">cin</text:span><text:span text:style-name="T6">&gt;&gt;</text:span>w<text:span text:style-name="T6">[</text:span><text:span text:style-name="T12">count</text:span><text:span text:style-name="T6">].</text:span>cmp_detail<text:span text:style-name="T6">.</text:span>company_name<text:span text:style-name="T6">;</text:span></text:p>
      <text:p text:style-name="P8"><text:soft-page-break/></text:p>
      <text:p text:style-name="P1"><text:span text:style-name="T12">cout</text:span><text:span text:style-name="T6">&lt;&lt;"</text:span><text:span text:style-name="T8">Insert company ID : </text:span><text:span text:style-name="T6">";</text:span></text:p>
      <text:p text:style-name="P1"><text:span text:style-name="T12">cin</text:span><text:span text:style-name="T6">&gt;&gt;</text:span>w<text:span text:style-name="T6">[</text:span><text:span text:style-name="T12">count</text:span><text:span text:style-name="T6">].</text:span>cmp_detail<text:span text:style-name="T6">.</text:span>company_id<text:span text:style-name="T6">;</text:span></text:p>
      <text:p text:style-name="P8"/>
      <text:p text:style-name="P1"><text:span text:style-name="T12">cout</text:span><text:span text:style-name="T6">&lt;&lt;</text:span><text:span text:style-name="T12">endl</text:span><text:span text:style-name="T6">&lt;&lt;</text:span><text:span text:style-name="T12">endl</text:span><text:span text:style-name="T6">;</text:span></text:p>
      <text:p text:style-name="P8"/>
      <text:p text:style-name="P1"><text:span text:style-name="T12">count</text:span><text:span text:style-name="T6">--;</text:span></text:p>
      <text:p text:style-name="P7">}</text:p>
      <text:p text:style-name="P8"/>
      <text:p text:style-name="P8"/>
      <text:p text:style-name="P1"><text:span text:style-name="T7">return</text:span> w<text:span text:style-name="T6">[</text:span>count<text:span text:style-name="T6">];</text:span></text:p>
      <text:p text:style-name="P7">}</text:p>
      <text:p text:style-name="P8"/>
      <text:p text:style-name="P3">//print data form the struct</text:p>
      <text:p text:style-name="P1"><text:span text:style-name="T10">void</text:span> <text:span text:style-name="T13">print_data</text:span><text:span text:style-name="T6">(</text:span><text:span text:style-name="T11">Emp</text:span> w<text:span text:style-name="T6">[</text:span><text:span text:style-name="T9">5</text:span><text:span text:style-name="T6">],</text:span> <text:span text:style-name="T10">int</text:span> count<text:span text:style-name="T6">){</text:span></text:p>
      <text:p text:style-name="P1"><text:span text:style-name="T7">while</text:span> <text:span text:style-name="T6">(</text:span>count<text:span text:style-name="T6">!=</text:span><text:span text:style-name="T9">0</text:span><text:span text:style-name="T6">)</text:span> <text:span text:style-name="T6">{</text:span></text:p>
      <text:p text:style-name="P1"><text:span text:style-name="T12">cout</text:span><text:span text:style-name="T6">&lt;&lt;"</text:span><text:span text:style-name="T8">Employee Name : </text:span><text:span text:style-name="T6">"&lt;&lt;</text:span>w<text:span text:style-name="T6">[</text:span><text:span text:style-name="T12">count</text:span><text:span text:style-name="T6">].</text:span>emp_name<text:span text:style-name="T6">&lt;&lt;</text:span><text:span text:style-name="T12">endl</text:span><text:span text:style-name="T6">;</text:span></text:p>
      <text:p text:style-name="P1"><text:span text:style-name="T12">cout</text:span><text:span text:style-name="T6">&lt;&lt;"</text:span><text:span text:style-name="T8">Employee ID : </text:span><text:span text:style-name="T6">"&lt;&lt;</text:span>w<text:span text:style-name="T6">[</text:span><text:span text:style-name="T12">count</text:span><text:span text:style-name="T6">].</text:span>emp_id<text:span text:style-name="T6">&lt;&lt;</text:span><text:span text:style-name="T12">endl</text:span><text:span text:style-name="T6">;</text:span></text:p>
      <text:p text:style-name="P1"><text:span text:style-name="T12">cout</text:span><text:span text:style-name="T6">&lt;&lt;"</text:span><text:span text:style-name="T8">Employee Salary : </text:span><text:span text:style-name="T6">"&lt;&lt;</text:span>w<text:span text:style-name="T6">[</text:span><text:span text:style-name="T12">count</text:span><text:span text:style-name="T6">].</text:span>salary<text:span text:style-name="T6">&lt;&lt;</text:span><text:span text:style-name="T12">endl</text:span><text:span text:style-name="T6">;</text:span></text:p>
      <text:p text:style-name="P1"><text:span text:style-name="T12">cout</text:span><text:span text:style-name="T6">&lt;&lt;"</text:span><text:span text:style-name="T8">Company Name : </text:span><text:span text:style-name="T6">"&lt;&lt;</text:span>w<text:span text:style-name="T6">[</text:span><text:span text:style-name="T12">count</text:span><text:span text:style-name="T6">].</text:span>cmp_detail<text:span text:style-name="T6">.</text:span>company_name<text:span text:style-name="T6">&lt;&lt;</text:span><text:span text:style-name="T12">endl</text:span><text:span text:style-name="T6">;</text:span></text:p>
      <text:p text:style-name="P1"><text:span text:style-name="T12">cout</text:span><text:span text:style-name="T6">&lt;&lt;"</text:span><text:span text:style-name="T8">Company ID : </text:span><text:span text:style-name="T6">"&lt;&lt;</text:span>w<text:span text:style-name="T6">[</text:span><text:span text:style-name="T12">count</text:span><text:span text:style-name="T6">].</text:span>cmp_detail<text:span text:style-name="T6">.</text:span>company_id<text:span text:style-name="T6">&lt;&lt;</text:span><text:span text:style-name="T12">endl</text:span><text:span text:style-name="T6">;</text:span></text:p>
      <text:p text:style-name="P8"/>
      <text:p text:style-name="P1"><text:span text:style-name="T12">cout</text:span><text:span text:style-name="T6">&lt;&lt;</text:span><text:span text:style-name="T12">endl</text:span><text:span text:style-name="T6">&lt;&lt;</text:span><text:span text:style-name="T12">endl</text:span><text:span text:style-name="T6">;</text:span></text:p>
      <text:p text:style-name="P1"><text:span text:style-name="T12">count</text:span><text:span text:style-name="T6">--;</text:span></text:p>
      <text:p text:style-name="P7">}</text:p>
      <text:p text:style-name="P7">}</text:p>
      <text:p text:style-name="P8"/>
      <text:p text:style-name="P3">//calculate the average salary for the each company</text:p>
      <text:p text:style-name="P1"><text:span text:style-name="T10">double</text:span> <text:span text:style-name="T13">get_average</text:span><text:span text:style-name="T6">(</text:span><text:span text:style-name="T11">Emp</text:span> w<text:span text:style-name="T6">[</text:span><text:span text:style-name="T9">5</text:span><text:span text:style-name="T6">],</text:span> <text:span text:style-name="T10">int</text:span> count<text:span text:style-name="T6">,</text:span> <text:span text:style-name="T11">string</text:span> companyName<text:span text:style-name="T6">){</text:span></text:p>
      <text:p text:style-name="P1"><text:span text:style-name="T10">double</text:span> avg<text:span text:style-name="T6">;</text:span></text:p>
      <text:p text:style-name="P1"><text:span text:style-name="T10">int</text:span> num <text:span text:style-name="T6">=</text:span> <text:span text:style-name="T9">0</text:span><text:span text:style-name="T6">;</text:span></text:p>
      <text:p text:style-name="P1"><text:span text:style-name="T10">double</text:span> salary <text:span text:style-name="T6">=</text:span> <text:span text:style-name="T9">0.00</text:span><text:span text:style-name="T6">;</text:span></text:p>
      <text:p text:style-name="P3">//counting the company apearances</text:p>
      <text:p text:style-name="P1"><text:span text:style-name="T7">while</text:span> <text:span text:style-name="T6">(</text:span>count<text:span text:style-name="T6">!=</text:span><text:span text:style-name="T9">0</text:span><text:span text:style-name="T6">)</text:span> <text:span text:style-name="T6">{</text:span></text:p>
      <text:p text:style-name="P1"><text:span text:style-name="T7">if</text:span><text:span text:style-name="T6">(</text:span>w<text:span text:style-name="T6">[</text:span><text:span text:style-name="T12">count</text:span><text:span text:style-name="T6">].</text:span>cmp_detail<text:span text:style-name="T6">.</text:span>company_name<text:span text:style-name="T6">==</text:span><text:span text:style-name="T12">companyName</text:span><text:span text:style-name="T6">){</text:span></text:p>
      <text:p text:style-name="P1"><text:span text:style-name="T12">num</text:span><text:span text:style-name="T6">++;</text:span></text:p>
      <text:p text:style-name="P1"><text:span text:style-name="T12">salary </text:span><text:span text:style-name="T6">=</text:span><text:span text:style-name="T12"> salary </text:span><text:span text:style-name="T6">+</text:span><text:span text:style-name="T12"> </text:span>w<text:span text:style-name="T6">[</text:span><text:span text:style-name="T12">count</text:span><text:span text:style-name="T6">].</text:span>salary<text:span text:style-name="T6">;</text:span><text:span text:style-name="T12"> </text:span></text:p>
      <text:p text:style-name="P7">}</text:p>
      <text:p text:style-name="P1"><text:span text:style-name="T7">else</text:span><text:span text:style-name="T6">{</text:span></text:p>
      <text:p text:style-name="P8"/>
      <text:p text:style-name="P7">}</text:p>
      <text:p text:style-name="P7">}</text:p>
      <text:p text:style-name="P1">avg <text:span text:style-name="T6">=</text:span> salary <text:span text:style-name="T6">/</text:span> <text:span text:style-name="T6">(</text:span><text:span text:style-name="T10">double</text:span><text:span text:style-name="T6">)</text:span>num<text:span text:style-name="T6">;</text:span></text:p>
      <text:p text:style-name="P1">cout<text:span text:style-name="T6">&lt;&lt;"</text:span><text:span text:style-name="T8">The average salary of </text:span><text:span text:style-name="T6">"&lt;&lt;</text:span>companyName<text:span text:style-name="T6">&lt;&lt;"</text:span><text:span text:style-name="T8"> company is </text:span><text:span text:style-name="T6">"&lt;&lt;</text:span>avg<text:span text:style-name="T6">&lt;&lt;</text:span>endl<text:span text:style-name="T6">;</text:span></text:p>
      <text:p text:style-name="P8"/>
      <text:p text:style-name="P1"><text:span text:style-name="T7">return</text:span> avg<text:span text:style-name="T6">;</text:span></text:p>
      <text:p text:style-name="P7">}</text:p>
      <text:p text:style-name="P8"/>
      <text:p text:style-name="P3">//getting the salary of an employee</text:p>
      <text:p text:style-name="P1"><text:span text:style-name="T10">double</text:span> <text:span text:style-name="T13">get_salary</text:span><text:span text:style-name="T6">(</text:span><text:span text:style-name="T11">Emp</text:span> w<text:span text:style-name="T6">[</text:span><text:span text:style-name="T9">5</text:span><text:span text:style-name="T6">],</text:span> <text:span text:style-name="T11">string</text:span> name<text:span text:style-name="T6">){</text:span></text:p>
      <text:p text:style-name="P1"><text:span text:style-name="T10">double</text:span> salary<text:span text:style-name="T6">;</text:span></text:p>
      <text:p text:style-name="P1"><text:soft-page-break/><text:span text:style-name="T10">int</text:span> count <text:span text:style-name="T6">=</text:span> <text:span text:style-name="T9">5</text:span><text:span text:style-name="T6">;</text:span></text:p>
      <text:p text:style-name="P8"/>
      <text:p text:style-name="P3">//finding the salary value of the employee</text:p>
      <text:p text:style-name="P1"><text:span text:style-name="T7">while</text:span> <text:span text:style-name="T6">(</text:span>count<text:span text:style-name="T6">!=</text:span><text:span text:style-name="T9">0</text:span><text:span text:style-name="T6">){</text:span></text:p>
      <text:p text:style-name="P1"><text:span text:style-name="T7">if</text:span><text:span text:style-name="T12"> </text:span><text:span text:style-name="T6">(</text:span>w<text:span text:style-name="T6">[</text:span><text:span text:style-name="T12">count</text:span><text:span text:style-name="T6">].</text:span>emp_name<text:span text:style-name="T12"> </text:span><text:span text:style-name="T6">==</text:span><text:span text:style-name="T12"> name</text:span><text:span text:style-name="T6">){</text:span></text:p>
      <text:p text:style-name="P1"><text:span text:style-name="T12">cout</text:span><text:span text:style-name="T6">&lt;&lt;"</text:span><text:span text:style-name="T8">Salary of the </text:span><text:span text:style-name="T6">"&lt;&lt;</text:span><text:span text:style-name="T12">name</text:span><text:span text:style-name="T6">&lt;&lt;"</text:span><text:span text:style-name="T8"> employee is </text:span><text:span text:style-name="T6">"&lt;&lt;</text:span>w<text:span text:style-name="T6">[</text:span><text:span text:style-name="T12">count</text:span><text:span text:style-name="T6">].</text:span>salary<text:span text:style-name="T6">;</text:span></text:p>
      <text:p text:style-name="P1"><text:span text:style-name="T12">salary </text:span><text:span text:style-name="T6">=</text:span><text:span text:style-name="T12"> </text:span>w<text:span text:style-name="T6">[</text:span><text:span text:style-name="T12">count</text:span><text:span text:style-name="T6">].</text:span>salary<text:span text:style-name="T6">;</text:span></text:p>
      <text:p text:style-name="P7">}</text:p>
      <text:p text:style-name="P1"><text:span text:style-name="T7">else</text:span><text:span text:style-name="T6">{</text:span></text:p>
      <text:p text:style-name="P8"/>
      <text:p text:style-name="P7">}</text:p>
      <text:p text:style-name="P7">}</text:p>
      <text:p text:style-name="P8"/>
      <text:p text:style-name="P1"><text:span text:style-name="T7">return</text:span> salary<text:span text:style-name="T6">;</text:span></text:p>
      <text:p text:style-name="P7">}</text:p>
      <text:p text:style-name="P12"/>
      <text:h text:style-name="P35" text:outline-level="3">3. Screenshots showing the working program</text:h>
      <text:p text:style-name="P12"/>
      <text:h text:style-name="P32" text:outline-level="2">Task <text:span text:style-name="T3">9</text:span>-<text:span text:style-name="T3">3</text:span></text:h>
      <text:h text:style-name="P35" text:outline-level="3">1. Program Description</text:h>
      <text:p text:style-name="P12"><text:tab/><text:span text:style-name="T19">This program implements a media playlist. Users can insert data into the system and they also can access different software from the local computer. </text:span></text:p>
      <text:h text:style-name="P35" text:outline-level="3">2. Source Code</text:h>
      <text:p text:style-name="P5">//This program implements a media playlist</text:p>
      <text:p text:style-name="P1"><text:span text:style-name="T7">#include</text:span> <text:span text:style-name="T6">&lt;</text:span><text:span text:style-name="T8">iostream</text:span><text:span text:style-name="T6">&gt;</text:span></text:p>
      <text:p text:style-name="P1"><text:span text:style-name="T7">#include</text:span> <text:span text:style-name="T6">&lt;</text:span><text:span text:style-name="T8">string</text:span><text:span text:style-name="T6">&gt;</text:span></text:p>
      <text:p text:style-name="P1"><text:span text:style-name="T7">#include</text:span> <text:span text:style-name="T6">&lt;</text:span><text:span text:style-name="T8">windows.h</text:span><text:span text:style-name="T6">&gt;</text:span></text:p>
      <text:p text:style-name="P1"><text:span text:style-name="T9">using</text:span> <text:span text:style-name="T10">namespace</text:span> <text:span text:style-name="T11">std</text:span><text:span text:style-name="T6">;</text:span></text:p>
      <text:p text:style-name="P8"/>
      <text:p text:style-name="P3">//initializin the enum for genre</text:p>
      <text:p text:style-name="P1"><text:span text:style-name="T10">enum</text:span><text:span text:style-name="T12"> </text:span><text:span text:style-name="T11">genre</text:span><text:span text:style-name="T6">{</text:span></text:p>
      <text:p text:style-name="P1">pop<text:span text:style-name="T6">,</text:span></text:p>
      <text:p text:style-name="P1">Jazz<text:span text:style-name="T6">,</text:span></text:p>
      <text:p text:style-name="P1">Classic</text:p>
      <text:p text:style-name="P7">};</text:p>
      <text:p text:style-name="P8"/>
      <text:p text:style-name="P3">//initializing the struct</text:p>
      <text:p text:style-name="P1"><text:span text:style-name="T10">struct</text:span><text:span text:style-name="T12"> </text:span><text:span text:style-name="T11">album</text:span><text:span text:style-name="T12"> </text:span><text:span text:style-name="T6">{</text:span></text:p>
      <text:p text:style-name="P1"><text:span text:style-name="T12">string album_name</text:span><text:span text:style-name="T6">;</text:span></text:p>
      <text:p text:style-name="P1"><text:span text:style-name="T12">genre kind</text:span><text:span text:style-name="T6">;</text:span></text:p>
      <text:p text:style-name="P1"><text:span text:style-name="T10">int</text:span><text:span text:style-name="T12"> trach_number</text:span><text:span text:style-name="T6">;</text:span></text:p>
      <text:p text:style-name="P1"><text:span text:style-name="T12">string </text:span>tracks<text:span text:style-name="T6">[</text:span><text:span text:style-name="T9">5</text:span><text:span text:style-name="T6">];</text:span></text:p>
      <text:p text:style-name="P1"><text:span text:style-name="T12">string tracklocation</text:span><text:span text:style-name="T6">;</text:span></text:p>
      <text:p text:style-name="P7">};</text:p>
      <text:p text:style-name="P9"><text:soft-page-break/></text:p>
      <text:p text:style-name="P3">//initializing the functions</text:p>
      <text:p text:style-name="P1"><text:span text:style-name="T10">void</text:span> <text:span text:style-name="T13">add_album</text:span><text:span text:style-name="T6">(</text:span><text:span text:style-name="T11">album</text:span><text:span text:style-name="T6">);</text:span></text:p>
      <text:p text:style-name="P1"><text:span text:style-name="T10">int</text:span> <text:span text:style-name="T13">initiateFunction</text:span><text:span text:style-name="T6">();</text:span></text:p>
      <text:p text:style-name="P1"><text:span text:style-name="T10">void</text:span> <text:span text:style-name="T13">print_all_album</text:span><text:span text:style-name="T6">(</text:span><text:span text:style-name="T11">album</text:span><text:span text:style-name="T6">);</text:span></text:p>
      <text:p text:style-name="P1"><text:span text:style-name="T10">void</text:span> <text:span text:style-name="T13">select_track_to_play</text:span><text:span text:style-name="T6">(</text:span><text:span text:style-name="T11">album</text:span><text:span text:style-name="T6">);</text:span></text:p>
      <text:p text:style-name="P1"><text:span text:style-name="T10">int</text:span> <text:span text:style-name="T13">exit</text:span><text:span text:style-name="T6">();</text:span></text:p>
      <text:p text:style-name="P8"/>
      <text:p text:style-name="P3">//main method</text:p>
      <text:p text:style-name="P1"><text:span text:style-name="T10">int</text:span> <text:span text:style-name="T13">main</text:span><text:span text:style-name="T6">(){</text:span></text:p>
      <text:p text:style-name="P3">//struct instance</text:p>
      <text:p text:style-name="P1">album w<text:span text:style-name="T6">;</text:span></text:p>
      <text:p text:style-name="P8"/>
      <text:p text:style-name="P3">//initializing the program</text:p>
      <text:p text:style-name="P1">cout<text:span text:style-name="T6">&lt;&lt;"</text:span><text:span text:style-name="T8">Enter the Option</text:span><text:span text:style-name="T6">"&lt;&lt;</text:span>endl<text:span text:style-name="T6">;</text:span></text:p>
      <text:p text:style-name="P1">cout<text:span text:style-name="T6">&lt;&lt;"</text:span>\t<text:span text:style-name="T8"> 1 to add an album</text:span><text:span text:style-name="T6">"&lt;&lt;</text:span>endl<text:span text:style-name="T6">;</text:span></text:p>
      <text:p text:style-name="P1">cout<text:span text:style-name="T6">&lt;&lt;"</text:span>\t<text:span text:style-name="T8"> 2 to print an album</text:span><text:span text:style-name="T6">"&lt;&lt;</text:span>endl<text:span text:style-name="T6">;</text:span></text:p>
      <text:p text:style-name="P1">cout<text:span text:style-name="T6">&lt;&lt;"</text:span>\t<text:span text:style-name="T8"> 3 to play an album</text:span><text:span text:style-name="T6">"&lt;&lt;</text:span>endl<text:span text:style-name="T6">;</text:span></text:p>
      <text:p text:style-name="P1">cout<text:span text:style-name="T6">&lt;&lt;"</text:span>\t<text:span text:style-name="T8"> 4 Exit</text:span><text:span text:style-name="T6">"&lt;&lt;</text:span>endl<text:span text:style-name="T6">;</text:span></text:p>
      <text:p text:style-name="P8"/>
      <text:p text:style-name="P1"><text:span text:style-name="T10">int</text:span> x<text:span text:style-name="T6">;</text:span></text:p>
      <text:p text:style-name="P1">cin<text:span text:style-name="T6">&gt;&gt;</text:span>x<text:span text:style-name="T6">;</text:span></text:p>
      <text:p text:style-name="P8"/>
      <text:p text:style-name="P3">//determinging the functions and activities</text:p>
      <text:p text:style-name="P1"><text:span text:style-name="T7">if</text:span><text:span text:style-name="T6">(</text:span>x<text:span text:style-name="T6">==</text:span><text:span text:style-name="T9">1</text:span><text:span text:style-name="T6">){</text:span></text:p>
      <text:p text:style-name="P1"><text:span text:style-name="T13">add_album</text:span><text:span text:style-name="T6">(</text:span><text:span text:style-name="T12">w</text:span><text:span text:style-name="T6">);</text:span></text:p>
      <text:p text:style-name="P7">}</text:p>
      <text:p text:style-name="P1"><text:span text:style-name="T7">else</text:span> <text:span text:style-name="T6">{</text:span></text:p>
      <text:p text:style-name="P1"><text:span text:style-name="T7">if</text:span><text:span text:style-name="T12"> </text:span><text:span text:style-name="T6">(</text:span><text:span text:style-name="T12">x</text:span><text:span text:style-name="T6">==</text:span><text:span text:style-name="T9">2</text:span><text:span text:style-name="T6">){</text:span></text:p>
      <text:p text:style-name="P1"><text:span text:style-name="T13">print_all_album</text:span><text:span text:style-name="T6">(</text:span><text:span text:style-name="T12">w</text:span><text:span text:style-name="T6">);</text:span></text:p>
      <text:p text:style-name="P7">}</text:p>
      <text:p text:style-name="P1"><text:span text:style-name="T7">else</text:span><text:span text:style-name="T12"> </text:span><text:span text:style-name="T6">{</text:span></text:p>
      <text:p text:style-name="P1"><text:span text:style-name="T7">if</text:span><text:span text:style-name="T12"> </text:span><text:span text:style-name="T6">(</text:span><text:span text:style-name="T12">x</text:span><text:span text:style-name="T6">==</text:span><text:span text:style-name="T9">3</text:span><text:span text:style-name="T6">)</text:span><text:span text:style-name="T12"> </text:span><text:span text:style-name="T6">{</text:span></text:p>
      <text:p text:style-name="P1"><text:span text:style-name="T13">select_track_to_play</text:span><text:span text:style-name="T6">(</text:span><text:span text:style-name="T12">w</text:span><text:span text:style-name="T6">);</text:span></text:p>
      <text:p text:style-name="P7">}</text:p>
      <text:p text:style-name="P1"><text:span text:style-name="T7">else</text:span><text:span text:style-name="T12"> </text:span><text:span text:style-name="T6">{</text:span></text:p>
      <text:p text:style-name="P1"><text:span text:style-name="T7">if</text:span><text:span text:style-name="T12"> </text:span><text:span text:style-name="T6">(</text:span><text:span text:style-name="T12">x</text:span><text:span text:style-name="T6">==</text:span><text:span text:style-name="T9">4</text:span><text:span text:style-name="T6">){</text:span></text:p>
      <text:p text:style-name="P1"><text:span text:style-name="T13">exit</text:span><text:span text:style-name="T6">();</text:span></text:p>
      <text:p text:style-name="P7">}</text:p>
      <text:p text:style-name="P1"><text:span text:style-name="T7">else</text:span><text:span text:style-name="T12"> </text:span><text:span text:style-name="T6">{</text:span></text:p>
      <text:p text:style-name="P1"><text:span text:style-name="T12">cout</text:span><text:span text:style-name="T6">&lt;&lt;"</text:span><text:span text:style-name="T8">The inserted respose is not calid. Please run the program again</text:span><text:span text:style-name="T6">"&lt;&lt;</text:span><text:span text:style-name="T12">endl</text:span><text:span text:style-name="T6">;</text:span><text:span text:style-name="T12"> </text:span></text:p>
      <text:p text:style-name="P7">}</text:p>
      <text:p text:style-name="P7">}</text:p>
      <text:p text:style-name="P7">}</text:p>
      <text:p text:style-name="P7">}</text:p>
      <text:p text:style-name="P8"/>
      <text:p text:style-name="P1"><text:span text:style-name="T7">return</text:span> <text:span text:style-name="T9">0</text:span><text:span text:style-name="T6">;</text:span></text:p>
      <text:p text:style-name="P7">}</text:p>
      <text:p text:style-name="P8"/>
      <text:p text:style-name="P3">//initializing function</text:p>
      <text:p text:style-name="P1"><text:soft-page-break/><text:span text:style-name="T10">int</text:span> <text:span text:style-name="T13">initiateFunction</text:span><text:span text:style-name="T6">(){</text:span></text:p>
      <text:p text:style-name="P1"><text:span text:style-name="T10">int</text:span> n<text:span text:style-name="T6">=</text:span><text:span text:style-name="T9">0</text:span><text:span text:style-name="T6">;</text:span></text:p>
      <text:p text:style-name="P8"/>
      <text:p text:style-name="P1">cout<text:span text:style-name="T6">&lt;&lt;"</text:span><text:span text:style-name="T8">Enter the Option</text:span><text:span text:style-name="T6">"&lt;&lt;</text:span>endl<text:span text:style-name="T6">;</text:span></text:p>
      <text:p text:style-name="P1">cout<text:span text:style-name="T6">&lt;&lt;"</text:span>\t<text:span text:style-name="T8"> 1 to add an album</text:span><text:span text:style-name="T6">"&lt;&lt;</text:span>endl<text:span text:style-name="T6">;</text:span></text:p>
      <text:p text:style-name="P1">cout<text:span text:style-name="T6">&lt;&lt;"</text:span>\t<text:span text:style-name="T8"> 2 to print an album</text:span><text:span text:style-name="T6">"&lt;&lt;</text:span>endl<text:span text:style-name="T6">;</text:span></text:p>
      <text:p text:style-name="P1">cout<text:span text:style-name="T6">&lt;&lt;"</text:span>\t<text:span text:style-name="T8"> 3 to play an album</text:span><text:span text:style-name="T6">"&lt;&lt;</text:span>endl<text:span text:style-name="T6">;</text:span></text:p>
      <text:p text:style-name="P1">cout<text:span text:style-name="T6">&lt;&lt;"</text:span>\t<text:span text:style-name="T8"> 4 Exit</text:span><text:span text:style-name="T6">"&lt;&lt;</text:span>endl<text:span text:style-name="T6">;</text:span></text:p>
      <text:p text:style-name="P8"/>
      <text:p text:style-name="P1">cin<text:span text:style-name="T6">&gt;&gt;</text:span>n<text:span text:style-name="T6">;</text:span></text:p>
      <text:p text:style-name="P8"/>
      <text:p text:style-name="P1"><text:span text:style-name="T7">return</text:span> n<text:span text:style-name="T6">;</text:span></text:p>
      <text:p text:style-name="P7">}</text:p>
      <text:p text:style-name="P9"/>
      <text:p text:style-name="P3">//add album function</text:p>
      <text:p text:style-name="P1"><text:span text:style-name="T10">void</text:span> <text:span text:style-name="T13">add_album</text:span><text:span text:style-name="T6">(</text:span><text:span text:style-name="T11">album</text:span> w<text:span text:style-name="T6">){</text:span></text:p>
      <text:p text:style-name="P1"><text:span text:style-name="T10">int</text:span> x<text:span text:style-name="T6">,</text:span>y<text:span text:style-name="T6">;</text:span></text:p>
      <text:p text:style-name="P8"/>
      <text:p text:style-name="P1">cout<text:span text:style-name="T6">&lt;&lt;"</text:span><text:span text:style-name="T8">Enter Album Name : </text:span><text:span text:style-name="T6">";</text:span></text:p>
      <text:p text:style-name="P1">cin<text:span text:style-name="T6">&gt;&gt;</text:span>w<text:span text:style-name="T6">.</text:span>album_name<text:span text:style-name="T6">;</text:span></text:p>
      <text:p text:style-name="P1">cout<text:span text:style-name="T6">&lt;&lt;"</text:span><text:span text:style-name="T8">Enter genre</text:span>\n<text:span text:style-name="T8"> </text:span>\t<text:span text:style-name="T8">0--&gt;pop </text:span>\t<text:span text:style-name="T8">1--&gt;Jazz </text:span>\t<text:span text:style-name="T8">2--&gt;Classic</text:span><text:span text:style-name="T6">"&lt;&lt;</text:span>endl<text:span text:style-name="T6">;</text:span></text:p>
      <text:p text:style-name="P1">cin<text:span text:style-name="T6">&gt;&gt;</text:span>x<text:span text:style-name="T6">;</text:span></text:p>
      <text:p text:style-name="P8"/>
      <text:p text:style-name="P1">w<text:span text:style-name="T6">.</text:span>kind <text:span text:style-name="T6">=</text:span> <text:span text:style-name="T6">static_cast&lt;</text:span>genre<text:span text:style-name="T6">&gt;(</text:span>x<text:span text:style-name="T6">);</text:span></text:p>
      <text:p text:style-name="P8"/>
      <text:p text:style-name="P1">cout<text:span text:style-name="T6">&lt;&lt;"</text:span><text:span text:style-name="T8">enter the number of tracks in the album : </text:span><text:span text:style-name="T6">";</text:span></text:p>
      <text:p text:style-name="P1">cin<text:span text:style-name="T6">&gt;&gt;</text:span>y<text:span text:style-name="T6">;</text:span></text:p>
      <text:p text:style-name="P8"/>
      <text:p text:style-name="P1">w<text:span text:style-name="T6">.</text:span>trach_number<text:span text:style-name="T6">=</text:span>y<text:span text:style-name="T6">;</text:span></text:p>
      <text:p text:style-name="P8"/>
      <text:p text:style-name="P1">cout<text:span text:style-name="T6">&lt;&lt;"</text:span><text:span text:style-name="T8">Enter the track names</text:span><text:span text:style-name="T6">"&lt;&lt;</text:span>endl<text:span text:style-name="T6">;</text:span></text:p>
      <text:p text:style-name="P1"><text:span text:style-name="T7">while</text:span> <text:span text:style-name="T6">(</text:span>y<text:span text:style-name="T6">!=</text:span><text:span text:style-name="T9">0</text:span><text:span text:style-name="T6">)</text:span> <text:span text:style-name="T6">{</text:span></text:p>
      <text:p text:style-name="P1"><text:span text:style-name="T12">cin</text:span><text:span text:style-name="T6">&gt;&gt;</text:span>w<text:span text:style-name="T6">.</text:span>tracks<text:span text:style-name="T6">[</text:span><text:span text:style-name="T12">y</text:span><text:span text:style-name="T6">];</text:span></text:p>
      <text:p text:style-name="P1"><text:span text:style-name="T12">y</text:span><text:span text:style-name="T6">--;</text:span></text:p>
      <text:p text:style-name="P7">}</text:p>
      <text:p text:style-name="P8"/>
      <text:p text:style-name="P1">cout<text:span text:style-name="T6">&lt;&lt;"</text:span><text:span text:style-name="T8">Enter the file location for the tracks : </text:span><text:span text:style-name="T6">";</text:span></text:p>
      <text:p text:style-name="P1">cin<text:span text:style-name="T6">&gt;&gt;</text:span>w<text:span text:style-name="T6">.</text:span>tracklocation<text:span text:style-name="T6">;</text:span></text:p>
      <text:p text:style-name="P1">cout<text:span text:style-name="T6">&lt;&lt;</text:span>endl<text:span text:style-name="T6">&lt;&lt;</text:span>endl<text:span text:style-name="T6">;</text:span></text:p>
      <text:p text:style-name="P8"/>
      <text:p text:style-name="P1"><text:span text:style-name="T10">int</text:span> val <text:span text:style-name="T6">=</text:span> <text:span text:style-name="T13">initiateFunction</text:span><text:span text:style-name="T6">();</text:span></text:p>
      <text:p text:style-name="P8"/>
      <text:p text:style-name="P3">//determinging the functions and activities</text:p>
      <text:p text:style-name="P1"><text:span text:style-name="T7">if</text:span><text:span text:style-name="T6">(</text:span>val<text:span text:style-name="T6">==</text:span><text:span text:style-name="T9">1</text:span><text:span text:style-name="T6">){</text:span></text:p>
      <text:p text:style-name="P1"><text:span text:style-name="T13">add_album</text:span><text:span text:style-name="T6">(</text:span><text:span text:style-name="T12">w</text:span><text:span text:style-name="T6">);</text:span></text:p>
      <text:p text:style-name="P7">}</text:p>
      <text:p text:style-name="P1"><text:span text:style-name="T7">else</text:span> <text:span text:style-name="T6">{</text:span></text:p>
      <text:p text:style-name="P1"><text:span text:style-name="T7">if</text:span><text:span text:style-name="T12"> </text:span><text:span text:style-name="T6">(</text:span><text:span text:style-name="T12">val</text:span><text:span text:style-name="T6">==</text:span><text:span text:style-name="T9">2</text:span><text:span text:style-name="T6">){</text:span></text:p>
      <text:p text:style-name="P1"><text:span text:style-name="T13">print_all_album</text:span><text:span text:style-name="T6">(</text:span><text:span text:style-name="T12">w</text:span><text:span text:style-name="T6">);</text:span></text:p>
      <text:p text:style-name="P7">}</text:p>
      <text:p text:style-name="P1"><text:soft-page-break/><text:span text:style-name="T7">else</text:span><text:span text:style-name="T12"> </text:span><text:span text:style-name="T6">{</text:span></text:p>
      <text:p text:style-name="P1"><text:span text:style-name="T7">if</text:span><text:span text:style-name="T12"> </text:span><text:span text:style-name="T6">(</text:span><text:span text:style-name="T12">val</text:span><text:span text:style-name="T6">==</text:span><text:span text:style-name="T9">3</text:span><text:span text:style-name="T6">)</text:span><text:span text:style-name="T12"> </text:span><text:span text:style-name="T6">{</text:span></text:p>
      <text:p text:style-name="P1"><text:span text:style-name="T13">select_track_to_play</text:span><text:span text:style-name="T6">(</text:span><text:span text:style-name="T12">w</text:span><text:span text:style-name="T6">);</text:span></text:p>
      <text:p text:style-name="P7">}</text:p>
      <text:p text:style-name="P1"><text:span text:style-name="T7">else</text:span><text:span text:style-name="T12"> </text:span><text:span text:style-name="T6">{</text:span></text:p>
      <text:p text:style-name="P1"><text:span text:style-name="T7">if</text:span><text:span text:style-name="T12"> </text:span><text:span text:style-name="T6">(</text:span><text:span text:style-name="T12">val</text:span><text:span text:style-name="T6">==</text:span><text:span text:style-name="T9">4</text:span><text:span text:style-name="T6">){</text:span></text:p>
      <text:p text:style-name="P1"><text:span text:style-name="T13">exit</text:span><text:span text:style-name="T6">();</text:span></text:p>
      <text:p text:style-name="P7">}</text:p>
      <text:p text:style-name="P1"><text:span text:style-name="T7">else</text:span><text:span text:style-name="T12"> </text:span><text:span text:style-name="T6">{</text:span></text:p>
      <text:p text:style-name="P1"><text:span text:style-name="T12">cout</text:span><text:span text:style-name="T6">&lt;&lt;"</text:span><text:span text:style-name="T8">The inserted respose is not calid. Please run the program again</text:span><text:span text:style-name="T6">"&lt;&lt;</text:span><text:span text:style-name="T12">endl</text:span><text:span text:style-name="T6">;</text:span><text:span text:style-name="T12"> </text:span></text:p>
      <text:p text:style-name="P7">}</text:p>
      <text:p text:style-name="P7">}</text:p>
      <text:p text:style-name="P7">}</text:p>
      <text:p text:style-name="P7">}</text:p>
      <text:p text:style-name="P7">}</text:p>
      <text:p text:style-name="P8"/>
      <text:p text:style-name="P1"><text:span text:style-name="T10">void</text:span> <text:span text:style-name="T13">print_all_album</text:span><text:span text:style-name="T6">(</text:span><text:span text:style-name="T11">album</text:span> w<text:span text:style-name="T6">){</text:span></text:p>
      <text:p text:style-name="P3">//displaying the values</text:p>
      <text:p text:style-name="P1">cout<text:span text:style-name="T6">&lt;&lt;"</text:span><text:span text:style-name="T8">The Album Name is : </text:span><text:span text:style-name="T6">"&lt;&lt;</text:span>w<text:span text:style-name="T6">.</text:span>album_name<text:span text:style-name="T6">&lt;&lt;</text:span>endl<text:span text:style-name="T6">;</text:span></text:p>
      <text:p text:style-name="P1">cout<text:span text:style-name="T6">&lt;&lt;"</text:span><text:span text:style-name="T8">The Genre of the album : </text:span><text:span text:style-name="T6">"&lt;&lt;</text:span>w<text:span text:style-name="T6">.</text:span>kind<text:span text:style-name="T6">&lt;&lt;</text:span>endl<text:span text:style-name="T6">;</text:span></text:p>
      <text:p text:style-name="P1">cout<text:span text:style-name="T6">&lt;&lt;"</text:span><text:span text:style-name="T8">No of tracks : </text:span><text:span text:style-name="T6">"&lt;&lt;</text:span>w<text:span text:style-name="T6">.</text:span>trach_number<text:span text:style-name="T6">;</text:span></text:p>
      <text:p text:style-name="P1">cout<text:span text:style-name="T6">&lt;&lt;"</text:span><text:span text:style-name="T8">The tracks are : </text:span><text:span text:style-name="T6">"&lt;&lt;</text:span>endl<text:span text:style-name="T6">;</text:span></text:p>
      <text:p text:style-name="P1"><text:span text:style-name="T7">for</text:span> <text:span text:style-name="T6">(</text:span><text:span text:style-name="T10">int</text:span> i<text:span text:style-name="T6">=</text:span><text:span text:style-name="T9">0</text:span><text:span text:style-name="T6">;</text:span> i<text:span text:style-name="T6">&lt;</text:span>w<text:span text:style-name="T6">.</text:span>trach_number<text:span text:style-name="T6">;</text:span> i<text:span text:style-name="T6">++)</text:span> <text:span text:style-name="T6">{</text:span></text:p>
      <text:p text:style-name="P1"><text:span text:style-name="T12">cout</text:span><text:span text:style-name="T6">&lt;&lt;</text:span>w<text:span text:style-name="T6">.</text:span>tracks<text:span text:style-name="T6">[</text:span><text:span text:style-name="T12">i</text:span><text:span text:style-name="T6">]&lt;&lt;</text:span><text:span text:style-name="T12">endl</text:span><text:span text:style-name="T6">;;</text:span></text:p>
      <text:p text:style-name="P7">}</text:p>
      <text:p text:style-name="P1">cout<text:span text:style-name="T6">&lt;&lt;"</text:span><text:span text:style-name="T8">Tracks are located at </text:span><text:span text:style-name="T6">"&lt;&lt;</text:span>w<text:span text:style-name="T6">.</text:span>tracklocation<text:span text:style-name="T6">&lt;&lt;</text:span>endl<text:span text:style-name="T6">;</text:span></text:p>
      <text:p text:style-name="P8"/>
      <text:p text:style-name="P1"><text:span text:style-name="T10">int</text:span> val <text:span text:style-name="T6">=</text:span> <text:span text:style-name="T13">initiateFunction</text:span><text:span text:style-name="T6">();</text:span></text:p>
      <text:p text:style-name="P8"/>
      <text:p text:style-name="P3">//determinging the functions and activities</text:p>
      <text:p text:style-name="P1"><text:span text:style-name="T7">if</text:span><text:span text:style-name="T6">(</text:span>val<text:span text:style-name="T6">==</text:span><text:span text:style-name="T9">1</text:span><text:span text:style-name="T6">){</text:span></text:p>
      <text:p text:style-name="P1"><text:span text:style-name="T13">add_album</text:span><text:span text:style-name="T6">(</text:span><text:span text:style-name="T12">w</text:span><text:span text:style-name="T6">);</text:span></text:p>
      <text:p text:style-name="P7">}</text:p>
      <text:p text:style-name="P1"><text:span text:style-name="T7">else</text:span> <text:span text:style-name="T6">{</text:span></text:p>
      <text:p text:style-name="P1"><text:span text:style-name="T7">if</text:span><text:span text:style-name="T12"> </text:span><text:span text:style-name="T6">(</text:span><text:span text:style-name="T12">val</text:span><text:span text:style-name="T6">==</text:span><text:span text:style-name="T9">2</text:span><text:span text:style-name="T6">){</text:span></text:p>
      <text:p text:style-name="P1"><text:span text:style-name="T13">print_all_album</text:span><text:span text:style-name="T6">(</text:span><text:span text:style-name="T12">w</text:span><text:span text:style-name="T6">);</text:span></text:p>
      <text:p text:style-name="P7">}</text:p>
      <text:p text:style-name="P1"><text:span text:style-name="T7">else</text:span><text:span text:style-name="T12"> </text:span><text:span text:style-name="T6">{</text:span></text:p>
      <text:p text:style-name="P1"><text:span text:style-name="T7">if</text:span><text:span text:style-name="T12"> </text:span><text:span text:style-name="T6">(</text:span><text:span text:style-name="T12">val</text:span><text:span text:style-name="T6">==</text:span><text:span text:style-name="T9">3</text:span><text:span text:style-name="T6">)</text:span><text:span text:style-name="T12"> </text:span><text:span text:style-name="T6">{</text:span></text:p>
      <text:p text:style-name="P1"><text:span text:style-name="T13">select_track_to_play</text:span><text:span text:style-name="T6">(</text:span><text:span text:style-name="T12">w</text:span><text:span text:style-name="T6">);</text:span></text:p>
      <text:p text:style-name="P7">}</text:p>
      <text:p text:style-name="P1"><text:span text:style-name="T7">else</text:span><text:span text:style-name="T12"> </text:span><text:span text:style-name="T6">{</text:span></text:p>
      <text:p text:style-name="P1"><text:span text:style-name="T7">if</text:span><text:span text:style-name="T12"> </text:span><text:span text:style-name="T6">(</text:span><text:span text:style-name="T12">val</text:span><text:span text:style-name="T6">==</text:span><text:span text:style-name="T9">4</text:span><text:span text:style-name="T6">){</text:span></text:p>
      <text:p text:style-name="P1"><text:span text:style-name="T13">exit</text:span><text:span text:style-name="T6">();</text:span></text:p>
      <text:p text:style-name="P7">}</text:p>
      <text:p text:style-name="P1"><text:span text:style-name="T7">else</text:span><text:span text:style-name="T12"> </text:span><text:span text:style-name="T6">{</text:span></text:p>
      <text:p text:style-name="P1"><text:span text:style-name="T12">cout</text:span><text:span text:style-name="T6">&lt;&lt;"</text:span><text:span text:style-name="T8">The inserted respose is not calid. Please run the program again</text:span><text:span text:style-name="T6">"&lt;&lt;</text:span><text:span text:style-name="T12">endl</text:span><text:span text:style-name="T6">;</text:span><text:span text:style-name="T12"> </text:span></text:p>
      <text:p text:style-name="P7">}</text:p>
      <text:p text:style-name="P7">}</text:p>
      <text:p text:style-name="P7">}</text:p>
      <text:p text:style-name="P7">}</text:p>
      <text:p text:style-name="P7"><text:soft-page-break/>}</text:p>
      <text:p text:style-name="P8"/>
      <text:p text:style-name="P1"><text:span text:style-name="T10">void</text:span> <text:span text:style-name="T13">select_track_to_play</text:span><text:span text:style-name="T6">(</text:span><text:span text:style-name="T11">album</text:span> w<text:span text:style-name="T6">)</text:span> <text:span text:style-name="T6">{</text:span></text:p>
      <text:p text:style-name="P3">//getting the trak name</text:p>
      <text:p text:style-name="P1">cout<text:span text:style-name="T6">&lt;&lt;"</text:span><text:span text:style-name="T8">Select a track to play :</text:span><text:span text:style-name="T6">";</text:span></text:p>
      <text:p text:style-name="P1">string name<text:span text:style-name="T6">;</text:span></text:p>
      <text:p text:style-name="P1">cin<text:span text:style-name="T6">&gt;&gt;</text:span>name<text:span text:style-name="T6">;</text:span></text:p>
      <text:p text:style-name="P8"/>
      <text:p text:style-name="P3">//play the sound track</text:p>
      <text:p text:style-name="P1"><text:span text:style-name="T10">bool</text:span> played <text:span text:style-name="T6">=</text:span> <text:span text:style-name="T13">PlaySound</text:span><text:span text:style-name="T6">(</text:span>name<text:span text:style-name="T6">,</text:span> <text:span text:style-name="T6">NULL,</text:span> SND_SYNC<text:span text:style-name="T6">);</text:span></text:p>
      <text:p text:style-name="P8"/>
      <text:p text:style-name="P1"><text:span text:style-name="T10">int</text:span> val <text:span text:style-name="T6">=</text:span> <text:span text:style-name="T13">initiateFunction</text:span><text:span text:style-name="T6">();</text:span></text:p>
      <text:p text:style-name="P8"/>
      <text:p text:style-name="P3">//determinging the functions and activities</text:p>
      <text:p text:style-name="P1"><text:span text:style-name="T7">if</text:span><text:span text:style-name="T6">(</text:span>val<text:span text:style-name="T6">==</text:span><text:span text:style-name="T9">1</text:span><text:span text:style-name="T6">){</text:span></text:p>
      <text:p text:style-name="P1"><text:span text:style-name="T13">add_album</text:span><text:span text:style-name="T6">(</text:span><text:span text:style-name="T12">w</text:span><text:span text:style-name="T6">);</text:span></text:p>
      <text:p text:style-name="P7">}</text:p>
      <text:p text:style-name="P1"><text:span text:style-name="T7">else</text:span> <text:span text:style-name="T6">{</text:span></text:p>
      <text:p text:style-name="P1"><text:span text:style-name="T7">if</text:span><text:span text:style-name="T12"> </text:span><text:span text:style-name="T6">(</text:span><text:span text:style-name="T12">val</text:span><text:span text:style-name="T6">==</text:span><text:span text:style-name="T9">2</text:span><text:span text:style-name="T6">){</text:span></text:p>
      <text:p text:style-name="P1"><text:span text:style-name="T13">print_all_album</text:span><text:span text:style-name="T6">(</text:span><text:span text:style-name="T12">w</text:span><text:span text:style-name="T6">);</text:span></text:p>
      <text:p text:style-name="P7">}</text:p>
      <text:p text:style-name="P1"><text:span text:style-name="T7">else</text:span><text:span text:style-name="T12"> </text:span><text:span text:style-name="T6">{</text:span></text:p>
      <text:p text:style-name="P1"><text:span text:style-name="T7">if</text:span><text:span text:style-name="T12"> </text:span><text:span text:style-name="T6">(</text:span><text:span text:style-name="T12">val</text:span><text:span text:style-name="T6">==</text:span><text:span text:style-name="T9">3</text:span><text:span text:style-name="T6">)</text:span><text:span text:style-name="T12"> </text:span><text:span text:style-name="T6">{</text:span></text:p>
      <text:p text:style-name="P1"><text:span text:style-name="T13">select_track_to_play</text:span><text:span text:style-name="T6">(</text:span><text:span text:style-name="T12">w</text:span><text:span text:style-name="T6">);</text:span></text:p>
      <text:p text:style-name="P7">}</text:p>
      <text:p text:style-name="P1"><text:span text:style-name="T7">else</text:span><text:span text:style-name="T12"> </text:span><text:span text:style-name="T6">{</text:span></text:p>
      <text:p text:style-name="P1"><text:span text:style-name="T7">if</text:span><text:span text:style-name="T12"> </text:span><text:span text:style-name="T6">(</text:span><text:span text:style-name="T12">val</text:span><text:span text:style-name="T6">==</text:span><text:span text:style-name="T9">4</text:span><text:span text:style-name="T6">){</text:span></text:p>
      <text:p text:style-name="P1"><text:span text:style-name="T13">exit</text:span><text:span text:style-name="T6">();</text:span></text:p>
      <text:p text:style-name="P7">}</text:p>
      <text:p text:style-name="P1"><text:span text:style-name="T7">else</text:span><text:span text:style-name="T12"> </text:span><text:span text:style-name="T6">{</text:span></text:p>
      <text:p text:style-name="P1"><text:span text:style-name="T12">cout</text:span><text:span text:style-name="T6">&lt;&lt;"</text:span><text:span text:style-name="T8">The inserted respose is not calid. Please run the program again</text:span><text:span text:style-name="T6">"&lt;&lt;</text:span><text:span text:style-name="T12">endl</text:span><text:span text:style-name="T6">;</text:span><text:span text:style-name="T12"> </text:span></text:p>
      <text:p text:style-name="P7">}</text:p>
      <text:p text:style-name="P7">}</text:p>
      <text:p text:style-name="P7">}</text:p>
      <text:p text:style-name="P7">}</text:p>
      <text:p text:style-name="P8"/>
      <text:p text:style-name="P7">}</text:p>
      <text:p text:style-name="P8"/>
      <text:p text:style-name="P1"><text:span text:style-name="T10">int</text:span> <text:span text:style-name="T13">exit</text:span><text:span text:style-name="T6">()</text:span> <text:span text:style-name="T6">{</text:span></text:p>
      <text:p text:style-name="P1"><text:span text:style-name="T7">return</text:span> <text:span text:style-name="T9">0</text:span><text:span text:style-name="T6">;</text:span></text:p>
      <text:p text:style-name="P7">}</text:p>
      <text:p text:style-name="P12"/>
      <text:h text:style-name="P35" text:outline-level="3">3. Screenshots showing the working program</text:h>
      <text:p text:style-name="P12"/>
      <text:h text:style-name="P33" text:outline-level="2"><text:soft-page-break/>Task <text:span text:style-name="T4">10</text:span>-<text:span text:style-name="T4">2</text:span></text:h>
      <text:h text:style-name="P36" text:outline-level="3">1. Program Description</text:h>
      <text:p text:style-name="P13"><text:tab/><text:span text:style-name="T19">This program implements a simple linked list that is going to contain five letters from my last name and display them accordingly in the terminal.</text:span></text:p>
      <text:h text:style-name="P36" text:outline-level="3">2. Source Code</text:h>
      <text:p text:style-name="P6">//this program implents a linked list that contains 5 charactors.</text:p>
      <text:p text:style-name="P1"><text:span text:style-name="T7">#include</text:span> <text:span text:style-name="T6">&lt;</text:span><text:span text:style-name="T8">iostream</text:span><text:span text:style-name="T6">&gt;</text:span></text:p>
      <text:p text:style-name="P1"><text:span text:style-name="T9">using</text:span> <text:span text:style-name="T10">namespace</text:span> <text:span text:style-name="T11">std</text:span><text:span text:style-name="T6">;</text:span></text:p>
      <text:p text:style-name="P8"/>
      <text:p text:style-name="P3">//initializing the struct</text:p>
      <text:p text:style-name="P1"><text:span text:style-name="T10">struct</text:span><text:span text:style-name="T12"> </text:span><text:span text:style-name="T11">studentname</text:span><text:span text:style-name="T12"> </text:span><text:span text:style-name="T6">{</text:span></text:p>
      <text:p text:style-name="P1"><text:span text:style-name="T10">char</text:span><text:span text:style-name="T12"> letter</text:span><text:span text:style-name="T6">;</text:span></text:p>
      <text:p text:style-name="P1"><text:span text:style-name="T12">studentname </text:span><text:span text:style-name="T6">*</text:span><text:span text:style-name="T12">next</text:span><text:span text:style-name="T6">;</text:span></text:p>
      <text:p text:style-name="P7">};</text:p>
      <text:p text:style-name="P8"/>
      <text:p text:style-name="P3">//defining the functions</text:p>
      <text:p text:style-name="P1"><text:span text:style-name="T10">bool</text:span> <text:span text:style-name="T13">isEmpty</text:span><text:span text:style-name="T6">(</text:span><text:span text:style-name="T11">studentname</text:span> <text:span text:style-name="T10">*</text:span>head<text:span text:style-name="T6">);</text:span></text:p>
      <text:p text:style-name="P1"><text:span text:style-name="T10">void</text:span> <text:span text:style-name="T13">insertFirstElement</text:span><text:span text:style-name="T6">(</text:span><text:span text:style-name="T11">studentname</text:span> <text:span text:style-name="T10">*&amp;</text:span>head<text:span text:style-name="T6">,</text:span> <text:span text:style-name="T11">studentname</text:span> <text:span text:style-name="T10">*&amp;</text:span>last<text:span text:style-name="T6">,</text:span> <text:span text:style-name="T10">char</text:span> letter<text:span text:style-name="T6">);</text:span></text:p>
      <text:p text:style-name="P1"><text:span text:style-name="T10">void</text:span> <text:span text:style-name="T13">insert</text:span><text:span text:style-name="T6">(</text:span><text:span text:style-name="T11">studentname</text:span> <text:span text:style-name="T10">*&amp;</text:span>head<text:span text:style-name="T6">,</text:span> <text:span text:style-name="T11">studentname</text:span> <text:span text:style-name="T10">*&amp;</text:span>last<text:span text:style-name="T6">,</text:span> <text:span text:style-name="T10">char</text:span> letter<text:span text:style-name="T6">);</text:span></text:p>
      <text:p text:style-name="P1"><text:span text:style-name="T10">void</text:span> <text:span text:style-name="T13">showList</text:span><text:span text:style-name="T6">(</text:span><text:span text:style-name="T11">studentname</text:span> <text:span text:style-name="T10">*</text:span>current<text:span text:style-name="T6">);</text:span></text:p>
      <text:p text:style-name="P8"/>
      <text:p text:style-name="P1"><text:span text:style-name="T10">int</text:span> <text:span text:style-name="T13">main</text:span><text:span text:style-name="T6">()</text:span> <text:span text:style-name="T6">{</text:span></text:p>
      <text:p text:style-name="P1">studentname <text:span text:style-name="T6">*</text:span>head <text:span text:style-name="T6">=</text:span> <text:span text:style-name="T6">NULL;</text:span></text:p>
      <text:p text:style-name="P1">studentname <text:span text:style-name="T6">*</text:span>last <text:span text:style-name="T6">=</text:span> <text:span text:style-name="T6">NULL;</text:span></text:p>
      <text:p text:style-name="P8"/>
      <text:p text:style-name="P3">//calling functions ffor the insertions</text:p>
      <text:p text:style-name="P1"><text:span text:style-name="T13">insertFirstElement</text:span><text:span text:style-name="T6">(</text:span>head<text:span text:style-name="T6">,</text:span> last<text:span text:style-name="T6">,</text:span> <text:span text:style-name="T6">'</text:span><text:span text:style-name="T8">D</text:span><text:span text:style-name="T6">');</text:span></text:p>
      <text:p text:style-name="P1"><text:span text:style-name="T13">insert</text:span><text:span text:style-name="T6">(</text:span>head<text:span text:style-name="T6">,</text:span> last<text:span text:style-name="T6">,</text:span> <text:span text:style-name="T6">'</text:span><text:span text:style-name="T8">h</text:span><text:span text:style-name="T6">');</text:span></text:p>
      <text:p text:style-name="P1"><text:span text:style-name="T13">insert</text:span><text:span text:style-name="T6">(</text:span>head<text:span text:style-name="T6">,</text:span> last<text:span text:style-name="T6">,</text:span> <text:span text:style-name="T6">'</text:span><text:span text:style-name="T8">a</text:span><text:span text:style-name="T6">');</text:span></text:p>
      <text:p text:style-name="P1"><text:span text:style-name="T13">insert</text:span><text:span text:style-name="T6">(</text:span>head<text:span text:style-name="T6">,</text:span> last<text:span text:style-name="T6">,</text:span> <text:span text:style-name="T6">'</text:span><text:span text:style-name="T8">r</text:span><text:span text:style-name="T6">');</text:span></text:p>
      <text:p text:style-name="P1"><text:span text:style-name="T13">insert</text:span><text:span text:style-name="T6">(</text:span>head<text:span text:style-name="T6">,</text:span> last<text:span text:style-name="T6">,</text:span> <text:span text:style-name="T6">'</text:span><text:span text:style-name="T8">m</text:span><text:span text:style-name="T6">');</text:span></text:p>
      <text:p text:style-name="P8"/>
      <text:p text:style-name="P3">//diplaying the linked list</text:p>
      <text:p text:style-name="P1"><text:span text:style-name="T13">showList</text:span><text:span text:style-name="T6">(</text:span>head<text:span text:style-name="T6">);</text:span></text:p>
      <text:p text:style-name="P8"/>
      <text:p text:style-name="P1"><text:span text:style-name="T7">return</text:span> <text:span text:style-name="T9">0</text:span><text:span text:style-name="T6">;</text:span></text:p>
      <text:p text:style-name="P7">}</text:p>
      <text:p text:style-name="P8"/>
      <text:p text:style-name="P3">//empty function</text:p>
      <text:p text:style-name="P1"><text:span text:style-name="T10">bool</text:span> <text:span text:style-name="T13">isEmpty</text:span><text:span text:style-name="T6">(</text:span><text:span text:style-name="T11">studentname</text:span> <text:span text:style-name="T10">*</text:span>head<text:span text:style-name="T6">){</text:span></text:p>
      <text:p text:style-name="P1"><text:span text:style-name="T7">if</text:span> <text:span text:style-name="T6">(</text:span>head <text:span text:style-name="T6">==</text:span> <text:span text:style-name="T6">NULL)</text:span> <text:span text:style-name="T6">{</text:span></text:p>
      <text:p text:style-name="P1"><text:span text:style-name="T7">return</text:span><text:span text:style-name="T12"> </text:span><text:span text:style-name="T6">true;</text:span></text:p>
      <text:p text:style-name="P7">}</text:p>
      <text:p text:style-name="P1"><text:span text:style-name="T7">else</text:span> <text:span text:style-name="T6">{</text:span></text:p>
      <text:p text:style-name="P1"><text:span text:style-name="T7">return</text:span><text:span text:style-name="T12"> </text:span><text:span text:style-name="T6">false;</text:span></text:p>
      <text:p text:style-name="P7">}</text:p>
      <text:p text:style-name="P7">}</text:p>
      <text:p text:style-name="P8"><text:soft-page-break/></text:p>
      <text:p text:style-name="P1"><text:span text:style-name="T10">void</text:span> <text:span text:style-name="T13">insertFirstElement</text:span><text:span text:style-name="T6">(</text:span><text:span text:style-name="T11">studentname</text:span> <text:span text:style-name="T10">*&amp;</text:span>head<text:span text:style-name="T6">,</text:span> <text:span text:style-name="T11">studentname</text:span> <text:span text:style-name="T10">*&amp;</text:span>last<text:span text:style-name="T6">,</text:span> <text:span text:style-name="T10">char</text:span> letter<text:span text:style-name="T6">)</text:span> <text:span text:style-name="T6">{</text:span></text:p>
      <text:p text:style-name="P1">studentname <text:span text:style-name="T6">*</text:span>temp <text:span text:style-name="T6">=</text:span> <text:span text:style-name="T6">new</text:span> studentname<text:span text:style-name="T6">;</text:span></text:p>
      <text:p text:style-name="P1">temp<text:span text:style-name="T6">-&gt;</text:span>letter <text:span text:style-name="T6">=</text:span> letter<text:span text:style-name="T6">;</text:span></text:p>
      <text:p text:style-name="P1">temp<text:span text:style-name="T6">-&gt;</text:span>next <text:span text:style-name="T6">=</text:span> <text:span text:style-name="T6">NULL;</text:span></text:p>
      <text:p text:style-name="P1">head <text:span text:style-name="T6">=</text:span> temp<text:span text:style-name="T6">;</text:span></text:p>
      <text:p text:style-name="P1">last <text:span text:style-name="T6">=</text:span> temp<text:span text:style-name="T6">;</text:span></text:p>
      <text:p text:style-name="P7">}</text:p>
      <text:p text:style-name="P8"/>
      <text:p text:style-name="P1"><text:span text:style-name="T10">void</text:span> <text:span text:style-name="T13">insert</text:span><text:span text:style-name="T6">(</text:span><text:span text:style-name="T11">studentname</text:span> <text:span text:style-name="T10">*&amp;</text:span>head<text:span text:style-name="T6">,</text:span> <text:span text:style-name="T11">studentname</text:span> <text:span text:style-name="T10">*&amp;</text:span>last<text:span text:style-name="T6">,</text:span> <text:span text:style-name="T10">char</text:span> letter<text:span text:style-name="T6">)</text:span> <text:span text:style-name="T6">{</text:span></text:p>
      <text:p text:style-name="P1"><text:span text:style-name="T7">if</text:span> <text:span text:style-name="T6">(</text:span><text:span text:style-name="T13">isEmpty</text:span><text:span text:style-name="T6">(</text:span>head<text:span text:style-name="T6">)){</text:span></text:p>
      <text:p text:style-name="P1"><text:span text:style-name="T13">insertFirstElement</text:span><text:span text:style-name="T6">(</text:span><text:span text:style-name="T12">head</text:span><text:span text:style-name="T6">,</text:span><text:span text:style-name="T12"> last</text:span><text:span text:style-name="T6">,</text:span><text:span text:style-name="T12"> letter</text:span><text:span text:style-name="T6">);</text:span></text:p>
      <text:p text:style-name="P7">}</text:p>
      <text:p text:style-name="P1"><text:span text:style-name="T7">else</text:span> <text:span text:style-name="T6">{</text:span></text:p>
      <text:p text:style-name="P1"><text:span text:style-name="T12">studentname </text:span><text:span text:style-name="T6">*</text:span><text:span text:style-name="T12">temp </text:span><text:span text:style-name="T6">=</text:span><text:span text:style-name="T12"> </text:span><text:span text:style-name="T6">new</text:span><text:span text:style-name="T12"> studentname</text:span><text:span text:style-name="T6">;</text:span></text:p>
      <text:p text:style-name="P1">temp<text:span text:style-name="T6">-&gt;</text:span>letter<text:span text:style-name="T12"> </text:span><text:span text:style-name="T6">=</text:span><text:span text:style-name="T12"> letter</text:span><text:span text:style-name="T6">;</text:span></text:p>
      <text:p text:style-name="P1">temp<text:span text:style-name="T6">-&gt;</text:span>next<text:span text:style-name="T12"> </text:span><text:span text:style-name="T6">=</text:span><text:span text:style-name="T12"> </text:span><text:span text:style-name="T6">NULL;</text:span></text:p>
      <text:p text:style-name="P1">last<text:span text:style-name="T6">-&gt;</text:span>next<text:span text:style-name="T12"> </text:span><text:span text:style-name="T6">=</text:span><text:span text:style-name="T12"> temp</text:span><text:span text:style-name="T6">;</text:span></text:p>
      <text:p text:style-name="P1"><text:span text:style-name="T12">last </text:span><text:span text:style-name="T6">=</text:span><text:span text:style-name="T12"> temp</text:span><text:span text:style-name="T6">;</text:span><text:span text:style-name="T12"> </text:span></text:p>
      <text:p text:style-name="P7">}</text:p>
      <text:p text:style-name="P7">}</text:p>
      <text:p text:style-name="P8"/>
      <text:p text:style-name="P1"><text:span text:style-name="T10">void</text:span> <text:span text:style-name="T13">showList</text:span><text:span text:style-name="T6">(</text:span><text:span text:style-name="T11">studentname</text:span> <text:span text:style-name="T10">*</text:span>current<text:span text:style-name="T6">){</text:span></text:p>
      <text:p text:style-name="P1"><text:span text:style-name="T7">if</text:span> <text:span text:style-name="T6">(</text:span><text:span text:style-name="T13">isEmpty</text:span><text:span text:style-name="T6">(</text:span>current<text:span text:style-name="T6">)){</text:span></text:p>
      <text:p text:style-name="P1"><text:span text:style-name="T12">cout</text:span><text:span text:style-name="T6">&lt;&lt;"</text:span><text:span text:style-name="T8">The List is Empty</text:span><text:span text:style-name="T6">"&lt;&lt;</text:span><text:span text:style-name="T12">endl</text:span><text:span text:style-name="T6">;</text:span></text:p>
      <text:p text:style-name="P7">}</text:p>
      <text:p text:style-name="P1"><text:span text:style-name="T7">else</text:span> <text:span text:style-name="T6">{</text:span></text:p>
      <text:p text:style-name="P1"><text:span text:style-name="T12">cout</text:span><text:span text:style-name="T6">&lt;&lt;"</text:span><text:span text:style-name="T8">The list Contains</text:span>\n<text:span text:style-name="T6">";</text:span></text:p>
      <text:p text:style-name="P1"><text:span text:style-name="T7">while</text:span><text:span text:style-name="T12"> </text:span><text:span text:style-name="T6">(</text:span><text:span text:style-name="T12">current </text:span><text:span text:style-name="T6">!=</text:span><text:span text:style-name="T12"> </text:span><text:span text:style-name="T6">NULL)</text:span><text:span text:style-name="T12"> </text:span><text:span text:style-name="T6">{</text:span></text:p>
      <text:p text:style-name="P1"><text:span text:style-name="T12">cout</text:span><text:span text:style-name="T6">&lt;&lt;</text:span>current<text:span text:style-name="T6">-&gt;</text:span>letter<text:span text:style-name="T6">&lt;&lt;</text:span><text:span text:style-name="T12">endl</text:span><text:span text:style-name="T6">;</text:span></text:p>
      <text:p text:style-name="P1"><text:span text:style-name="T12">current </text:span><text:span text:style-name="T6">=</text:span><text:span text:style-name="T12"> </text:span>current<text:span text:style-name="T6">-&gt;</text:span>next<text:span text:style-name="T6">;</text:span></text:p>
      <text:p text:style-name="P7">}</text:p>
      <text:p text:style-name="P7">}</text:p>
      <text:p text:style-name="P7">}</text:p>
      <text:p text:style-name="P13"/>
      <text:h text:style-name="P36" text:outline-level="3">3. Screenshots showing the working program</text:h>
      <text:p text:style-name="P13"/>
      <text:h text:style-name="P33" text:outline-level="2">Task <text:span text:style-name="T4">10</text:span>-<text:span text:style-name="T4">3</text:span></text:h>
      <text:h text:style-name="P36" text:outline-level="3">1. Program Description</text:h>
      <text:p text:style-name="P16"><text:tab/><text:span text:style-name="T20">This program contains a simple linkned list that contains 10 integers hat user inserted according to the ascending order.</text:span></text:p>
      <text:h text:style-name="P36" text:outline-level="3"><text:soft-page-break/></text:h>
      <text:h text:style-name="P36" text:outline-level="3">2. Source Code</text:h>
      <text:p text:style-name="P6">//this program implements a simple linked list </text:p>
      <text:p text:style-name="P1"><text:span text:style-name="T7">#include</text:span> <text:span text:style-name="T6">&lt;</text:span><text:span text:style-name="T8">iostream</text:span><text:span text:style-name="T6">&gt;</text:span></text:p>
      <text:p text:style-name="P1"><text:span text:style-name="T9">using</text:span> <text:span text:style-name="T10">namespace</text:span> <text:span text:style-name="T11">std</text:span><text:span text:style-name="T6">;</text:span></text:p>
      <text:p text:style-name="P8"/>
      <text:p text:style-name="P3">//initializing the self reference struct</text:p>
      <text:p text:style-name="P1"><text:span text:style-name="T10">struct</text:span><text:span text:style-name="T12"> </text:span><text:span text:style-name="T11">node</text:span><text:span text:style-name="T12"> </text:span><text:span text:style-name="T6">{</text:span></text:p>
      <text:p text:style-name="P1"><text:span text:style-name="T10">int</text:span><text:span text:style-name="T12"> numbers</text:span><text:span text:style-name="T6">;</text:span></text:p>
      <text:p text:style-name="P1"><text:span text:style-name="T10">struct</text:span><text:span text:style-name="T12"> </text:span><text:span text:style-name="T11">node</text:span><text:span text:style-name="T12"> </text:span><text:span text:style-name="T10">*</text:span>next<text:span text:style-name="T6">;</text:span></text:p>
      <text:p text:style-name="P1"><text:span text:style-name="T6">};</text:span> </text:p>
      <text:p text:style-name="P8"/>
      <text:p text:style-name="P3">//initializing functions</text:p>
      <text:p text:style-name="P1"><text:span text:style-name="T10">void</text:span> <text:span text:style-name="T13">get_numbers</text:span><text:span text:style-name="T6">(</text:span><text:span text:style-name="T10">int</text:span> arr<text:span text:style-name="T6">[],</text:span> <text:span text:style-name="T11">node</text:span> <text:span text:style-name="T10">*&amp;</text:span>head<text:span text:style-name="T6">,</text:span> <text:span text:style-name="T11">node</text:span> <text:span text:style-name="T10">*&amp;</text:span>last<text:span text:style-name="T6">);</text:span></text:p>
      <text:p text:style-name="P1"><text:span text:style-name="T10">void</text:span> <text:span text:style-name="T13">sort</text:span><text:span text:style-name="T6">(</text:span><text:span text:style-name="T10">int</text:span> arr<text:span text:style-name="T6">[],</text:span> <text:span text:style-name="T11">node</text:span> <text:span text:style-name="T10">*&amp;</text:span>head<text:span text:style-name="T6">,</text:span> <text:span text:style-name="T11">node</text:span> <text:span text:style-name="T10">*&amp;</text:span>last<text:span text:style-name="T6">);</text:span></text:p>
      <text:p text:style-name="P1"><text:span text:style-name="T10">bool</text:span> <text:span text:style-name="T13">isEmpty</text:span><text:span text:style-name="T6">(</text:span><text:span text:style-name="T11">node</text:span> <text:span text:style-name="T10">*</text:span>head<text:span text:style-name="T6">);</text:span></text:p>
      <text:p text:style-name="P1"><text:span text:style-name="T10">void</text:span> <text:span text:style-name="T13">insertFirstElement</text:span><text:span text:style-name="T6">(</text:span><text:span text:style-name="T11">node</text:span> <text:span text:style-name="T10">*&amp;</text:span>head<text:span text:style-name="T6">,</text:span> <text:span text:style-name="T11">node</text:span> <text:span text:style-name="T10">*&amp;</text:span>last<text:span text:style-name="T6">,</text:span> <text:span text:style-name="T10">int</text:span> number<text:span text:style-name="T6">);</text:span></text:p>
      <text:p text:style-name="P1"><text:span text:style-name="T10">void</text:span> <text:span text:style-name="T13">insert</text:span><text:span text:style-name="T6">(</text:span><text:span text:style-name="T11">node</text:span> <text:span text:style-name="T10">*&amp;</text:span>head<text:span text:style-name="T6">,</text:span> <text:span text:style-name="T11">node</text:span> <text:span text:style-name="T10">*&amp;</text:span>last<text:span text:style-name="T6">,</text:span> <text:span text:style-name="T10">int</text:span> arr<text:span text:style-name="T6">[]);</text:span></text:p>
      <text:p text:style-name="P1"><text:span text:style-name="T10">void</text:span> <text:span text:style-name="T13">showList</text:span><text:span text:style-name="T6">(</text:span><text:span text:style-name="T11">node</text:span> <text:span text:style-name="T10">*</text:span>current<text:span text:style-name="T6">);</text:span></text:p>
      <text:p text:style-name="P8"/>
      <text:p text:style-name="P3">//main method</text:p>
      <text:p text:style-name="P1"><text:span text:style-name="T10">int</text:span> <text:span text:style-name="T13">main</text:span> <text:span text:style-name="T6">()</text:span> <text:span text:style-name="T6">{</text:span></text:p>
      <text:p text:style-name="P3">//creating the instances</text:p>
      <text:p text:style-name="P1">node <text:span text:style-name="T6">*</text:span>head <text:span text:style-name="T6">=</text:span> <text:span text:style-name="T6">NULL;</text:span></text:p>
      <text:p text:style-name="P1">node <text:span text:style-name="T6">*</text:span>last <text:span text:style-name="T6">=</text:span> <text:span text:style-name="T6">NULL;</text:span></text:p>
      <text:p text:style-name="P1"><text:span text:style-name="T10">int</text:span> arr<text:span text:style-name="T6">[</text:span><text:span text:style-name="T9">10</text:span><text:span text:style-name="T6">];</text:span></text:p>
      <text:p text:style-name="P8"/>
      <text:p text:style-name="P1"><text:span text:style-name="T13">get_numbers</text:span><text:span text:style-name="T6">(</text:span>arr<text:span text:style-name="T6">,</text:span> head<text:span text:style-name="T6">,</text:span> last<text:span text:style-name="T6">);</text:span></text:p>
      <text:p text:style-name="P1"><text:span text:style-name="T7">return</text:span> <text:span text:style-name="T9">0</text:span><text:span text:style-name="T6">;</text:span></text:p>
      <text:p text:style-name="P7">}</text:p>
      <text:p text:style-name="P3">//get the inputs from the users</text:p>
      <text:p text:style-name="P1"><text:span text:style-name="T10">void</text:span> <text:span text:style-name="T13">get_numbers</text:span><text:span text:style-name="T6">(</text:span><text:span text:style-name="T10">int</text:span> arr<text:span text:style-name="T6">[</text:span><text:span text:style-name="T9">10</text:span><text:span text:style-name="T6">],</text:span> <text:span text:style-name="T11">node</text:span> <text:span text:style-name="T10">*&amp;</text:span>head<text:span text:style-name="T6">,</text:span> <text:span text:style-name="T11">node</text:span> <text:span text:style-name="T10">*&amp;</text:span>last<text:span text:style-name="T6">){</text:span></text:p>
      <text:p text:style-name="P1">cout<text:span text:style-name="T6">&lt;&lt;"</text:span><text:span text:style-name="T8">Insert 10 integers you like</text:span><text:span text:style-name="T6">"&lt;&lt;</text:span>endl<text:span text:style-name="T6">;</text:span></text:p>
      <text:p text:style-name="P1"><text:span text:style-name="T7">for</text:span> <text:span text:style-name="T6">(</text:span><text:span text:style-name="T10">int</text:span> i<text:span text:style-name="T6">=</text:span><text:span text:style-name="T9">0</text:span><text:span text:style-name="T6">;</text:span> i<text:span text:style-name="T6">&lt;</text:span><text:span text:style-name="T9">10</text:span><text:span text:style-name="T6">;</text:span> i<text:span text:style-name="T6">++)</text:span> <text:span text:style-name="T6">{</text:span></text:p>
      <text:p text:style-name="P1"><text:span text:style-name="T12">cin</text:span><text:span text:style-name="T6">&gt;&gt;</text:span>arr<text:span text:style-name="T6">[</text:span><text:span text:style-name="T12">i</text:span><text:span text:style-name="T6">];</text:span></text:p>
      <text:p text:style-name="P7">}</text:p>
      <text:p text:style-name="P8"/>
      <text:p text:style-name="P3">//sort the numbers</text:p>
      <text:p text:style-name="P1"><text:span text:style-name="T13">sort</text:span><text:span text:style-name="T6">(</text:span>arr<text:span text:style-name="T6">,</text:span> head<text:span text:style-name="T6">,</text:span> last<text:span text:style-name="T6">);</text:span></text:p>
      <text:p text:style-name="P7">}</text:p>
      <text:p text:style-name="P8"/>
      <text:p text:style-name="P3">//sort the numbers</text:p>
      <text:p text:style-name="P1"><text:span text:style-name="T10">void</text:span> <text:span text:style-name="T13">sort</text:span><text:span text:style-name="T6">(</text:span><text:span text:style-name="T10">int</text:span> arr<text:span text:style-name="T6">[</text:span><text:span text:style-name="T9">10</text:span><text:span text:style-name="T6">],</text:span> <text:span text:style-name="T11">node</text:span> <text:span text:style-name="T10">*&amp;</text:span>head<text:span text:style-name="T6">,</text:span> <text:span text:style-name="T11">node</text:span> <text:span text:style-name="T10">*&amp;</text:span>last<text:span text:style-name="T6">){</text:span></text:p>
      <text:p text:style-name="P1"><text:span text:style-name="T10">int</text:span> temp<text:span text:style-name="T6">=</text:span><text:span text:style-name="T9">0</text:span><text:span text:style-name="T6">,</text:span> pass<text:span text:style-name="T6">=</text:span><text:span text:style-name="T9">0</text:span><text:span text:style-name="T6">;</text:span></text:p>
      <text:p text:style-name="P1"><text:span text:style-name="T7">for</text:span><text:span text:style-name="T6">(</text:span><text:span text:style-name="T10">int</text:span> i <text:span text:style-name="T6">=</text:span> <text:span text:style-name="T9">0</text:span><text:span text:style-name="T6">;</text:span> i<text:span text:style-name="T6">&lt;</text:span><text:span text:style-name="T9">10</text:span><text:span text:style-name="T6">;</text:span> i<text:span text:style-name="T6">++)</text:span> <text:span text:style-name="T6">{</text:span></text:p>
      <text:p text:style-name="P1"><text:span text:style-name="T7">for</text:span><text:span text:style-name="T6">(</text:span><text:span text:style-name="T10">int</text:span><text:span text:style-name="T12"> j </text:span><text:span text:style-name="T6">=</text:span><text:span text:style-name="T12"> i</text:span><text:span text:style-name="T6">+</text:span><text:span text:style-name="T9">1</text:span><text:span text:style-name="T6">;</text:span><text:span text:style-name="T12"> j</text:span><text:span text:style-name="T6">&lt;</text:span><text:span text:style-name="T9">10</text:span><text:span text:style-name="T6">;</text:span><text:span text:style-name="T12"> j</text:span><text:span text:style-name="T6">++){</text:span></text:p>
      <text:p text:style-name="P1"><text:span text:style-name="T7">if</text:span><text:span text:style-name="T6">(</text:span>arr<text:span text:style-name="T6">[</text:span><text:span text:style-name="T12">j</text:span><text:span text:style-name="T6">]</text:span><text:span text:style-name="T12"> </text:span><text:span text:style-name="T6">&lt;</text:span><text:span text:style-name="T12"> </text:span>arr<text:span text:style-name="T6">[</text:span><text:span text:style-name="T12">i</text:span><text:span text:style-name="T6">])</text:span><text:span text:style-name="T12"> </text:span><text:span text:style-name="T6">{</text:span></text:p>
      <text:p text:style-name="P1"><text:span text:style-name="T12">temp </text:span><text:span text:style-name="T6">=</text:span><text:span text:style-name="T12"> </text:span>arr<text:span text:style-name="T6">[</text:span><text:span text:style-name="T12">i</text:span><text:span text:style-name="T6">];</text:span></text:p>
      <text:p text:style-name="P1">arr<text:span text:style-name="T6">[</text:span><text:span text:style-name="T12">i</text:span><text:span text:style-name="T6">]</text:span><text:span text:style-name="T12"> </text:span><text:span text:style-name="T6">=</text:span><text:span text:style-name="T12"> </text:span>arr<text:span text:style-name="T6">[</text:span><text:span text:style-name="T12">j</text:span><text:span text:style-name="T6">];</text:span></text:p>
      <text:p text:style-name="P1"><text:soft-page-break/>arr<text:span text:style-name="T6">[</text:span><text:span text:style-name="T12">j</text:span><text:span text:style-name="T6">]</text:span><text:span text:style-name="T12"> </text:span><text:span text:style-name="T6">=</text:span><text:span text:style-name="T12"> temp</text:span><text:span text:style-name="T6">;</text:span></text:p>
      <text:p text:style-name="P7">}</text:p>
      <text:p text:style-name="P7">}</text:p>
      <text:p text:style-name="P1"><text:span text:style-name="T12">pass</text:span><text:span text:style-name="T6">++;</text:span></text:p>
      <text:p text:style-name="P7">}</text:p>
      <text:p text:style-name="P8"/>
      <text:p text:style-name="P3">//insert the elements </text:p>
      <text:p text:style-name="P1"><text:span text:style-name="T13">insert</text:span><text:span text:style-name="T6">(</text:span>head<text:span text:style-name="T6">,</text:span> last<text:span text:style-name="T6">,</text:span> arr<text:span text:style-name="T6">);</text:span></text:p>
      <text:p text:style-name="P8"/>
      <text:p text:style-name="P3">//display numbers</text:p>
      <text:p text:style-name="P1"><text:span text:style-name="T13">showList</text:span><text:span text:style-name="T6">(</text:span>head<text:span text:style-name="T6">);</text:span></text:p>
      <text:p text:style-name="P8"/>
      <text:p text:style-name="P7">}</text:p>
      <text:p text:style-name="P8"/>
      <text:p text:style-name="P3">//empty function</text:p>
      <text:p text:style-name="P1"><text:span text:style-name="T10">bool</text:span> <text:span text:style-name="T13">isEmpty</text:span><text:span text:style-name="T6">(</text:span><text:span text:style-name="T11">node</text:span> <text:span text:style-name="T10">*</text:span>head<text:span text:style-name="T6">){</text:span></text:p>
      <text:p text:style-name="P1"><text:span text:style-name="T7">if</text:span> <text:span text:style-name="T6">(</text:span>head <text:span text:style-name="T6">==</text:span> <text:span text:style-name="T6">NULL)</text:span> <text:span text:style-name="T6">{</text:span></text:p>
      <text:p text:style-name="P1"><text:span text:style-name="T7">return</text:span><text:span text:style-name="T12"> </text:span><text:span text:style-name="T6">true;</text:span></text:p>
      <text:p text:style-name="P7">}</text:p>
      <text:p text:style-name="P1"><text:span text:style-name="T7">else</text:span> <text:span text:style-name="T6">{</text:span></text:p>
      <text:p text:style-name="P1"><text:span text:style-name="T7">return</text:span><text:span text:style-name="T12"> </text:span><text:span text:style-name="T6">false;</text:span></text:p>
      <text:p text:style-name="P7">}</text:p>
      <text:p text:style-name="P7">}</text:p>
      <text:p text:style-name="P8"/>
      <text:p text:style-name="P3">//insert the first element</text:p>
      <text:p text:style-name="P1"><text:span text:style-name="T10">void</text:span> <text:span text:style-name="T13">insertFirstElement</text:span><text:span text:style-name="T6">(</text:span><text:span text:style-name="T11">node</text:span> <text:span text:style-name="T10">*&amp;</text:span>head<text:span text:style-name="T6">,</text:span> <text:span text:style-name="T11">node</text:span> <text:span text:style-name="T10">*&amp;</text:span>last<text:span text:style-name="T6">,</text:span> <text:span text:style-name="T10">int</text:span> number<text:span text:style-name="T6">){</text:span></text:p>
      <text:p text:style-name="P1">node <text:span text:style-name="T6">*</text:span>temp <text:span text:style-name="T6">=</text:span> <text:span text:style-name="T6">new</text:span> node<text:span text:style-name="T6">;</text:span></text:p>
      <text:p text:style-name="P1">temp<text:span text:style-name="T6">-&gt;</text:span>numbers <text:span text:style-name="T6">=</text:span> number<text:span text:style-name="T6">;</text:span></text:p>
      <text:p text:style-name="P1">temp<text:span text:style-name="T6">-&gt;</text:span>next <text:span text:style-name="T6">=</text:span> <text:span text:style-name="T6">NULL;</text:span></text:p>
      <text:p text:style-name="P1">head <text:span text:style-name="T6">=</text:span> temp<text:span text:style-name="T6">;</text:span></text:p>
      <text:p text:style-name="P1">last <text:span text:style-name="T6">=</text:span> temp<text:span text:style-name="T6">;</text:span></text:p>
      <text:p text:style-name="P7">}</text:p>
      <text:p text:style-name="P8"/>
      <text:p text:style-name="P3">//insert into the nodes</text:p>
      <text:p text:style-name="P1"><text:span text:style-name="T10">void</text:span> <text:span text:style-name="T13">insert</text:span><text:span text:style-name="T6">(</text:span><text:span text:style-name="T11">node</text:span> <text:span text:style-name="T10">*&amp;</text:span>head<text:span text:style-name="T6">,</text:span> <text:span text:style-name="T11">node</text:span> <text:span text:style-name="T10">*&amp;</text:span>last<text:span text:style-name="T6">,</text:span> <text:span text:style-name="T10">int</text:span> arr<text:span text:style-name="T6">[</text:span><text:span text:style-name="T9">10</text:span><text:span text:style-name="T6">]){</text:span></text:p>
      <text:p text:style-name="P1"><text:span text:style-name="T7">if</text:span> <text:span text:style-name="T6">(</text:span><text:span text:style-name="T13">isEmpty</text:span><text:span text:style-name="T6">(</text:span>head<text:span text:style-name="T6">)){</text:span></text:p>
      <text:p text:style-name="P1"><text:span text:style-name="T13">insertFirstElement</text:span><text:span text:style-name="T6">(</text:span><text:span text:style-name="T12">head</text:span><text:span text:style-name="T6">,</text:span><text:span text:style-name="T12"> last</text:span><text:span text:style-name="T6">,</text:span><text:span text:style-name="T12"> </text:span>arr<text:span text:style-name="T6">[</text:span><text:span text:style-name="T9">0</text:span><text:span text:style-name="T6">]);</text:span></text:p>
      <text:p text:style-name="P7">}</text:p>
      <text:p text:style-name="P1"><text:span text:style-name="T7">else</text:span> <text:span text:style-name="T6">{</text:span></text:p>
      <text:p text:style-name="P1"><text:span text:style-name="T12">node </text:span><text:span text:style-name="T6">*</text:span><text:span text:style-name="T12">temp </text:span><text:span text:style-name="T6">=</text:span><text:span text:style-name="T12"> </text:span><text:span text:style-name="T6">new</text:span><text:span text:style-name="T12"> node</text:span><text:span text:style-name="T6">;</text:span></text:p>
      <text:p text:style-name="P1"><text:span text:style-name="T7">for</text:span><text:span text:style-name="T12"> </text:span><text:span text:style-name="T6">(</text:span><text:span text:style-name="T10">int</text:span><text:span text:style-name="T12"> k</text:span><text:span text:style-name="T6">=</text:span><text:span text:style-name="T9">1</text:span><text:span text:style-name="T6">;</text:span><text:span text:style-name="T12"> k</text:span><text:span text:style-name="T6">&lt;</text:span><text:span text:style-name="T9">10</text:span><text:span text:style-name="T6">;</text:span><text:span text:style-name="T12"> k</text:span><text:span text:style-name="T6">++)</text:span><text:span text:style-name="T12"> </text:span><text:span text:style-name="T6">{</text:span></text:p>
      <text:p text:style-name="P1">temp<text:span text:style-name="T6">-&gt;</text:span>numbers<text:span text:style-name="T12"> </text:span><text:span text:style-name="T6">=</text:span><text:span text:style-name="T12"> </text:span>arr<text:span text:style-name="T6">[</text:span><text:span text:style-name="T12">k</text:span><text:span text:style-name="T6">];</text:span></text:p>
      <text:p text:style-name="P1">temp<text:span text:style-name="T6">-&gt;</text:span>next<text:span text:style-name="T12"> </text:span><text:span text:style-name="T6">=</text:span><text:span text:style-name="T12"> </text:span><text:span text:style-name="T6">NULL;</text:span></text:p>
      <text:p text:style-name="P1">last<text:span text:style-name="T6">-&gt;</text:span>next<text:span text:style-name="T12"> </text:span><text:span text:style-name="T6">=</text:span><text:span text:style-name="T12"> temp</text:span><text:span text:style-name="T6">;</text:span></text:p>
      <text:p text:style-name="P1"><text:span text:style-name="T12">last </text:span><text:span text:style-name="T6">=</text:span><text:span text:style-name="T12"> temp</text:span><text:span text:style-name="T6">;</text:span></text:p>
      <text:p text:style-name="P7">}</text:p>
      <text:p text:style-name="P7">}</text:p>
      <text:p text:style-name="P7">}</text:p>
      <text:p text:style-name="P8"/>
      <text:p text:style-name="P3">//show the list</text:p>
      <text:p text:style-name="P1"><text:span text:style-name="T10">void</text:span> <text:span text:style-name="T13">showList</text:span><text:span text:style-name="T6">(</text:span><text:span text:style-name="T11">node</text:span> <text:span text:style-name="T10">*</text:span>current<text:span text:style-name="T6">){</text:span></text:p>
      <text:p text:style-name="P1"><text:soft-page-break/><text:span text:style-name="T7">if</text:span> <text:span text:style-name="T6">(</text:span><text:span text:style-name="T13">isEmpty</text:span><text:span text:style-name="T6">(</text:span>current<text:span text:style-name="T6">)){</text:span></text:p>
      <text:p text:style-name="P1"><text:span text:style-name="T12">cout</text:span><text:span text:style-name="T6">&lt;&lt;"</text:span><text:span text:style-name="T8">The List is Empty</text:span><text:span text:style-name="T6">"&lt;&lt;</text:span><text:span text:style-name="T12">endl</text:span><text:span text:style-name="T6">;</text:span></text:p>
      <text:p text:style-name="P7">}</text:p>
      <text:p text:style-name="P1"><text:span text:style-name="T7">else</text:span> <text:span text:style-name="T6">{</text:span></text:p>
      <text:p text:style-name="P1"><text:span text:style-name="T12">cout</text:span><text:span text:style-name="T6">&lt;&lt;"</text:span><text:span text:style-name="T8">The list Contains</text:span>\n<text:span text:style-name="T6">";</text:span></text:p>
      <text:p text:style-name="P1"><text:span text:style-name="T7">while</text:span><text:span text:style-name="T12"> </text:span><text:span text:style-name="T6">(</text:span><text:span text:style-name="T12">current </text:span><text:span text:style-name="T6">!=</text:span><text:span text:style-name="T12"> </text:span><text:span text:style-name="T6">NULL)</text:span><text:span text:style-name="T12"> </text:span><text:span text:style-name="T6">{</text:span></text:p>
      <text:p text:style-name="P1"><text:span text:style-name="T12">cout</text:span><text:span text:style-name="T6">&lt;&lt;</text:span>current<text:span text:style-name="T6">-&gt;</text:span>numbers<text:span text:style-name="T6">&lt;&lt;</text:span><text:span text:style-name="T12">endl</text:span><text:span text:style-name="T6">;</text:span></text:p>
      <text:p text:style-name="P1"><text:span text:style-name="T12">current </text:span><text:span text:style-name="T6">=</text:span><text:span text:style-name="T12"> </text:span>current<text:span text:style-name="T6">-&gt;</text:span>next<text:span text:style-name="T6">;</text:span></text:p>
      <text:p text:style-name="P7">}</text:p>
      <text:p text:style-name="P7">}</text:p>
      <text:p text:style-name="P7">}</text:p>
      <text:p text:style-name="P13"/>
      <text:h text:style-name="P36" text:outline-level="3">3. Screenshots showing the working program</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8" text:consecutive-numbering="true">
      <text:list-level-style-number text:level="1" text:style-name="Character_20_style"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Character_20_styl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Character_20_styl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Character_20_styl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Character_20_styl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Character_20_styl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Character_20_styl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Character_20_styl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Character_20_styl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23T22:38:49.694776615</meta:creation-date>
    <dc:date>2020-05-24T09:50:33.221951715</dc:date>
    <meta:editing-duration>PT59M55S</meta:editing-duration>
    <meta:editing-cycles>26</meta:editing-cycles>
    <meta:generator>LibreOffice/6.0.7.3$Linux_X86_64 LibreOffice_project/00m0$Build-3</meta:generator>
    <meta:document-statistic meta:table-count="2" meta:image-count="0" meta:object-count="0" meta:page-count="34" meta:paragraph-count="1472" meta:word-count="4043" meta:character-count="28341" meta:non-whitespace-character-count="25718"/>
  </office:meta>
</office:document-meta>
</file>